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59cm"/>
    </style:style>
    <style:style style:name="co2" style:family="table-column">
      <style:table-column-properties fo:break-before="auto" style:column-width="2.104cm"/>
    </style:style>
    <style:style style:name="co3" style:family="table-column">
      <style:table-column-properties fo:break-before="auto" style:column-width="1.887cm"/>
    </style:style>
    <style:style style:name="co4" style:family="table-column">
      <style:table-column-properties fo:break-before="auto" style:column-width="3.27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ref_tsp_default_outp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1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evaluations</text:p>
          </table:table-cell>
          <table:table-cell office:value-type="string" calcext:value-type="string">
            <text:p>runtime[s]</text:p>
          </table:table-cell>
          <table:table-cell office:value-type="string" calcext:value-type="string">
            <text:p>distance[MIN]</text:p>
          </table:table-cell>
          <table:table-cell office:value-type="string" calcext:value-type="string">
            <text:p>rel_change</text:p>
          </table:table-cell>
          <table:table-cell office:value-type="string" calcext:value-type="string">
            <text:p>rel_diff_to_best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043" calcext:value-type="float">
            <text:p>0,043</text:p>
          </table:table-cell>
          <table:table-cell office:value-type="float" office:value="50843.9424223891" calcext:value-type="float">
            <text:p>50843,9424223891</text:p>
          </table:table-cell>
          <table:table-cell office:value-type="float" office:value="0" calcext:value-type="float">
            <text:p>0,00</text:p>
          </table:table-cell>
          <table:table-cell table:formula="of:=([.D2]-[.$D$501])/[.$D$501]*100" office:value-type="float" office:value="28.2028555503649" calcext:value-type="float">
            <text:p>28,20</text:p>
          </table:table-cell>
          <table:table-cell/>
          <table:table-cell office:value-type="string" calcext:value-type="string">
            <text:p>Start:</text:p>
          </table:table-cell>
          <table:table-cell table:formula="of:=[.$D$2]" office:value-type="float" office:value="50843.9424223891" calcext:value-type="float">
            <text:p>50843,94242238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062" calcext:value-type="float">
            <text:p>0,062</text:p>
          </table:table-cell>
          <table:table-cell office:value-type="float" office:value="50748.8866745286" calcext:value-type="float">
            <text:p>50748,8866745286</text:p>
          </table:table-cell>
          <table:table-cell table:formula="of:=([.D3]-[.D2])/[.D2]*100" office:value-type="float" office:value="-0.186955895494537" calcext:value-type="float">
            <text:p>-0,19</text:p>
          </table:table-cell>
          <table:table-cell table:formula="of:=([.D3]-[.$D$501])/[.$D$501]*100" office:value-type="float" office:value="27.9631727537211" calcext:value-type="float">
            <text:p>27,96</text:p>
          </table:table-cell>
          <table:table-cell/>
          <table:table-cell office:value-type="string" calcext:value-type="string">
            <text:p>Best:</text:p>
          </table:table-cell>
          <table:table-cell table:formula="of:=[.$D$501]" office:value-type="float" office:value="39658.9781125545" calcext:value-type="float">
            <text:p>39658,97811255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0.072" calcext:value-type="float">
            <text:p>0,072</text:p>
          </table:table-cell>
          <table:table-cell office:value-type="float" office:value="50400.3277317338" calcext:value-type="float">
            <text:p>50400,3277317338</text:p>
          </table:table-cell>
          <table:table-cell table:formula="of:=([.D4]-[.D3])/[.D3]*100" office:value-type="float" office:value="-0.686830718140115" calcext:value-type="float">
            <text:p>-0,69</text:p>
          </table:table-cell>
          <table:table-cell table:formula="of:=([.D4]-[.$D$501])/[.$D$501]*100" office:value-type="float" office:value="27.0842823753419" calcext:value-type="float">
            <text:p>27,0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077" calcext:value-type="float">
            <text:p>0,077</text:p>
          </table:table-cell>
          <table:table-cell office:value-type="float" office:value="50400.3277317338" calcext:value-type="float">
            <text:p>50400,3277317338</text:p>
          </table:table-cell>
          <table:table-cell table:formula="of:=([.D5]-[.D4])/[.D4]*100" office:value-type="float" office:value="0" calcext:value-type="float">
            <text:p>0,00</text:p>
          </table:table-cell>
          <table:table-cell table:formula="of:=([.D5]-[.$D$501])/[.$D$501]*100" office:value-type="float" office:value="27.0842823753419" calcext:value-type="float">
            <text:p>27,0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float" office:value="0.09" calcext:value-type="float">
            <text:p>0,09</text:p>
          </table:table-cell>
          <table:table-cell office:value-type="float" office:value="50400.3277317338" calcext:value-type="float">
            <text:p>50400,3277317338</text:p>
          </table:table-cell>
          <table:table-cell table:formula="of:=([.D6]-[.D5])/[.D5]*100" office:value-type="float" office:value="0" calcext:value-type="float">
            <text:p>0,00</text:p>
          </table:table-cell>
          <table:table-cell table:formula="of:=([.D6]-[.$D$501])/[.$D$501]*100" office:value-type="float" office:value="27.0842823753419" calcext:value-type="float">
            <text:p>27,0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0.107" calcext:value-type="float">
            <text:p>0,107</text:p>
          </table:table-cell>
          <table:table-cell office:value-type="float" office:value="50181.9931765219" calcext:value-type="float">
            <text:p>50181,9931765219</text:p>
          </table:table-cell>
          <table:table-cell table:formula="of:=([.D7]-[.D6])/[.D6]*100" office:value-type="float" office:value="-0.433200665626665" calcext:value-type="float">
            <text:p>-0,43</text:p>
          </table:table-cell>
          <table:table-cell table:formula="of:=([.D7]-[.$D$501])/[.$D$501]*100" office:value-type="float" office:value="26.533752418185" calcext:value-type="float">
            <text:p>26,53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5" calcext:value-type="float">
            <text:p>175</text:p>
          </table:table-cell>
          <table:table-cell office:value-type="float" office:value="0.122" calcext:value-type="float">
            <text:p>0,122</text:p>
          </table:table-cell>
          <table:table-cell office:value-type="float" office:value="50181.9931765219" calcext:value-type="float">
            <text:p>50181,9931765219</text:p>
          </table:table-cell>
          <table:table-cell table:formula="of:=([.D8]-[.D7])/[.D7]*100" office:value-type="float" office:value="0" calcext:value-type="float">
            <text:p>0,00</text:p>
          </table:table-cell>
          <table:table-cell table:formula="of:=([.D8]-[.$D$501])/[.$D$501]*100" office:value-type="float" office:value="26.533752418185" calcext:value-type="float">
            <text:p>26,53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0.135" calcext:value-type="float">
            <text:p>0,135</text:p>
          </table:table-cell>
          <table:table-cell office:value-type="float" office:value="50181.9931765219" calcext:value-type="float">
            <text:p>50181,9931765219</text:p>
          </table:table-cell>
          <table:table-cell table:formula="of:=([.D9]-[.D8])/[.D8]*100" office:value-type="float" office:value="0" calcext:value-type="float">
            <text:p>0,00</text:p>
          </table:table-cell>
          <table:table-cell table:formula="of:=([.D9]-[.$D$501])/[.$D$501]*100" office:value-type="float" office:value="26.533752418185" calcext:value-type="float">
            <text:p>26,53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5" calcext:value-type="float">
            <text:p>225</text:p>
          </table:table-cell>
          <table:table-cell office:value-type="float" office:value="0.147" calcext:value-type="float">
            <text:p>0,147</text:p>
          </table:table-cell>
          <table:table-cell office:value-type="float" office:value="49856.9053884214" calcext:value-type="float">
            <text:p>49856,9053884214</text:p>
          </table:table-cell>
          <table:table-cell table:formula="of:=([.D10]-[.D9])/[.D9]*100" office:value-type="float" office:value="-0.647817608513512" calcext:value-type="float">
            <text:p>-0,65</text:p>
          </table:table-cell>
          <table:table-cell table:formula="of:=([.D10]-[.$D$501])/[.$D$501]*100" office:value-type="float" office:value="25.7140444893071" calcext:value-type="float">
            <text:p>25,7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0.158" calcext:value-type="float">
            <text:p>0,158</text:p>
          </table:table-cell>
          <table:table-cell office:value-type="float" office:value="49856.9053884214" calcext:value-type="float">
            <text:p>49856,9053884214</text:p>
          </table:table-cell>
          <table:table-cell table:formula="of:=([.D11]-[.D10])/[.D10]*100" office:value-type="float" office:value="0" calcext:value-type="float">
            <text:p>0,00</text:p>
          </table:table-cell>
          <table:table-cell table:formula="of:=([.D11]-[.$D$501])/[.$D$501]*100" office:value-type="float" office:value="25.7140444893071" calcext:value-type="float">
            <text:p>25,7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5" calcext:value-type="float">
            <text:p>275</text:p>
          </table:table-cell>
          <table:table-cell office:value-type="float" office:value="0.166" calcext:value-type="float">
            <text:p>0,166</text:p>
          </table:table-cell>
          <table:table-cell office:value-type="float" office:value="49809.082353555" calcext:value-type="float">
            <text:p>49809,082353555</text:p>
          </table:table-cell>
          <table:table-cell table:formula="of:=([.D12]-[.D11])/[.D11]*100" office:value-type="float" office:value="-0.095920584107334" calcext:value-type="float">
            <text:p>-0,10</text:p>
          </table:table-cell>
          <table:table-cell table:formula="of:=([.D12]-[.$D$501])/[.$D$501]*100" office:value-type="float" office:value="25.593458843528" calcext:value-type="float">
            <text:p>25,59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  <table:table-cell office:value-type="float" office:value="0.173" calcext:value-type="float">
            <text:p>0,173</text:p>
          </table:table-cell>
          <table:table-cell office:value-type="float" office:value="49809.082353555" calcext:value-type="float">
            <text:p>49809,082353555</text:p>
          </table:table-cell>
          <table:table-cell table:formula="of:=([.D13]-[.D12])/[.D12]*100" office:value-type="float" office:value="0" calcext:value-type="float">
            <text:p>0,00</text:p>
          </table:table-cell>
          <table:table-cell table:formula="of:=([.D13]-[.$D$501])/[.$D$501]*100" office:value-type="float" office:value="25.593458843528" calcext:value-type="float">
            <text:p>25,59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5" calcext:value-type="float">
            <text:p>325</text:p>
          </table:table-cell>
          <table:table-cell office:value-type="float" office:value="0.18" calcext:value-type="float">
            <text:p>0,18</text:p>
          </table:table-cell>
          <table:table-cell office:value-type="float" office:value="49371.105622817" calcext:value-type="float">
            <text:p>49371,105622817</text:p>
          </table:table-cell>
          <table:table-cell table:formula="of:=([.D14]-[.D13])/[.D13]*100" office:value-type="float" office:value="-0.879310981136154" calcext:value-type="float">
            <text:p>-0,88</text:p>
          </table:table-cell>
          <table:table-cell table:formula="of:=([.D14]-[.$D$501])/[.$D$501]*100" office:value-type="float" office:value="24.4891017683282" calcext:value-type="float">
            <text:p>24,49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50" calcext:value-type="float">
            <text:p>350</text:p>
          </table:table-cell>
          <table:table-cell office:value-type="float" office:value="0.186" calcext:value-type="float">
            <text:p>0,186</text:p>
          </table:table-cell>
          <table:table-cell office:value-type="float" office:value="49371.105622817" calcext:value-type="float">
            <text:p>49371,105622817</text:p>
          </table:table-cell>
          <table:table-cell table:formula="of:=([.D15]-[.D14])/[.D14]*100" office:value-type="float" office:value="0" calcext:value-type="float">
            <text:p>0,00</text:p>
          </table:table-cell>
          <table:table-cell table:formula="of:=([.D15]-[.$D$501])/[.$D$501]*100" office:value-type="float" office:value="24.4891017683282" calcext:value-type="float">
            <text:p>24,49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5" calcext:value-type="float">
            <text:p>375</text:p>
          </table:table-cell>
          <table:table-cell office:value-type="float" office:value="0.193" calcext:value-type="float">
            <text:p>0,193</text:p>
          </table:table-cell>
          <table:table-cell office:value-type="float" office:value="49371.105622817" calcext:value-type="float">
            <text:p>49371,105622817</text:p>
          </table:table-cell>
          <table:table-cell table:formula="of:=([.D16]-[.D15])/[.D15]*100" office:value-type="float" office:value="0" calcext:value-type="float">
            <text:p>0,00</text:p>
          </table:table-cell>
          <table:table-cell table:formula="of:=([.D16]-[.$D$501])/[.$D$501]*100" office:value-type="float" office:value="24.4891017683282" calcext:value-type="float">
            <text:p>24,49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0" calcext:value-type="float">
            <text:p>400</text:p>
          </table:table-cell>
          <table:table-cell office:value-type="float" office:value="0.199" calcext:value-type="float">
            <text:p>0,199</text:p>
          </table:table-cell>
          <table:table-cell office:value-type="float" office:value="49286.0106221161" calcext:value-type="float">
            <text:p>49286,0106221161</text:p>
          </table:table-cell>
          <table:table-cell table:formula="of:=([.D17]-[.D16])/[.D16]*100" office:value-type="float" office:value="-0.17235789968124" calcext:value-type="float">
            <text:p>-0,17</text:p>
          </table:table-cell>
          <table:table-cell table:formula="of:=([.D17]-[.$D$501])/[.$D$501]*100" office:value-type="float" office:value="24.2745349671882" calcext:value-type="float">
            <text:p>24,2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25" calcext:value-type="float">
            <text:p>425</text:p>
          </table:table-cell>
          <table:table-cell office:value-type="float" office:value="0.205" calcext:value-type="float">
            <text:p>0,205</text:p>
          </table:table-cell>
          <table:table-cell office:value-type="float" office:value="49286.0106221161" calcext:value-type="float">
            <text:p>49286,0106221161</text:p>
          </table:table-cell>
          <table:table-cell table:formula="of:=([.D18]-[.D17])/[.D17]*100" office:value-type="float" office:value="0" calcext:value-type="float">
            <text:p>0,00</text:p>
          </table:table-cell>
          <table:table-cell table:formula="of:=([.D18]-[.$D$501])/[.$D$501]*100" office:value-type="float" office:value="24.2745349671882" calcext:value-type="float">
            <text:p>24,27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50" calcext:value-type="float">
            <text:p>450</text:p>
          </table:table-cell>
          <table:table-cell office:value-type="float" office:value="0.212" calcext:value-type="float">
            <text:p>0,212</text:p>
          </table:table-cell>
          <table:table-cell office:value-type="float" office:value="49286.0106221161" calcext:value-type="float">
            <text:p>49286,0106221161</text:p>
          </table:table-cell>
          <table:table-cell table:formula="of:=([.D19]-[.D18])/[.D18]*100" office:value-type="float" office:value="0" calcext:value-type="float">
            <text:p>0,00</text:p>
          </table:table-cell>
          <table:table-cell table:formula="of:=([.D19]-[.$D$501])/[.$D$501]*100" office:value-type="float" office:value="24.2745349671882" calcext:value-type="float">
            <text:p>24,27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75" calcext:value-type="float">
            <text:p>475</text:p>
          </table:table-cell>
          <table:table-cell office:value-type="float" office:value="0.218" calcext:value-type="float">
            <text:p>0,218</text:p>
          </table:table-cell>
          <table:table-cell office:value-type="float" office:value="49286.0106221161" calcext:value-type="float">
            <text:p>49286,0106221161</text:p>
          </table:table-cell>
          <table:table-cell table:formula="of:=([.D20]-[.D19])/[.D19]*100" office:value-type="float" office:value="0" calcext:value-type="float">
            <text:p>0,00</text:p>
          </table:table-cell>
          <table:table-cell table:formula="of:=([.D20]-[.$D$501])/[.$D$501]*100" office:value-type="float" office:value="24.2745349671882" calcext:value-type="float">
            <text:p>24,27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0.224" calcext:value-type="float">
            <text:p>0,224</text:p>
          </table:table-cell>
          <table:table-cell office:value-type="float" office:value="49286.0106221161" calcext:value-type="float">
            <text:p>49286,0106221161</text:p>
          </table:table-cell>
          <table:table-cell table:formula="of:=([.D21]-[.D20])/[.D20]*100" office:value-type="float" office:value="0" calcext:value-type="float">
            <text:p>0,00</text:p>
          </table:table-cell>
          <table:table-cell table:formula="of:=([.D21]-[.$D$501])/[.$D$501]*100" office:value-type="float" office:value="24.2745349671882" calcext:value-type="float">
            <text:p>24,27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25" calcext:value-type="float">
            <text:p>525</text:p>
          </table:table-cell>
          <table:table-cell office:value-type="float" office:value="0.23" calcext:value-type="float">
            <text:p>0,23</text:p>
          </table:table-cell>
          <table:table-cell office:value-type="float" office:value="49286.0106221161" calcext:value-type="float">
            <text:p>49286,0106221161</text:p>
          </table:table-cell>
          <table:table-cell table:formula="of:=([.D22]-[.D21])/[.D21]*100" office:value-type="float" office:value="0" calcext:value-type="float">
            <text:p>0,00</text:p>
          </table:table-cell>
          <table:table-cell table:formula="of:=([.D22]-[.$D$501])/[.$D$501]*100" office:value-type="float" office:value="24.2745349671882" calcext:value-type="float">
            <text:p>24,27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50" calcext:value-type="float">
            <text:p>550</text:p>
          </table:table-cell>
          <table:table-cell office:value-type="float" office:value="0.236" calcext:value-type="float">
            <text:p>0,236</text:p>
          </table:table-cell>
          <table:table-cell office:value-type="float" office:value="49286.0106221161" calcext:value-type="float">
            <text:p>49286,0106221161</text:p>
          </table:table-cell>
          <table:table-cell table:formula="of:=([.D23]-[.D22])/[.D22]*100" office:value-type="float" office:value="0" calcext:value-type="float">
            <text:p>0,00</text:p>
          </table:table-cell>
          <table:table-cell table:formula="of:=([.D23]-[.$D$501])/[.$D$501]*100" office:value-type="float" office:value="24.2745349671882" calcext:value-type="float">
            <text:p>24,27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75" calcext:value-type="float">
            <text:p>575</text:p>
          </table:table-cell>
          <table:table-cell office:value-type="float" office:value="0.241" calcext:value-type="float">
            <text:p>0,241</text:p>
          </table:table-cell>
          <table:table-cell office:value-type="float" office:value="49211.5569839455" calcext:value-type="float">
            <text:p>49211,5569839455</text:p>
          </table:table-cell>
          <table:table-cell table:formula="of:=([.D24]-[.D23])/[.D23]*100" office:value-type="float" office:value="-0.151064444516498" calcext:value-type="float">
            <text:p>-0,15</text:p>
          </table:table-cell>
          <table:table-cell table:formula="of:=([.D24]-[.$D$501])/[.$D$501]*100" office:value-type="float" office:value="24.0868003312646" calcext:value-type="float">
            <text:p>24,09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00" calcext:value-type="float">
            <text:p>600</text:p>
          </table:table-cell>
          <table:table-cell office:value-type="float" office:value="0.248" calcext:value-type="float">
            <text:p>0,248</text:p>
          </table:table-cell>
          <table:table-cell office:value-type="float" office:value="49211.5569839455" calcext:value-type="float">
            <text:p>49211,5569839455</text:p>
          </table:table-cell>
          <table:table-cell table:formula="of:=([.D25]-[.D24])/[.D24]*100" office:value-type="float" office:value="0" calcext:value-type="float">
            <text:p>0,00</text:p>
          </table:table-cell>
          <table:table-cell table:formula="of:=([.D25]-[.$D$501])/[.$D$501]*100" office:value-type="float" office:value="24.0868003312646" calcext:value-type="float">
            <text:p>24,09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25" calcext:value-type="float">
            <text:p>625</text:p>
          </table:table-cell>
          <table:table-cell office:value-type="float" office:value="0.255" calcext:value-type="float">
            <text:p>0,255</text:p>
          </table:table-cell>
          <table:table-cell office:value-type="float" office:value="49166.6501035924" calcext:value-type="float">
            <text:p>49166,6501035924</text:p>
          </table:table-cell>
          <table:table-cell table:formula="of:=([.D26]-[.D25])/[.D25]*100" office:value-type="float" office:value="-0.0912527119751051" calcext:value-type="float">
            <text:p>-0,09</text:p>
          </table:table-cell>
          <table:table-cell table:formula="of:=([.D26]-[.$D$501])/[.$D$501]*100" office:value-type="float" office:value="23.9735677607592" calcext:value-type="float">
            <text:p>23,97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50" calcext:value-type="float">
            <text:p>650</text:p>
          </table:table-cell>
          <table:table-cell office:value-type="float" office:value="0.261" calcext:value-type="float">
            <text:p>0,261</text:p>
          </table:table-cell>
          <table:table-cell office:value-type="float" office:value="48640.0548252707" calcext:value-type="float">
            <text:p>48640,0548252707</text:p>
          </table:table-cell>
          <table:table-cell table:formula="of:=([.D27]-[.D26])/[.D26]*100" office:value-type="float" office:value="-1.07104160485254" calcext:value-type="float">
            <text:p>-1,07</text:p>
          </table:table-cell>
          <table:table-cell table:formula="of:=([.D27]-[.$D$501])/[.$D$501]*100" office:value-type="float" office:value="22.6457592710214" calcext:value-type="float">
            <text:p>22,65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75" calcext:value-type="float">
            <text:p>675</text:p>
          </table:table-cell>
          <table:table-cell office:value-type="float" office:value="0.267" calcext:value-type="float">
            <text:p>0,267</text:p>
          </table:table-cell>
          <table:table-cell office:value-type="float" office:value="48640.0548252707" calcext:value-type="float">
            <text:p>48640,0548252707</text:p>
          </table:table-cell>
          <table:table-cell table:formula="of:=([.D28]-[.D27])/[.D27]*100" office:value-type="float" office:value="0" calcext:value-type="float">
            <text:p>0,00</text:p>
          </table:table-cell>
          <table:table-cell table:formula="of:=([.D28]-[.$D$501])/[.$D$501]*100" office:value-type="float" office:value="22.6457592710214" calcext:value-type="float">
            <text:p>22,65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00" calcext:value-type="float">
            <text:p>700</text:p>
          </table:table-cell>
          <table:table-cell office:value-type="float" office:value="0.274" calcext:value-type="float">
            <text:p>0,274</text:p>
          </table:table-cell>
          <table:table-cell office:value-type="float" office:value="48640.0548252707" calcext:value-type="float">
            <text:p>48640,0548252707</text:p>
          </table:table-cell>
          <table:table-cell table:formula="of:=([.D29]-[.D28])/[.D28]*100" office:value-type="float" office:value="0" calcext:value-type="float">
            <text:p>0,00</text:p>
          </table:table-cell>
          <table:table-cell table:formula="of:=([.D29]-[.$D$501])/[.$D$501]*100" office:value-type="float" office:value="22.6457592710214" calcext:value-type="float">
            <text:p>22,65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25" calcext:value-type="float">
            <text:p>725</text:p>
          </table:table-cell>
          <table:table-cell office:value-type="float" office:value="0.28" calcext:value-type="float">
            <text:p>0,28</text:p>
          </table:table-cell>
          <table:table-cell office:value-type="float" office:value="48640.0548252707" calcext:value-type="float">
            <text:p>48640,0548252707</text:p>
          </table:table-cell>
          <table:table-cell table:formula="of:=([.D30]-[.D29])/[.D29]*100" office:value-type="float" office:value="0" calcext:value-type="float">
            <text:p>0,00</text:p>
          </table:table-cell>
          <table:table-cell table:formula="of:=([.D30]-[.$D$501])/[.$D$501]*100" office:value-type="float" office:value="22.6457592710214" calcext:value-type="float">
            <text:p>22,65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50" calcext:value-type="float">
            <text:p>750</text:p>
          </table:table-cell>
          <table:table-cell office:value-type="float" office:value="0.286" calcext:value-type="float">
            <text:p>0,286</text:p>
          </table:table-cell>
          <table:table-cell office:value-type="float" office:value="48640.0548252707" calcext:value-type="float">
            <text:p>48640,0548252707</text:p>
          </table:table-cell>
          <table:table-cell table:formula="of:=([.D31]-[.D30])/[.D30]*100" office:value-type="float" office:value="0" calcext:value-type="float">
            <text:p>0,00</text:p>
          </table:table-cell>
          <table:table-cell table:formula="of:=([.D31]-[.$D$501])/[.$D$501]*100" office:value-type="float" office:value="22.6457592710214" calcext:value-type="float">
            <text:p>22,65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75" calcext:value-type="float">
            <text:p>775</text:p>
          </table:table-cell>
          <table:table-cell office:value-type="float" office:value="0.291" calcext:value-type="float">
            <text:p>0,291</text:p>
          </table:table-cell>
          <table:table-cell office:value-type="float" office:value="48640.0548252707" calcext:value-type="float">
            <text:p>48640,0548252707</text:p>
          </table:table-cell>
          <table:table-cell table:formula="of:=([.D32]-[.D31])/[.D31]*100" office:value-type="float" office:value="0" calcext:value-type="float">
            <text:p>0,00</text:p>
          </table:table-cell>
          <table:table-cell table:formula="of:=([.D32]-[.$D$501])/[.$D$501]*100" office:value-type="float" office:value="22.6457592710214" calcext:value-type="float">
            <text:p>22,65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00" calcext:value-type="float">
            <text:p>800</text:p>
          </table:table-cell>
          <table:table-cell office:value-type="float" office:value="0.296" calcext:value-type="float">
            <text:p>0,296</text:p>
          </table:table-cell>
          <table:table-cell office:value-type="float" office:value="48640.0548252707" calcext:value-type="float">
            <text:p>48640,0548252707</text:p>
          </table:table-cell>
          <table:table-cell table:formula="of:=([.D33]-[.D32])/[.D32]*100" office:value-type="float" office:value="0" calcext:value-type="float">
            <text:p>0,00</text:p>
          </table:table-cell>
          <table:table-cell table:formula="of:=([.D33]-[.$D$501])/[.$D$501]*100" office:value-type="float" office:value="22.6457592710214" calcext:value-type="float">
            <text:p>22,65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25" calcext:value-type="float">
            <text:p>825</text:p>
          </table:table-cell>
          <table:table-cell office:value-type="float" office:value="0.301" calcext:value-type="float">
            <text:p>0,301</text:p>
          </table:table-cell>
          <table:table-cell office:value-type="float" office:value="48640.0548252707" calcext:value-type="float">
            <text:p>48640,0548252707</text:p>
          </table:table-cell>
          <table:table-cell table:formula="of:=([.D34]-[.D33])/[.D33]*100" office:value-type="float" office:value="0" calcext:value-type="float">
            <text:p>0,00</text:p>
          </table:table-cell>
          <table:table-cell table:formula="of:=([.D34]-[.$D$501])/[.$D$501]*100" office:value-type="float" office:value="22.6457592710214" calcext:value-type="float">
            <text:p>22,65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50" calcext:value-type="float">
            <text:p>850</text:p>
          </table:table-cell>
          <table:table-cell office:value-type="float" office:value="0.306" calcext:value-type="float">
            <text:p>0,306</text:p>
          </table:table-cell>
          <table:table-cell office:value-type="float" office:value="48640.0548252707" calcext:value-type="float">
            <text:p>48640,0548252707</text:p>
          </table:table-cell>
          <table:table-cell table:formula="of:=([.D35]-[.D34])/[.D34]*100" office:value-type="float" office:value="0" calcext:value-type="float">
            <text:p>0,00</text:p>
          </table:table-cell>
          <table:table-cell table:formula="of:=([.D35]-[.$D$501])/[.$D$501]*100" office:value-type="float" office:value="22.6457592710214" calcext:value-type="float">
            <text:p>22,6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75" calcext:value-type="float">
            <text:p>875</text:p>
          </table:table-cell>
          <table:table-cell office:value-type="float" office:value="0.311" calcext:value-type="float">
            <text:p>0,311</text:p>
          </table:table-cell>
          <table:table-cell office:value-type="float" office:value="48640.0548252707" calcext:value-type="float">
            <text:p>48640,0548252707</text:p>
          </table:table-cell>
          <table:table-cell table:formula="of:=([.D36]-[.D35])/[.D35]*100" office:value-type="float" office:value="0" calcext:value-type="float">
            <text:p>0,00</text:p>
          </table:table-cell>
          <table:table-cell table:formula="of:=([.D36]-[.$D$501])/[.$D$501]*100" office:value-type="float" office:value="22.6457592710214" calcext:value-type="float">
            <text:p>22,65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00" calcext:value-type="float">
            <text:p>900</text:p>
          </table:table-cell>
          <table:table-cell office:value-type="float" office:value="0.317" calcext:value-type="float">
            <text:p>0,317</text:p>
          </table:table-cell>
          <table:table-cell office:value-type="float" office:value="48640.0548252707" calcext:value-type="float">
            <text:p>48640,0548252707</text:p>
          </table:table-cell>
          <table:table-cell table:formula="of:=([.D37]-[.D36])/[.D36]*100" office:value-type="float" office:value="0" calcext:value-type="float">
            <text:p>0,00</text:p>
          </table:table-cell>
          <table:table-cell table:formula="of:=([.D37]-[.$D$501])/[.$D$501]*100" office:value-type="float" office:value="22.6457592710214" calcext:value-type="float">
            <text:p>22,65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25" calcext:value-type="float">
            <text:p>925</text:p>
          </table:table-cell>
          <table:table-cell office:value-type="float" office:value="0.322" calcext:value-type="float">
            <text:p>0,322</text:p>
          </table:table-cell>
          <table:table-cell office:value-type="float" office:value="48640.0548252707" calcext:value-type="float">
            <text:p>48640,0548252707</text:p>
          </table:table-cell>
          <table:table-cell table:formula="of:=([.D38]-[.D37])/[.D37]*100" office:value-type="float" office:value="0" calcext:value-type="float">
            <text:p>0,00</text:p>
          </table:table-cell>
          <table:table-cell table:formula="of:=([.D38]-[.$D$501])/[.$D$501]*100" office:value-type="float" office:value="22.6457592710214" calcext:value-type="float">
            <text:p>22,65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50" calcext:value-type="float">
            <text:p>950</text:p>
          </table:table-cell>
          <table:table-cell office:value-type="float" office:value="0.327" calcext:value-type="float">
            <text:p>0,327</text:p>
          </table:table-cell>
          <table:table-cell office:value-type="float" office:value="48640.0548252707" calcext:value-type="float">
            <text:p>48640,0548252707</text:p>
          </table:table-cell>
          <table:table-cell table:formula="of:=([.D39]-[.D38])/[.D38]*100" office:value-type="float" office:value="0" calcext:value-type="float">
            <text:p>0,00</text:p>
          </table:table-cell>
          <table:table-cell table:formula="of:=([.D39]-[.$D$501])/[.$D$501]*100" office:value-type="float" office:value="22.6457592710214" calcext:value-type="float">
            <text:p>22,65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75" calcext:value-type="float">
            <text:p>975</text:p>
          </table:table-cell>
          <table:table-cell office:value-type="float" office:value="0.332" calcext:value-type="float">
            <text:p>0,332</text:p>
          </table:table-cell>
          <table:table-cell office:value-type="float" office:value="48640.0548252707" calcext:value-type="float">
            <text:p>48640,0548252707</text:p>
          </table:table-cell>
          <table:table-cell table:formula="of:=([.D40]-[.D39])/[.D39]*100" office:value-type="float" office:value="0" calcext:value-type="float">
            <text:p>0,00</text:p>
          </table:table-cell>
          <table:table-cell table:formula="of:=([.D40]-[.$D$501])/[.$D$501]*100" office:value-type="float" office:value="22.6457592710214" calcext:value-type="float">
            <text:p>22,6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0" calcext:value-type="float">
            <text:p>1000</text:p>
          </table:table-cell>
          <table:table-cell office:value-type="float" office:value="0.337" calcext:value-type="float">
            <text:p>0,337</text:p>
          </table:table-cell>
          <table:table-cell office:value-type="float" office:value="48498.4019123599" calcext:value-type="float">
            <text:p>48498,4019123599</text:p>
          </table:table-cell>
          <table:table-cell table:formula="of:=([.D41]-[.D40])/[.D40]*100" office:value-type="float" office:value="-0.291226877559266" calcext:value-type="float">
            <text:p>-0,29</text:p>
          </table:table-cell>
          <table:table-cell table:formula="of:=([.D41]-[.$D$501])/[.$D$501]*100" office:value-type="float" office:value="22.2885818558376" calcext:value-type="float">
            <text:p>22,29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25" calcext:value-type="float">
            <text:p>1025</text:p>
          </table:table-cell>
          <table:table-cell office:value-type="float" office:value="0.342" calcext:value-type="float">
            <text:p>0,342</text:p>
          </table:table-cell>
          <table:table-cell office:value-type="float" office:value="48445.1540313662" calcext:value-type="float">
            <text:p>48445,1540313662</text:p>
          </table:table-cell>
          <table:table-cell table:formula="of:=([.D42]-[.D41])/[.D41]*100" office:value-type="float" office:value="-0.109793063058016" calcext:value-type="float">
            <text:p>-0,11</text:p>
          </table:table-cell>
          <table:table-cell table:formula="of:=([.D42]-[.$D$501])/[.$D$501]*100" office:value-type="float" office:value="22.1543174760478" calcext:value-type="float">
            <text:p>22,15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50" calcext:value-type="float">
            <text:p>1050</text:p>
          </table:table-cell>
          <table:table-cell office:value-type="float" office:value="0.348" calcext:value-type="float">
            <text:p>0,348</text:p>
          </table:table-cell>
          <table:table-cell office:value-type="float" office:value="48445.1540313662" calcext:value-type="float">
            <text:p>48445,1540313662</text:p>
          </table:table-cell>
          <table:table-cell table:formula="of:=([.D43]-[.D42])/[.D42]*100" office:value-type="float" office:value="0" calcext:value-type="float">
            <text:p>0,00</text:p>
          </table:table-cell>
          <table:table-cell table:formula="of:=([.D43]-[.$D$501])/[.$D$501]*100" office:value-type="float" office:value="22.1543174760478" calcext:value-type="float">
            <text:p>22,15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75" calcext:value-type="float">
            <text:p>1075</text:p>
          </table:table-cell>
          <table:table-cell office:value-type="float" office:value="0.353" calcext:value-type="float">
            <text:p>0,353</text:p>
          </table:table-cell>
          <table:table-cell office:value-type="float" office:value="48445.1540313662" calcext:value-type="float">
            <text:p>48445,1540313662</text:p>
          </table:table-cell>
          <table:table-cell table:formula="of:=([.D44]-[.D43])/[.D43]*100" office:value-type="float" office:value="0" calcext:value-type="float">
            <text:p>0,00</text:p>
          </table:table-cell>
          <table:table-cell table:formula="of:=([.D44]-[.$D$501])/[.$D$501]*100" office:value-type="float" office:value="22.1543174760478" calcext:value-type="float">
            <text:p>22,15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00" calcext:value-type="float">
            <text:p>1100</text:p>
          </table:table-cell>
          <table:table-cell office:value-type="float" office:value="0.359" calcext:value-type="float">
            <text:p>0,359</text:p>
          </table:table-cell>
          <table:table-cell office:value-type="float" office:value="48339.104088128" calcext:value-type="float">
            <text:p>48339,104088128</text:p>
          </table:table-cell>
          <table:table-cell table:formula="of:=([.D45]-[.D44])/[.D44]*100" office:value-type="float" office:value="-0.218907226860044" calcext:value-type="float">
            <text:p>-0,22</text:p>
          </table:table-cell>
          <table:table-cell table:formula="of:=([.D45]-[.$D$501])/[.$D$501]*100" office:value-type="float" office:value="21.8869128471712" calcext:value-type="float">
            <text:p>21,89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25" calcext:value-type="float">
            <text:p>1125</text:p>
          </table:table-cell>
          <table:table-cell office:value-type="float" office:value="0.364" calcext:value-type="float">
            <text:p>0,364</text:p>
          </table:table-cell>
          <table:table-cell office:value-type="float" office:value="48339.104088128" calcext:value-type="float">
            <text:p>48339,104088128</text:p>
          </table:table-cell>
          <table:table-cell table:formula="of:=([.D46]-[.D45])/[.D45]*100" office:value-type="float" office:value="0" calcext:value-type="float">
            <text:p>0,00</text:p>
          </table:table-cell>
          <table:table-cell table:formula="of:=([.D46]-[.$D$501])/[.$D$501]*100" office:value-type="float" office:value="21.8869128471712" calcext:value-type="float">
            <text:p>21,89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50" calcext:value-type="float">
            <text:p>1150</text:p>
          </table:table-cell>
          <table:table-cell office:value-type="float" office:value="0.37" calcext:value-type="float">
            <text:p>0,37</text:p>
          </table:table-cell>
          <table:table-cell office:value-type="float" office:value="48339.104088128" calcext:value-type="float">
            <text:p>48339,104088128</text:p>
          </table:table-cell>
          <table:table-cell table:formula="of:=([.D47]-[.D46])/[.D46]*100" office:value-type="float" office:value="0" calcext:value-type="float">
            <text:p>0,00</text:p>
          </table:table-cell>
          <table:table-cell table:formula="of:=([.D47]-[.$D$501])/[.$D$501]*100" office:value-type="float" office:value="21.8869128471712" calcext:value-type="float">
            <text:p>21,89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75" calcext:value-type="float">
            <text:p>1175</text:p>
          </table:table-cell>
          <table:table-cell office:value-type="float" office:value="0.375" calcext:value-type="float">
            <text:p>0,375</text:p>
          </table:table-cell>
          <table:table-cell office:value-type="float" office:value="48305.9121822807" calcext:value-type="float">
            <text:p>48305,9121822807</text:p>
          </table:table-cell>
          <table:table-cell table:formula="of:=([.D48]-[.D47])/[.D47]*100" office:value-type="float" office:value="-0.0686647104316609" calcext:value-type="float">
            <text:p>-0,07</text:p>
          </table:table-cell>
          <table:table-cell table:formula="of:=([.D48]-[.$D$501])/[.$D$501]*100" office:value-type="float" office:value="21.8032195514106" calcext:value-type="float">
            <text:p>21,8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00" calcext:value-type="float">
            <text:p>1200</text:p>
          </table:table-cell>
          <table:table-cell office:value-type="float" office:value="0.38" calcext:value-type="float">
            <text:p>0,38</text:p>
          </table:table-cell>
          <table:table-cell office:value-type="float" office:value="48305.9121822807" calcext:value-type="float">
            <text:p>48305,9121822807</text:p>
          </table:table-cell>
          <table:table-cell table:formula="of:=([.D49]-[.D48])/[.D48]*100" office:value-type="float" office:value="0" calcext:value-type="float">
            <text:p>0,00</text:p>
          </table:table-cell>
          <table:table-cell table:formula="of:=([.D49]-[.$D$501])/[.$D$501]*100" office:value-type="float" office:value="21.8032195514106" calcext:value-type="float">
            <text:p>21,8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25" calcext:value-type="float">
            <text:p>1225</text:p>
          </table:table-cell>
          <table:table-cell office:value-type="float" office:value="0.386" calcext:value-type="float">
            <text:p>0,386</text:p>
          </table:table-cell>
          <table:table-cell office:value-type="float" office:value="48305.9121822807" calcext:value-type="float">
            <text:p>48305,9121822807</text:p>
          </table:table-cell>
          <table:table-cell table:formula="of:=([.D50]-[.D49])/[.D49]*100" office:value-type="float" office:value="0" calcext:value-type="float">
            <text:p>0,00</text:p>
          </table:table-cell>
          <table:table-cell table:formula="of:=([.D50]-[.$D$501])/[.$D$501]*100" office:value-type="float" office:value="21.8032195514106" calcext:value-type="float">
            <text:p>21,8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50" calcext:value-type="float">
            <text:p>1250</text:p>
          </table:table-cell>
          <table:table-cell office:value-type="float" office:value="0.391" calcext:value-type="float">
            <text:p>0,391</text:p>
          </table:table-cell>
          <table:table-cell office:value-type="float" office:value="48305.9121822807" calcext:value-type="float">
            <text:p>48305,9121822807</text:p>
          </table:table-cell>
          <table:table-cell table:formula="of:=([.D51]-[.D50])/[.D50]*100" office:value-type="float" office:value="0" calcext:value-type="float">
            <text:p>0,00</text:p>
          </table:table-cell>
          <table:table-cell table:formula="of:=([.D51]-[.$D$501])/[.$D$501]*100" office:value-type="float" office:value="21.8032195514106" calcext:value-type="float">
            <text:p>21,80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75" calcext:value-type="float">
            <text:p>1275</text:p>
          </table:table-cell>
          <table:table-cell office:value-type="float" office:value="0.396" calcext:value-type="float">
            <text:p>0,396</text:p>
          </table:table-cell>
          <table:table-cell office:value-type="float" office:value="48305.9121822807" calcext:value-type="float">
            <text:p>48305,9121822807</text:p>
          </table:table-cell>
          <table:table-cell table:formula="of:=([.D52]-[.D51])/[.D51]*100" office:value-type="float" office:value="0" calcext:value-type="float">
            <text:p>0,00</text:p>
          </table:table-cell>
          <table:table-cell table:formula="of:=([.D52]-[.$D$501])/[.$D$501]*100" office:value-type="float" office:value="21.8032195514106" calcext:value-type="float">
            <text:p>21,80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00" calcext:value-type="float">
            <text:p>1300</text:p>
          </table:table-cell>
          <table:table-cell office:value-type="float" office:value="0.401" calcext:value-type="float">
            <text:p>0,401</text:p>
          </table:table-cell>
          <table:table-cell office:value-type="float" office:value="48305.9121822807" calcext:value-type="float">
            <text:p>48305,9121822807</text:p>
          </table:table-cell>
          <table:table-cell table:formula="of:=([.D53]-[.D52])/[.D52]*100" office:value-type="float" office:value="0" calcext:value-type="float">
            <text:p>0,00</text:p>
          </table:table-cell>
          <table:table-cell table:formula="of:=([.D53]-[.$D$501])/[.$D$501]*100" office:value-type="float" office:value="21.8032195514106" calcext:value-type="float">
            <text:p>21,8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325" calcext:value-type="float">
            <text:p>1325</text:p>
          </table:table-cell>
          <table:table-cell office:value-type="float" office:value="0.407" calcext:value-type="float">
            <text:p>0,407</text:p>
          </table:table-cell>
          <table:table-cell office:value-type="float" office:value="48092.1874473349" calcext:value-type="float">
            <text:p>48092,1874473349</text:p>
          </table:table-cell>
          <table:table-cell table:formula="of:=([.D54]-[.D53])/[.D53]*100" office:value-type="float" office:value="-0.442440118177032" calcext:value-type="float">
            <text:p>-0,44</text:p>
          </table:table-cell>
          <table:table-cell table:formula="of:=([.D54]-[.$D$501])/[.$D$501]*100" office:value-type="float" office:value="21.2643132428839" calcext:value-type="float">
            <text:p>21,26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350" calcext:value-type="float">
            <text:p>1350</text:p>
          </table:table-cell>
          <table:table-cell office:value-type="float" office:value="0.412" calcext:value-type="float">
            <text:p>0,412</text:p>
          </table:table-cell>
          <table:table-cell office:value-type="float" office:value="48092.1874473349" calcext:value-type="float">
            <text:p>48092,1874473349</text:p>
          </table:table-cell>
          <table:table-cell table:formula="of:=([.D55]-[.D54])/[.D54]*100" office:value-type="float" office:value="0" calcext:value-type="float">
            <text:p>0,00</text:p>
          </table:table-cell>
          <table:table-cell table:formula="of:=([.D55]-[.$D$501])/[.$D$501]*100" office:value-type="float" office:value="21.2643132428839" calcext:value-type="float">
            <text:p>21,26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75" calcext:value-type="float">
            <text:p>1375</text:p>
          </table:table-cell>
          <table:table-cell office:value-type="float" office:value="0.417" calcext:value-type="float">
            <text:p>0,417</text:p>
          </table:table-cell>
          <table:table-cell office:value-type="float" office:value="48092.1874473349" calcext:value-type="float">
            <text:p>48092,1874473349</text:p>
          </table:table-cell>
          <table:table-cell table:formula="of:=([.D56]-[.D55])/[.D55]*100" office:value-type="float" office:value="0" calcext:value-type="float">
            <text:p>0,00</text:p>
          </table:table-cell>
          <table:table-cell table:formula="of:=([.D56]-[.$D$501])/[.$D$501]*100" office:value-type="float" office:value="21.2643132428839" calcext:value-type="float">
            <text:p>21,26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00" calcext:value-type="float">
            <text:p>1400</text:p>
          </table:table-cell>
          <table:table-cell office:value-type="float" office:value="0.422" calcext:value-type="float">
            <text:p>0,422</text:p>
          </table:table-cell>
          <table:table-cell office:value-type="float" office:value="48092.1874473349" calcext:value-type="float">
            <text:p>48092,1874473349</text:p>
          </table:table-cell>
          <table:table-cell table:formula="of:=([.D57]-[.D56])/[.D56]*100" office:value-type="float" office:value="0" calcext:value-type="float">
            <text:p>0,00</text:p>
          </table:table-cell>
          <table:table-cell table:formula="of:=([.D57]-[.$D$501])/[.$D$501]*100" office:value-type="float" office:value="21.2643132428839" calcext:value-type="float">
            <text:p>21,26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25" calcext:value-type="float">
            <text:p>1425</text:p>
          </table:table-cell>
          <table:table-cell office:value-type="float" office:value="0.427" calcext:value-type="float">
            <text:p>0,427</text:p>
          </table:table-cell>
          <table:table-cell office:value-type="float" office:value="47832.6402450835" calcext:value-type="float">
            <text:p>47832,6402450835</text:p>
          </table:table-cell>
          <table:table-cell table:formula="of:=([.D58]-[.D57])/[.D57]*100" office:value-type="float" office:value="-0.539686830705235" calcext:value-type="float">
            <text:p>-0,54</text:p>
          </table:table-cell>
          <table:table-cell table:formula="of:=([.D58]-[.$D$501])/[.$D$501]*100" office:value-type="float" office:value="20.6098657139669" calcext:value-type="float">
            <text:p>20,61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50" calcext:value-type="float">
            <text:p>1450</text:p>
          </table:table-cell>
          <table:table-cell office:value-type="float" office:value="0.432" calcext:value-type="float">
            <text:p>0,432</text:p>
          </table:table-cell>
          <table:table-cell office:value-type="float" office:value="47832.6402450835" calcext:value-type="float">
            <text:p>47832,6402450835</text:p>
          </table:table-cell>
          <table:table-cell table:formula="of:=([.D59]-[.D58])/[.D58]*100" office:value-type="float" office:value="0" calcext:value-type="float">
            <text:p>0,00</text:p>
          </table:table-cell>
          <table:table-cell table:formula="of:=([.D59]-[.$D$501])/[.$D$501]*100" office:value-type="float" office:value="20.6098657139669" calcext:value-type="float">
            <text:p>20,61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75" calcext:value-type="float">
            <text:p>1475</text:p>
          </table:table-cell>
          <table:table-cell office:value-type="float" office:value="0.437" calcext:value-type="float">
            <text:p>0,437</text:p>
          </table:table-cell>
          <table:table-cell office:value-type="float" office:value="47832.6402450835" calcext:value-type="float">
            <text:p>47832,6402450835</text:p>
          </table:table-cell>
          <table:table-cell table:formula="of:=([.D60]-[.D59])/[.D59]*100" office:value-type="float" office:value="0" calcext:value-type="float">
            <text:p>0,00</text:p>
          </table:table-cell>
          <table:table-cell table:formula="of:=([.D60]-[.$D$501])/[.$D$501]*100" office:value-type="float" office:value="20.6098657139669" calcext:value-type="float">
            <text:p>20,61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00" calcext:value-type="float">
            <text:p>1500</text:p>
          </table:table-cell>
          <table:table-cell office:value-type="float" office:value="0.441" calcext:value-type="float">
            <text:p>0,441</text:p>
          </table:table-cell>
          <table:table-cell office:value-type="float" office:value="47832.6402450835" calcext:value-type="float">
            <text:p>47832,6402450835</text:p>
          </table:table-cell>
          <table:table-cell table:formula="of:=([.D61]-[.D60])/[.D60]*100" office:value-type="float" office:value="0" calcext:value-type="float">
            <text:p>0,00</text:p>
          </table:table-cell>
          <table:table-cell table:formula="of:=([.D61]-[.$D$501])/[.$D$501]*100" office:value-type="float" office:value="20.6098657139669" calcext:value-type="float">
            <text:p>20,6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525" calcext:value-type="float">
            <text:p>1525</text:p>
          </table:table-cell>
          <table:table-cell office:value-type="float" office:value="0.446" calcext:value-type="float">
            <text:p>0,446</text:p>
          </table:table-cell>
          <table:table-cell office:value-type="float" office:value="47832.6402450835" calcext:value-type="float">
            <text:p>47832,6402450835</text:p>
          </table:table-cell>
          <table:table-cell table:formula="of:=([.D62]-[.D61])/[.D61]*100" office:value-type="float" office:value="0" calcext:value-type="float">
            <text:p>0,00</text:p>
          </table:table-cell>
          <table:table-cell table:formula="of:=([.D62]-[.$D$501])/[.$D$501]*100" office:value-type="float" office:value="20.6098657139669" calcext:value-type="float">
            <text:p>20,61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550" calcext:value-type="float">
            <text:p>1550</text:p>
          </table:table-cell>
          <table:table-cell office:value-type="float" office:value="0.451" calcext:value-type="float">
            <text:p>0,451</text:p>
          </table:table-cell>
          <table:table-cell office:value-type="float" office:value="47832.6402450835" calcext:value-type="float">
            <text:p>47832,6402450835</text:p>
          </table:table-cell>
          <table:table-cell table:formula="of:=([.D63]-[.D62])/[.D62]*100" office:value-type="float" office:value="0" calcext:value-type="float">
            <text:p>0,00</text:p>
          </table:table-cell>
          <table:table-cell table:formula="of:=([.D63]-[.$D$501])/[.$D$501]*100" office:value-type="float" office:value="20.6098657139669" calcext:value-type="float">
            <text:p>20,61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575" calcext:value-type="float">
            <text:p>1575</text:p>
          </table:table-cell>
          <table:table-cell office:value-type="float" office:value="0.456" calcext:value-type="float">
            <text:p>0,456</text:p>
          </table:table-cell>
          <table:table-cell office:value-type="float" office:value="47832.6402450835" calcext:value-type="float">
            <text:p>47832,6402450835</text:p>
          </table:table-cell>
          <table:table-cell table:formula="of:=([.D64]-[.D63])/[.D63]*100" office:value-type="float" office:value="0" calcext:value-type="float">
            <text:p>0,00</text:p>
          </table:table-cell>
          <table:table-cell table:formula="of:=([.D64]-[.$D$501])/[.$D$501]*100" office:value-type="float" office:value="20.6098657139669" calcext:value-type="float">
            <text:p>20,61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00" calcext:value-type="float">
            <text:p>1600</text:p>
          </table:table-cell>
          <table:table-cell office:value-type="float" office:value="0.461" calcext:value-type="float">
            <text:p>0,461</text:p>
          </table:table-cell>
          <table:table-cell office:value-type="float" office:value="47832.6402450835" calcext:value-type="float">
            <text:p>47832,6402450835</text:p>
          </table:table-cell>
          <table:table-cell table:formula="of:=([.D65]-[.D64])/[.D64]*100" office:value-type="float" office:value="0" calcext:value-type="float">
            <text:p>0,00</text:p>
          </table:table-cell>
          <table:table-cell table:formula="of:=([.D65]-[.$D$501])/[.$D$501]*100" office:value-type="float" office:value="20.6098657139669" calcext:value-type="float">
            <text:p>20,61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625" calcext:value-type="float">
            <text:p>1625</text:p>
          </table:table-cell>
          <table:table-cell office:value-type="float" office:value="0.466" calcext:value-type="float">
            <text:p>0,466</text:p>
          </table:table-cell>
          <table:table-cell office:value-type="float" office:value="47832.6402450835" calcext:value-type="float">
            <text:p>47832,6402450835</text:p>
          </table:table-cell>
          <table:table-cell table:formula="of:=([.D66]-[.D65])/[.D65]*100" office:value-type="float" office:value="0" calcext:value-type="float">
            <text:p>0,00</text:p>
          </table:table-cell>
          <table:table-cell table:formula="of:=([.D66]-[.$D$501])/[.$D$501]*100" office:value-type="float" office:value="20.6098657139669" calcext:value-type="float">
            <text:p>20,61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650" calcext:value-type="float">
            <text:p>1650</text:p>
          </table:table-cell>
          <table:table-cell office:value-type="float" office:value="0.471" calcext:value-type="float">
            <text:p>0,471</text:p>
          </table:table-cell>
          <table:table-cell office:value-type="float" office:value="47832.6402450835" calcext:value-type="float">
            <text:p>47832,6402450835</text:p>
          </table:table-cell>
          <table:table-cell table:formula="of:=([.D67]-[.D66])/[.D66]*100" office:value-type="float" office:value="0" calcext:value-type="float">
            <text:p>0,00</text:p>
          </table:table-cell>
          <table:table-cell table:formula="of:=([.D67]-[.$D$501])/[.$D$501]*100" office:value-type="float" office:value="20.6098657139669" calcext:value-type="float">
            <text:p>20,61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675" calcext:value-type="float">
            <text:p>1675</text:p>
          </table:table-cell>
          <table:table-cell office:value-type="float" office:value="0.476" calcext:value-type="float">
            <text:p>0,476</text:p>
          </table:table-cell>
          <table:table-cell office:value-type="float" office:value="47832.6402450835" calcext:value-type="float">
            <text:p>47832,6402450835</text:p>
          </table:table-cell>
          <table:table-cell table:formula="of:=([.D68]-[.D67])/[.D67]*100" office:value-type="float" office:value="0" calcext:value-type="float">
            <text:p>0,00</text:p>
          </table:table-cell>
          <table:table-cell table:formula="of:=([.D68]-[.$D$501])/[.$D$501]*100" office:value-type="float" office:value="20.6098657139669" calcext:value-type="float">
            <text:p>20,61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700" calcext:value-type="float">
            <text:p>1700</text:p>
          </table:table-cell>
          <table:table-cell office:value-type="float" office:value="0.481" calcext:value-type="float">
            <text:p>0,481</text:p>
          </table:table-cell>
          <table:table-cell office:value-type="float" office:value="47832.6402450835" calcext:value-type="float">
            <text:p>47832,6402450835</text:p>
          </table:table-cell>
          <table:table-cell table:formula="of:=([.D69]-[.D68])/[.D68]*100" office:value-type="float" office:value="0" calcext:value-type="float">
            <text:p>0,00</text:p>
          </table:table-cell>
          <table:table-cell table:formula="of:=([.D69]-[.$D$501])/[.$D$501]*100" office:value-type="float" office:value="20.6098657139669" calcext:value-type="float">
            <text:p>20,61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725" calcext:value-type="float">
            <text:p>1725</text:p>
          </table:table-cell>
          <table:table-cell office:value-type="float" office:value="0.486" calcext:value-type="float">
            <text:p>0,486</text:p>
          </table:table-cell>
          <table:table-cell office:value-type="float" office:value="47832.6402450835" calcext:value-type="float">
            <text:p>47832,6402450835</text:p>
          </table:table-cell>
          <table:table-cell table:formula="of:=([.D70]-[.D69])/[.D69]*100" office:value-type="float" office:value="0" calcext:value-type="float">
            <text:p>0,00</text:p>
          </table:table-cell>
          <table:table-cell table:formula="of:=([.D70]-[.$D$501])/[.$D$501]*100" office:value-type="float" office:value="20.6098657139669" calcext:value-type="float">
            <text:p>20,61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50" calcext:value-type="float">
            <text:p>1750</text:p>
          </table:table-cell>
          <table:table-cell office:value-type="float" office:value="0.49" calcext:value-type="float">
            <text:p>0,49</text:p>
          </table:table-cell>
          <table:table-cell office:value-type="float" office:value="47723.4170033688" calcext:value-type="float">
            <text:p>47723,4170033688</text:p>
          </table:table-cell>
          <table:table-cell table:formula="of:=([.D71]-[.D70])/[.D70]*100" office:value-type="float" office:value="-0.228344580510513" calcext:value-type="float">
            <text:p>-0,23</text:p>
          </table:table-cell>
          <table:table-cell table:formula="of:=([.D71]-[.$D$501])/[.$D$501]*100" office:value-type="float" office:value="20.3344596220481" calcext:value-type="float">
            <text:p>20,33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775" calcext:value-type="float">
            <text:p>1775</text:p>
          </table:table-cell>
          <table:table-cell office:value-type="float" office:value="0.495" calcext:value-type="float">
            <text:p>0,495</text:p>
          </table:table-cell>
          <table:table-cell office:value-type="float" office:value="47723.4170033688" calcext:value-type="float">
            <text:p>47723,4170033688</text:p>
          </table:table-cell>
          <table:table-cell table:formula="of:=([.D72]-[.D71])/[.D71]*100" office:value-type="float" office:value="0" calcext:value-type="float">
            <text:p>0,00</text:p>
          </table:table-cell>
          <table:table-cell table:formula="of:=([.D72]-[.$D$501])/[.$D$501]*100" office:value-type="float" office:value="20.3344596220481" calcext:value-type="float">
            <text:p>20,33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800" calcext:value-type="float">
            <text:p>1800</text:p>
          </table:table-cell>
          <table:table-cell office:value-type="float" office:value="0.5" calcext:value-type="float">
            <text:p>0,5</text:p>
          </table:table-cell>
          <table:table-cell office:value-type="float" office:value="47723.4170033688" calcext:value-type="float">
            <text:p>47723,4170033688</text:p>
          </table:table-cell>
          <table:table-cell table:formula="of:=([.D73]-[.D72])/[.D72]*100" office:value-type="float" office:value="0" calcext:value-type="float">
            <text:p>0,00</text:p>
          </table:table-cell>
          <table:table-cell table:formula="of:=([.D73]-[.$D$501])/[.$D$501]*100" office:value-type="float" office:value="20.3344596220481" calcext:value-type="float">
            <text:p>20,33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825" calcext:value-type="float">
            <text:p>1825</text:p>
          </table:table-cell>
          <table:table-cell office:value-type="float" office:value="0.505" calcext:value-type="float">
            <text:p>0,505</text:p>
          </table:table-cell>
          <table:table-cell office:value-type="float" office:value="47723.4170033688" calcext:value-type="float">
            <text:p>47723,4170033688</text:p>
          </table:table-cell>
          <table:table-cell table:formula="of:=([.D74]-[.D73])/[.D73]*100" office:value-type="float" office:value="0" calcext:value-type="float">
            <text:p>0,00</text:p>
          </table:table-cell>
          <table:table-cell table:formula="of:=([.D74]-[.$D$501])/[.$D$501]*100" office:value-type="float" office:value="20.3344596220481" calcext:value-type="float">
            <text:p>20,33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850" calcext:value-type="float">
            <text:p>1850</text:p>
          </table:table-cell>
          <table:table-cell office:value-type="float" office:value="0.509" calcext:value-type="float">
            <text:p>0,509</text:p>
          </table:table-cell>
          <table:table-cell office:value-type="float" office:value="47723.4170033688" calcext:value-type="float">
            <text:p>47723,4170033688</text:p>
          </table:table-cell>
          <table:table-cell table:formula="of:=([.D75]-[.D74])/[.D74]*100" office:value-type="float" office:value="0" calcext:value-type="float">
            <text:p>0,00</text:p>
          </table:table-cell>
          <table:table-cell table:formula="of:=([.D75]-[.$D$501])/[.$D$501]*100" office:value-type="float" office:value="20.3344596220481" calcext:value-type="float">
            <text:p>20,33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875" calcext:value-type="float">
            <text:p>1875</text:p>
          </table:table-cell>
          <table:table-cell office:value-type="float" office:value="0.514" calcext:value-type="float">
            <text:p>0,514</text:p>
          </table:table-cell>
          <table:table-cell office:value-type="float" office:value="47723.4170033688" calcext:value-type="float">
            <text:p>47723,4170033688</text:p>
          </table:table-cell>
          <table:table-cell table:formula="of:=([.D76]-[.D75])/[.D75]*100" office:value-type="float" office:value="0" calcext:value-type="float">
            <text:p>0,00</text:p>
          </table:table-cell>
          <table:table-cell table:formula="of:=([.D76]-[.$D$501])/[.$D$501]*100" office:value-type="float" office:value="20.3344596220481" calcext:value-type="float">
            <text:p>20,33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900" calcext:value-type="float">
            <text:p>1900</text:p>
          </table:table-cell>
          <table:table-cell office:value-type="float" office:value="0.519" calcext:value-type="float">
            <text:p>0,519</text:p>
          </table:table-cell>
          <table:table-cell office:value-type="float" office:value="47723.4170033688" calcext:value-type="float">
            <text:p>47723,4170033688</text:p>
          </table:table-cell>
          <table:table-cell table:formula="of:=([.D77]-[.D76])/[.D76]*100" office:value-type="float" office:value="0" calcext:value-type="float">
            <text:p>0,00</text:p>
          </table:table-cell>
          <table:table-cell table:formula="of:=([.D77]-[.$D$501])/[.$D$501]*100" office:value-type="float" office:value="20.3344596220481" calcext:value-type="float">
            <text:p>20,33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925" calcext:value-type="float">
            <text:p>1925</text:p>
          </table:table-cell>
          <table:table-cell office:value-type="float" office:value="0.522" calcext:value-type="float">
            <text:p>0,522</text:p>
          </table:table-cell>
          <table:table-cell office:value-type="float" office:value="47723.4170033688" calcext:value-type="float">
            <text:p>47723,4170033688</text:p>
          </table:table-cell>
          <table:table-cell table:formula="of:=([.D78]-[.D77])/[.D77]*100" office:value-type="float" office:value="0" calcext:value-type="float">
            <text:p>0,00</text:p>
          </table:table-cell>
          <table:table-cell table:formula="of:=([.D78]-[.$D$501])/[.$D$501]*100" office:value-type="float" office:value="20.3344596220481" calcext:value-type="float">
            <text:p>20,33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50" calcext:value-type="float">
            <text:p>1950</text:p>
          </table:table-cell>
          <table:table-cell office:value-type="float" office:value="0.526" calcext:value-type="float">
            <text:p>0,526</text:p>
          </table:table-cell>
          <table:table-cell office:value-type="float" office:value="47723.4170033688" calcext:value-type="float">
            <text:p>47723,4170033688</text:p>
          </table:table-cell>
          <table:table-cell table:formula="of:=([.D79]-[.D78])/[.D78]*100" office:value-type="float" office:value="0" calcext:value-type="float">
            <text:p>0,00</text:p>
          </table:table-cell>
          <table:table-cell table:formula="of:=([.D79]-[.$D$501])/[.$D$501]*100" office:value-type="float" office:value="20.3344596220481" calcext:value-type="float">
            <text:p>20,33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975" calcext:value-type="float">
            <text:p>1975</text:p>
          </table:table-cell>
          <table:table-cell office:value-type="float" office:value="0.53" calcext:value-type="float">
            <text:p>0,53</text:p>
          </table:table-cell>
          <table:table-cell office:value-type="float" office:value="47666.0587170103" calcext:value-type="float">
            <text:p>47666,0587170103</text:p>
          </table:table-cell>
          <table:table-cell table:formula="of:=([.D80]-[.D79])/[.D79]*100" office:value-type="float" office:value="-0.120188976314302" calcext:value-type="float">
            <text:p>-0,12</text:p>
          </table:table-cell>
          <table:table-cell table:formula="of:=([.D80]-[.$D$501])/[.$D$501]*100" office:value-type="float" office:value="20.189830866875" calcext:value-type="float">
            <text:p>20,19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00" calcext:value-type="float">
            <text:p>2000</text:p>
          </table:table-cell>
          <table:table-cell office:value-type="float" office:value="0.533" calcext:value-type="float">
            <text:p>0,533</text:p>
          </table:table-cell>
          <table:table-cell office:value-type="float" office:value="47599.7131718161" calcext:value-type="float">
            <text:p>47599,7131718161</text:p>
          </table:table-cell>
          <table:table-cell table:formula="of:=([.D81]-[.D80])/[.D80]*100" office:value-type="float" office:value="-0.13918823368226" calcext:value-type="float">
            <text:p>-0,14</text:p>
          </table:table-cell>
          <table:table-cell table:formula="of:=([.D81]-[.$D$501])/[.$D$501]*100" office:value-type="float" office:value="20.0225407642257" calcext:value-type="float">
            <text:p>20,02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025" calcext:value-type="float">
            <text:p>2025</text:p>
          </table:table-cell>
          <table:table-cell office:value-type="float" office:value="0.537" calcext:value-type="float">
            <text:p>0,537</text:p>
          </table:table-cell>
          <table:table-cell office:value-type="float" office:value="47455.8756979234" calcext:value-type="float">
            <text:p>47455,8756979234</text:p>
          </table:table-cell>
          <table:table-cell table:formula="of:=([.D82]-[.D81])/[.D81]*100" office:value-type="float" office:value="-0.302181387886817" calcext:value-type="float">
            <text:p>-0,30</text:p>
          </table:table-cell>
          <table:table-cell table:formula="of:=([.D82]-[.$D$501])/[.$D$501]*100" office:value-type="float" office:value="19.6598549847673" calcext:value-type="float">
            <text:p>19,66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50" calcext:value-type="float">
            <text:p>2050</text:p>
          </table:table-cell>
          <table:table-cell office:value-type="float" office:value="0.54" calcext:value-type="float">
            <text:p>0,54</text:p>
          </table:table-cell>
          <table:table-cell office:value-type="float" office:value="47455.8756979234" calcext:value-type="float">
            <text:p>47455,8756979234</text:p>
          </table:table-cell>
          <table:table-cell table:formula="of:=([.D83]-[.D82])/[.D82]*100" office:value-type="float" office:value="0" calcext:value-type="float">
            <text:p>0,00</text:p>
          </table:table-cell>
          <table:table-cell table:formula="of:=([.D83]-[.$D$501])/[.$D$501]*100" office:value-type="float" office:value="19.6598549847673" calcext:value-type="float">
            <text:p>19,66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075" calcext:value-type="float">
            <text:p>2075</text:p>
          </table:table-cell>
          <table:table-cell office:value-type="float" office:value="0.544" calcext:value-type="float">
            <text:p>0,544</text:p>
          </table:table-cell>
          <table:table-cell office:value-type="float" office:value="47318.2569755271" calcext:value-type="float">
            <text:p>47318,2569755271</text:p>
          </table:table-cell>
          <table:table-cell table:formula="of:=([.D84]-[.D83])/[.D83]*100" office:value-type="float" office:value="-0.289993010080097" calcext:value-type="float">
            <text:p>-0,29</text:p>
          </table:table-cell>
          <table:table-cell table:formula="of:=([.D84]-[.$D$501])/[.$D$501]*100" office:value-type="float" office:value="19.3128497694395" calcext:value-type="float">
            <text:p>19,31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100" calcext:value-type="float">
            <text:p>2100</text:p>
          </table:table-cell>
          <table:table-cell office:value-type="float" office:value="0.548" calcext:value-type="float">
            <text:p>0,548</text:p>
          </table:table-cell>
          <table:table-cell office:value-type="float" office:value="47281.520780623" calcext:value-type="float">
            <text:p>47281,520780623</text:p>
          </table:table-cell>
          <table:table-cell table:formula="of:=([.D85]-[.D84])/[.D84]*100" office:value-type="float" office:value="-0.0776364077042484" calcext:value-type="float">
            <text:p>-0,08</text:p>
          </table:table-cell>
          <table:table-cell table:formula="of:=([.D85]-[.$D$501])/[.$D$501]*100" office:value-type="float" office:value="19.220219558949" calcext:value-type="float">
            <text:p>19,22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125" calcext:value-type="float">
            <text:p>2125</text:p>
          </table:table-cell>
          <table:table-cell office:value-type="float" office:value="0.552" calcext:value-type="float">
            <text:p>0,552</text:p>
          </table:table-cell>
          <table:table-cell office:value-type="float" office:value="47281.520780623" calcext:value-type="float">
            <text:p>47281,520780623</text:p>
          </table:table-cell>
          <table:table-cell table:formula="of:=([.D86]-[.D85])/[.D85]*100" office:value-type="float" office:value="0" calcext:value-type="float">
            <text:p>0,00</text:p>
          </table:table-cell>
          <table:table-cell table:formula="of:=([.D86]-[.$D$501])/[.$D$501]*100" office:value-type="float" office:value="19.220219558949" calcext:value-type="float">
            <text:p>19,22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150" calcext:value-type="float">
            <text:p>2150</text:p>
          </table:table-cell>
          <table:table-cell office:value-type="float" office:value="0.555" calcext:value-type="float">
            <text:p>0,555</text:p>
          </table:table-cell>
          <table:table-cell office:value-type="float" office:value="47281.520780623" calcext:value-type="float">
            <text:p>47281,520780623</text:p>
          </table:table-cell>
          <table:table-cell table:formula="of:=([.D87]-[.D86])/[.D86]*100" office:value-type="float" office:value="0" calcext:value-type="float">
            <text:p>0,00</text:p>
          </table:table-cell>
          <table:table-cell table:formula="of:=([.D87]-[.$D$501])/[.$D$501]*100" office:value-type="float" office:value="19.220219558949" calcext:value-type="float">
            <text:p>19,22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175" calcext:value-type="float">
            <text:p>2175</text:p>
          </table:table-cell>
          <table:table-cell office:value-type="float" office:value="0.559" calcext:value-type="float">
            <text:p>0,559</text:p>
          </table:table-cell>
          <table:table-cell office:value-type="float" office:value="47174.710626343" calcext:value-type="float">
            <text:p>47174,710626343</text:p>
          </table:table-cell>
          <table:table-cell table:formula="of:=([.D88]-[.D87])/[.D87]*100" office:value-type="float" office:value="-0.225902535528914" calcext:value-type="float">
            <text:p>-0,23</text:p>
          </table:table-cell>
          <table:table-cell table:formula="of:=([.D88]-[.$D$501])/[.$D$501]*100" office:value-type="float" office:value="18.9508980601022" calcext:value-type="float">
            <text:p>18,95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200" calcext:value-type="float">
            <text:p>2200</text:p>
          </table:table-cell>
          <table:table-cell office:value-type="float" office:value="0.563" calcext:value-type="float">
            <text:p>0,563</text:p>
          </table:table-cell>
          <table:table-cell office:value-type="float" office:value="47174.710626343" calcext:value-type="float">
            <text:p>47174,710626343</text:p>
          </table:table-cell>
          <table:table-cell table:formula="of:=([.D89]-[.D88])/[.D88]*100" office:value-type="float" office:value="0" calcext:value-type="float">
            <text:p>0,00</text:p>
          </table:table-cell>
          <table:table-cell table:formula="of:=([.D89]-[.$D$501])/[.$D$501]*100" office:value-type="float" office:value="18.9508980601022" calcext:value-type="float">
            <text:p>18,95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225" calcext:value-type="float">
            <text:p>2225</text:p>
          </table:table-cell>
          <table:table-cell office:value-type="float" office:value="0.566" calcext:value-type="float">
            <text:p>0,566</text:p>
          </table:table-cell>
          <table:table-cell office:value-type="float" office:value="47174.710626343" calcext:value-type="float">
            <text:p>47174,710626343</text:p>
          </table:table-cell>
          <table:table-cell table:formula="of:=([.D90]-[.D89])/[.D89]*100" office:value-type="float" office:value="0" calcext:value-type="float">
            <text:p>0,00</text:p>
          </table:table-cell>
          <table:table-cell table:formula="of:=([.D90]-[.$D$501])/[.$D$501]*100" office:value-type="float" office:value="18.9508980601022" calcext:value-type="float">
            <text:p>18,95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250" calcext:value-type="float">
            <text:p>2250</text:p>
          </table:table-cell>
          <table:table-cell office:value-type="float" office:value="0.57" calcext:value-type="float">
            <text:p>0,57</text:p>
          </table:table-cell>
          <table:table-cell office:value-type="float" office:value="47115.9612029216" calcext:value-type="float">
            <text:p>47115,9612029216</text:p>
          </table:table-cell>
          <table:table-cell table:formula="of:=([.D91]-[.D90])/[.D90]*100" office:value-type="float" office:value="-0.124535842703407" calcext:value-type="float">
            <text:p>-0,12</text:p>
          </table:table-cell>
          <table:table-cell table:formula="of:=([.D91]-[.$D$501])/[.$D$501]*100" office:value-type="float" office:value="18.8027615567997" calcext:value-type="float">
            <text:p>18,80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275" calcext:value-type="float">
            <text:p>2275</text:p>
          </table:table-cell>
          <table:table-cell office:value-type="float" office:value="0.573" calcext:value-type="float">
            <text:p>0,573</text:p>
          </table:table-cell>
          <table:table-cell office:value-type="float" office:value="47115.9612029216" calcext:value-type="float">
            <text:p>47115,9612029216</text:p>
          </table:table-cell>
          <table:table-cell table:formula="of:=([.D92]-[.D91])/[.D91]*100" office:value-type="float" office:value="0" calcext:value-type="float">
            <text:p>0,00</text:p>
          </table:table-cell>
          <table:table-cell table:formula="of:=([.D92]-[.$D$501])/[.$D$501]*100" office:value-type="float" office:value="18.8027615567997" calcext:value-type="float">
            <text:p>18,80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300" calcext:value-type="float">
            <text:p>2300</text:p>
          </table:table-cell>
          <table:table-cell office:value-type="float" office:value="0.577" calcext:value-type="float">
            <text:p>0,577</text:p>
          </table:table-cell>
          <table:table-cell office:value-type="float" office:value="47097.9393122523" calcext:value-type="float">
            <text:p>47097,9393122523</text:p>
          </table:table-cell>
          <table:table-cell table:formula="of:=([.D93]-[.D92])/[.D92]*100" office:value-type="float" office:value="-0.0382500753653763" calcext:value-type="float">
            <text:p>-0,04</text:p>
          </table:table-cell>
          <table:table-cell table:formula="of:=([.D93]-[.$D$501])/[.$D$501]*100" office:value-type="float" office:value="18.7573194109681" calcext:value-type="float">
            <text:p>18,76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325" calcext:value-type="float">
            <text:p>2325</text:p>
          </table:table-cell>
          <table:table-cell office:value-type="float" office:value="0.581" calcext:value-type="float">
            <text:p>0,581</text:p>
          </table:table-cell>
          <table:table-cell office:value-type="float" office:value="46998.137102963" calcext:value-type="float">
            <text:p>46998,137102963</text:p>
          </table:table-cell>
          <table:table-cell table:formula="of:=([.D94]-[.D93])/[.D93]*100" office:value-type="float" office:value="-0.211903558301517" calcext:value-type="float">
            <text:p>-0,21</text:p>
          </table:table-cell>
          <table:table-cell table:formula="of:=([.D94]-[.$D$501])/[.$D$501]*100" office:value-type="float" office:value="18.5056684253928" calcext:value-type="float">
            <text:p>18,51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350" calcext:value-type="float">
            <text:p>2350</text:p>
          </table:table-cell>
          <table:table-cell office:value-type="float" office:value="0.585" calcext:value-type="float">
            <text:p>0,585</text:p>
          </table:table-cell>
          <table:table-cell office:value-type="float" office:value="46998.137102963" calcext:value-type="float">
            <text:p>46998,137102963</text:p>
          </table:table-cell>
          <table:table-cell table:formula="of:=([.D95]-[.D94])/[.D94]*100" office:value-type="float" office:value="0" calcext:value-type="float">
            <text:p>0,00</text:p>
          </table:table-cell>
          <table:table-cell table:formula="of:=([.D95]-[.$D$501])/[.$D$501]*100" office:value-type="float" office:value="18.5056684253928" calcext:value-type="float">
            <text:p>18,51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375" calcext:value-type="float">
            <text:p>2375</text:p>
          </table:table-cell>
          <table:table-cell office:value-type="float" office:value="0.588" calcext:value-type="float">
            <text:p>0,588</text:p>
          </table:table-cell>
          <table:table-cell office:value-type="float" office:value="46878.8232859362" calcext:value-type="float">
            <text:p>46878,8232859362</text:p>
          </table:table-cell>
          <table:table-cell table:formula="of:=([.D96]-[.D95])/[.D95]*100" office:value-type="float" office:value="-0.253869247552106" calcext:value-type="float">
            <text:p>-0,25</text:p>
          </table:table-cell>
          <table:table-cell table:formula="of:=([.D96]-[.$D$501])/[.$D$501]*100" office:value-type="float" office:value="18.2048189766546" calcext:value-type="float">
            <text:p>18,20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400" calcext:value-type="float">
            <text:p>2400</text:p>
          </table:table-cell>
          <table:table-cell office:value-type="float" office:value="0.592" calcext:value-type="float">
            <text:p>0,592</text:p>
          </table:table-cell>
          <table:table-cell office:value-type="float" office:value="46878.8232859362" calcext:value-type="float">
            <text:p>46878,8232859362</text:p>
          </table:table-cell>
          <table:table-cell table:formula="of:=([.D97]-[.D96])/[.D96]*100" office:value-type="float" office:value="0" calcext:value-type="float">
            <text:p>0,00</text:p>
          </table:table-cell>
          <table:table-cell table:formula="of:=([.D97]-[.$D$501])/[.$D$501]*100" office:value-type="float" office:value="18.2048189766546" calcext:value-type="float">
            <text:p>18,20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425" calcext:value-type="float">
            <text:p>2425</text:p>
          </table:table-cell>
          <table:table-cell office:value-type="float" office:value="0.596" calcext:value-type="float">
            <text:p>0,596</text:p>
          </table:table-cell>
          <table:table-cell office:value-type="float" office:value="46878.8232859362" calcext:value-type="float">
            <text:p>46878,8232859362</text:p>
          </table:table-cell>
          <table:table-cell table:formula="of:=([.D98]-[.D97])/[.D97]*100" office:value-type="float" office:value="0" calcext:value-type="float">
            <text:p>0,00</text:p>
          </table:table-cell>
          <table:table-cell table:formula="of:=([.D98]-[.$D$501])/[.$D$501]*100" office:value-type="float" office:value="18.2048189766546" calcext:value-type="float">
            <text:p>18,20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450" calcext:value-type="float">
            <text:p>2450</text:p>
          </table:table-cell>
          <table:table-cell office:value-type="float" office:value="0.599" calcext:value-type="float">
            <text:p>0,599</text:p>
          </table:table-cell>
          <table:table-cell office:value-type="float" office:value="46878.8232859362" calcext:value-type="float">
            <text:p>46878,8232859362</text:p>
          </table:table-cell>
          <table:table-cell table:formula="of:=([.D99]-[.D98])/[.D98]*100" office:value-type="float" office:value="0" calcext:value-type="float">
            <text:p>0,00</text:p>
          </table:table-cell>
          <table:table-cell table:formula="of:=([.D99]-[.$D$501])/[.$D$501]*100" office:value-type="float" office:value="18.2048189766546" calcext:value-type="float">
            <text:p>18,20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475" calcext:value-type="float">
            <text:p>2475</text:p>
          </table:table-cell>
          <table:table-cell office:value-type="float" office:value="0.603" calcext:value-type="float">
            <text:p>0,603</text:p>
          </table:table-cell>
          <table:table-cell office:value-type="float" office:value="46878.8232859362" calcext:value-type="float">
            <text:p>46878,8232859362</text:p>
          </table:table-cell>
          <table:table-cell table:formula="of:=([.D100]-[.D99])/[.D99]*100" office:value-type="float" office:value="0" calcext:value-type="float">
            <text:p>0,00</text:p>
          </table:table-cell>
          <table:table-cell table:formula="of:=([.D100]-[.$D$501])/[.$D$501]*100" office:value-type="float" office:value="18.2048189766546" calcext:value-type="float">
            <text:p>18,2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office:value-type="float" office:value="0.607" calcext:value-type="float">
            <text:p>0,607</text:p>
          </table:table-cell>
          <table:table-cell office:value-type="float" office:value="46592.2605252494" calcext:value-type="float">
            <text:p>46592,2605252494</text:p>
          </table:table-cell>
          <table:table-cell table:formula="of:=([.D101]-[.D100])/[.D100]*100" office:value-type="float" office:value="-0.611284031040769" calcext:value-type="float">
            <text:p>-0,61</text:p>
          </table:table-cell>
          <table:table-cell table:formula="of:=([.D101]-[.$D$501])/[.$D$501]*100" office:value-type="float" office:value="17.4822517943297" calcext:value-type="float">
            <text:p>17,48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525" calcext:value-type="float">
            <text:p>2525</text:p>
          </table:table-cell>
          <table:table-cell office:value-type="float" office:value="0.61" calcext:value-type="float">
            <text:p>0,61</text:p>
          </table:table-cell>
          <table:table-cell office:value-type="float" office:value="46592.2605252494" calcext:value-type="float">
            <text:p>46592,2605252494</text:p>
          </table:table-cell>
          <table:table-cell table:formula="of:=([.D102]-[.D101])/[.D101]*100" office:value-type="float" office:value="0" calcext:value-type="float">
            <text:p>0,00</text:p>
          </table:table-cell>
          <table:table-cell table:formula="of:=([.D102]-[.$D$501])/[.$D$501]*100" office:value-type="float" office:value="17.4822517943297" calcext:value-type="float">
            <text:p>17,48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550" calcext:value-type="float">
            <text:p>2550</text:p>
          </table:table-cell>
          <table:table-cell office:value-type="float" office:value="0.614" calcext:value-type="float">
            <text:p>0,614</text:p>
          </table:table-cell>
          <table:table-cell office:value-type="float" office:value="46588.9096900442" calcext:value-type="float">
            <text:p>46588,9096900442</text:p>
          </table:table-cell>
          <table:table-cell table:formula="of:=([.D103]-[.D102])/[.D102]*100" office:value-type="float" office:value="-0.00719182792906512" calcext:value-type="float">
            <text:p>-0,01</text:p>
          </table:table-cell>
          <table:table-cell table:formula="of:=([.D103]-[.$D$501])/[.$D$501]*100" office:value-type="float" office:value="17.4738026729335" calcext:value-type="float">
            <text:p>17,47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575" calcext:value-type="float">
            <text:p>2575</text:p>
          </table:table-cell>
          <table:table-cell office:value-type="float" office:value="0.618" calcext:value-type="float">
            <text:p>0,618</text:p>
          </table:table-cell>
          <table:table-cell office:value-type="float" office:value="46588.9096900442" calcext:value-type="float">
            <text:p>46588,9096900442</text:p>
          </table:table-cell>
          <table:table-cell table:formula="of:=([.D104]-[.D103])/[.D103]*100" office:value-type="float" office:value="0" calcext:value-type="float">
            <text:p>0,00</text:p>
          </table:table-cell>
          <table:table-cell table:formula="of:=([.D104]-[.$D$501])/[.$D$501]*100" office:value-type="float" office:value="17.4738026729335" calcext:value-type="float">
            <text:p>17,47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600" calcext:value-type="float">
            <text:p>2600</text:p>
          </table:table-cell>
          <table:table-cell office:value-type="float" office:value="0.621" calcext:value-type="float">
            <text:p>0,621</text:p>
          </table:table-cell>
          <table:table-cell office:value-type="float" office:value="46502.9231444293" calcext:value-type="float">
            <text:p>46502,9231444293</text:p>
          </table:table-cell>
          <table:table-cell table:formula="of:=([.D105]-[.D104])/[.D104]*100" office:value-type="float" office:value="-0.184564408540517" calcext:value-type="float">
            <text:p>-0,18</text:p>
          </table:table-cell>
          <table:table-cell table:formula="of:=([.D105]-[.$D$501])/[.$D$501]*100" office:value-type="float" office:value="17.2569878438401" calcext:value-type="float">
            <text:p>17,26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625" calcext:value-type="float">
            <text:p>2625</text:p>
          </table:table-cell>
          <table:table-cell office:value-type="float" office:value="0.625" calcext:value-type="float">
            <text:p>0,625</text:p>
          </table:table-cell>
          <table:table-cell office:value-type="float" office:value="46502.9231444293" calcext:value-type="float">
            <text:p>46502,9231444293</text:p>
          </table:table-cell>
          <table:table-cell table:formula="of:=([.D106]-[.D105])/[.D105]*100" office:value-type="float" office:value="0" calcext:value-type="float">
            <text:p>0,00</text:p>
          </table:table-cell>
          <table:table-cell table:formula="of:=([.D106]-[.$D$501])/[.$D$501]*100" office:value-type="float" office:value="17.2569878438401" calcext:value-type="float">
            <text:p>17,26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650" calcext:value-type="float">
            <text:p>2650</text:p>
          </table:table-cell>
          <table:table-cell office:value-type="float" office:value="0.629" calcext:value-type="float">
            <text:p>0,629</text:p>
          </table:table-cell>
          <table:table-cell office:value-type="float" office:value="46502.9231444293" calcext:value-type="float">
            <text:p>46502,9231444293</text:p>
          </table:table-cell>
          <table:table-cell table:formula="of:=([.D107]-[.D106])/[.D106]*100" office:value-type="float" office:value="0" calcext:value-type="float">
            <text:p>0,00</text:p>
          </table:table-cell>
          <table:table-cell table:formula="of:=([.D107]-[.$D$501])/[.$D$501]*100" office:value-type="float" office:value="17.2569878438401" calcext:value-type="float">
            <text:p>17,26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675" calcext:value-type="float">
            <text:p>2675</text:p>
          </table:table-cell>
          <table:table-cell office:value-type="float" office:value="0.632" calcext:value-type="float">
            <text:p>0,632</text:p>
          </table:table-cell>
          <table:table-cell office:value-type="float" office:value="46392.0391507824" calcext:value-type="float">
            <text:p>46392,0391507824</text:p>
          </table:table-cell>
          <table:table-cell table:formula="of:=([.D108]-[.D107])/[.D107]*100" office:value-type="float" office:value="-0.238445211933257" calcext:value-type="float">
            <text:p>-0,24</text:p>
          </table:table-cell>
          <table:table-cell table:formula="of:=([.D108]-[.$D$501])/[.$D$501]*100" office:value-type="float" office:value="16.9773941706693" calcext:value-type="float">
            <text:p>16,98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700" calcext:value-type="float">
            <text:p>2700</text:p>
          </table:table-cell>
          <table:table-cell office:value-type="float" office:value="0.636" calcext:value-type="float">
            <text:p>0,636</text:p>
          </table:table-cell>
          <table:table-cell office:value-type="float" office:value="46392.0391507824" calcext:value-type="float">
            <text:p>46392,0391507824</text:p>
          </table:table-cell>
          <table:table-cell table:formula="of:=([.D109]-[.D108])/[.D108]*100" office:value-type="float" office:value="0" calcext:value-type="float">
            <text:p>0,00</text:p>
          </table:table-cell>
          <table:table-cell table:formula="of:=([.D109]-[.$D$501])/[.$D$501]*100" office:value-type="float" office:value="16.9773941706693" calcext:value-type="float">
            <text:p>16,98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725" calcext:value-type="float">
            <text:p>2725</text:p>
          </table:table-cell>
          <table:table-cell office:value-type="float" office:value="0.64" calcext:value-type="float">
            <text:p>0,64</text:p>
          </table:table-cell>
          <table:table-cell office:value-type="float" office:value="46392.0391507824" calcext:value-type="float">
            <text:p>46392,0391507824</text:p>
          </table:table-cell>
          <table:table-cell table:formula="of:=([.D110]-[.D109])/[.D109]*100" office:value-type="float" office:value="0" calcext:value-type="float">
            <text:p>0,00</text:p>
          </table:table-cell>
          <table:table-cell table:formula="of:=([.D110]-[.$D$501])/[.$D$501]*100" office:value-type="float" office:value="16.9773941706693" calcext:value-type="float">
            <text:p>16,98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750" calcext:value-type="float">
            <text:p>2750</text:p>
          </table:table-cell>
          <table:table-cell office:value-type="float" office:value="0.644" calcext:value-type="float">
            <text:p>0,644</text:p>
          </table:table-cell>
          <table:table-cell office:value-type="float" office:value="46348.6015378017" calcext:value-type="float">
            <text:p>46348,6015378017</text:p>
          </table:table-cell>
          <table:table-cell table:formula="of:=([.D111]-[.D110])/[.D110]*100" office:value-type="float" office:value="-0.0936316095947698" calcext:value-type="float">
            <text:p>-0,09</text:p>
          </table:table-cell>
          <table:table-cell table:formula="of:=([.D111]-[.$D$501])/[.$D$501]*100" office:value-type="float" office:value="16.8678663536453" calcext:value-type="float">
            <text:p>16,87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775" calcext:value-type="float">
            <text:p>2775</text:p>
          </table:table-cell>
          <table:table-cell office:value-type="float" office:value="0.647" calcext:value-type="float">
            <text:p>0,647</text:p>
          </table:table-cell>
          <table:table-cell office:value-type="float" office:value="46310.5797742089" calcext:value-type="float">
            <text:p>46310,5797742089</text:p>
          </table:table-cell>
          <table:table-cell table:formula="of:=([.D112]-[.D111])/[.D111]*100" office:value-type="float" office:value="-0.0820343275335499" calcext:value-type="float">
            <text:p>-0,08</text:p>
          </table:table-cell>
          <table:table-cell table:formula="of:=([.D112]-[.$D$501])/[.$D$501]*100" office:value-type="float" office:value="16.7719945853793" calcext:value-type="float">
            <text:p>16,77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800" calcext:value-type="float">
            <text:p>2800</text:p>
          </table:table-cell>
          <table:table-cell office:value-type="float" office:value="0.651" calcext:value-type="float">
            <text:p>0,651</text:p>
          </table:table-cell>
          <table:table-cell office:value-type="float" office:value="46278.0121113154" calcext:value-type="float">
            <text:p>46278,0121113154</text:p>
          </table:table-cell>
          <table:table-cell table:formula="of:=([.D113]-[.D112])/[.D112]*100" office:value-type="float" office:value="-0.0703244551294538" calcext:value-type="float">
            <text:p>-0,07</text:p>
          </table:table-cell>
          <table:table-cell table:formula="of:=([.D113]-[.$D$501])/[.$D$501]*100" office:value-type="float" office:value="16.6898753164433" calcext:value-type="float">
            <text:p>16,69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825" calcext:value-type="float">
            <text:p>2825</text:p>
          </table:table-cell>
          <table:table-cell office:value-type="float" office:value="0.655" calcext:value-type="float">
            <text:p>0,655</text:p>
          </table:table-cell>
          <table:table-cell office:value-type="float" office:value="46209.9398722269" calcext:value-type="float">
            <text:p>46209,9398722269</text:p>
          </table:table-cell>
          <table:table-cell table:formula="of:=([.D114]-[.D113])/[.D113]*100" office:value-type="float" office:value="-0.147094129550713" calcext:value-type="float">
            <text:p>-0,15</text:p>
          </table:table-cell>
          <table:table-cell table:formula="of:=([.D114]-[.$D$501])/[.$D$501]*100" office:value-type="float" office:value="16.5182313600728" calcext:value-type="float">
            <text:p>16,52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850" calcext:value-type="float">
            <text:p>2850</text:p>
          </table:table-cell>
          <table:table-cell office:value-type="float" office:value="0.659" calcext:value-type="float">
            <text:p>0,659</text:p>
          </table:table-cell>
          <table:table-cell office:value-type="float" office:value="45926.3119401656" calcext:value-type="float">
            <text:p>45926,3119401656</text:p>
          </table:table-cell>
          <table:table-cell table:formula="of:=([.D115]-[.D114])/[.D114]*100" office:value-type="float" office:value="-0.613781218598252" calcext:value-type="float">
            <text:p>-0,61</text:p>
          </table:table-cell>
          <table:table-cell table:formula="of:=([.D115]-[.$D$501])/[.$D$501]*100" office:value-type="float" office:value="15.8030643397418" calcext:value-type="float">
            <text:p>15,80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875" calcext:value-type="float">
            <text:p>2875</text:p>
          </table:table-cell>
          <table:table-cell office:value-type="float" office:value="0.662" calcext:value-type="float">
            <text:p>0,662</text:p>
          </table:table-cell>
          <table:table-cell office:value-type="float" office:value="45907.7637158816" calcext:value-type="float">
            <text:p>45907,7637158816</text:p>
          </table:table-cell>
          <table:table-cell table:formula="of:=([.D116]-[.D115])/[.D115]*100" office:value-type="float" office:value="-0.0403869230959183" calcext:value-type="float">
            <text:p>-0,04</text:p>
          </table:table-cell>
          <table:table-cell table:formula="of:=([.D116]-[.$D$501])/[.$D$501]*100" office:value-type="float" office:value="15.7562950452042" calcext:value-type="float">
            <text:p>15,76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900" calcext:value-type="float">
            <text:p>2900</text:p>
          </table:table-cell>
          <table:table-cell office:value-type="float" office:value="0.666" calcext:value-type="float">
            <text:p>0,666</text:p>
          </table:table-cell>
          <table:table-cell office:value-type="float" office:value="45907.7637158816" calcext:value-type="float">
            <text:p>45907,7637158816</text:p>
          </table:table-cell>
          <table:table-cell table:formula="of:=([.D117]-[.D116])/[.D116]*100" office:value-type="float" office:value="0" calcext:value-type="float">
            <text:p>0,00</text:p>
          </table:table-cell>
          <table:table-cell table:formula="of:=([.D117]-[.$D$501])/[.$D$501]*100" office:value-type="float" office:value="15.7562950452042" calcext:value-type="float">
            <text:p>15,76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925" calcext:value-type="float">
            <text:p>2925</text:p>
          </table:table-cell>
          <table:table-cell office:value-type="float" office:value="0.669" calcext:value-type="float">
            <text:p>0,669</text:p>
          </table:table-cell>
          <table:table-cell office:value-type="float" office:value="45907.7637158816" calcext:value-type="float">
            <text:p>45907,7637158816</text:p>
          </table:table-cell>
          <table:table-cell table:formula="of:=([.D118]-[.D117])/[.D117]*100" office:value-type="float" office:value="0" calcext:value-type="float">
            <text:p>0,00</text:p>
          </table:table-cell>
          <table:table-cell table:formula="of:=([.D118]-[.$D$501])/[.$D$501]*100" office:value-type="float" office:value="15.7562950452042" calcext:value-type="float">
            <text:p>15,76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950" calcext:value-type="float">
            <text:p>2950</text:p>
          </table:table-cell>
          <table:table-cell office:value-type="float" office:value="0.673" calcext:value-type="float">
            <text:p>0,673</text:p>
          </table:table-cell>
          <table:table-cell office:value-type="float" office:value="45907.7637158816" calcext:value-type="float">
            <text:p>45907,7637158816</text:p>
          </table:table-cell>
          <table:table-cell table:formula="of:=([.D119]-[.D118])/[.D118]*100" office:value-type="float" office:value="0" calcext:value-type="float">
            <text:p>0,00</text:p>
          </table:table-cell>
          <table:table-cell table:formula="of:=([.D119]-[.$D$501])/[.$D$501]*100" office:value-type="float" office:value="15.7562950452042" calcext:value-type="float">
            <text:p>15,76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75" calcext:value-type="float">
            <text:p>2975</text:p>
          </table:table-cell>
          <table:table-cell office:value-type="float" office:value="0.676" calcext:value-type="float">
            <text:p>0,676</text:p>
          </table:table-cell>
          <table:table-cell office:value-type="float" office:value="45907.7637158816" calcext:value-type="float">
            <text:p>45907,7637158816</text:p>
          </table:table-cell>
          <table:table-cell table:formula="of:=([.D120]-[.D119])/[.D119]*100" office:value-type="float" office:value="0" calcext:value-type="float">
            <text:p>0,00</text:p>
          </table:table-cell>
          <table:table-cell table:formula="of:=([.D120]-[.$D$501])/[.$D$501]*100" office:value-type="float" office:value="15.7562950452042" calcext:value-type="float">
            <text:p>15,76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00" calcext:value-type="float">
            <text:p>3000</text:p>
          </table:table-cell>
          <table:table-cell office:value-type="float" office:value="0.68" calcext:value-type="float">
            <text:p>0,68</text:p>
          </table:table-cell>
          <table:table-cell office:value-type="float" office:value="45870.2647925879" calcext:value-type="float">
            <text:p>45870,2647925879</text:p>
          </table:table-cell>
          <table:table-cell table:formula="of:=([.D121]-[.D120])/[.D120]*100" office:value-type="float" office:value="-0.0816831844079897" calcext:value-type="float">
            <text:p>-0,08</text:p>
          </table:table-cell>
          <table:table-cell table:formula="of:=([.D121]-[.$D$501])/[.$D$501]*100" office:value-type="float" office:value="15.6617416172585" calcext:value-type="float">
            <text:p>15,66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025" calcext:value-type="float">
            <text:p>3025</text:p>
          </table:table-cell>
          <table:table-cell office:value-type="float" office:value="0.684" calcext:value-type="float">
            <text:p>0,684</text:p>
          </table:table-cell>
          <table:table-cell office:value-type="float" office:value="45870.2647925879" calcext:value-type="float">
            <text:p>45870,2647925879</text:p>
          </table:table-cell>
          <table:table-cell table:formula="of:=([.D122]-[.D121])/[.D121]*100" office:value-type="float" office:value="0" calcext:value-type="float">
            <text:p>0,00</text:p>
          </table:table-cell>
          <table:table-cell table:formula="of:=([.D122]-[.$D$501])/[.$D$501]*100" office:value-type="float" office:value="15.6617416172585" calcext:value-type="float">
            <text:p>15,66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050" calcext:value-type="float">
            <text:p>3050</text:p>
          </table:table-cell>
          <table:table-cell office:value-type="float" office:value="0.687" calcext:value-type="float">
            <text:p>0,687</text:p>
          </table:table-cell>
          <table:table-cell office:value-type="float" office:value="45870.2647925879" calcext:value-type="float">
            <text:p>45870,2647925879</text:p>
          </table:table-cell>
          <table:table-cell table:formula="of:=([.D123]-[.D122])/[.D122]*100" office:value-type="float" office:value="0" calcext:value-type="float">
            <text:p>0,00</text:p>
          </table:table-cell>
          <table:table-cell table:formula="of:=([.D123]-[.$D$501])/[.$D$501]*100" office:value-type="float" office:value="15.6617416172585" calcext:value-type="float">
            <text:p>15,66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75" calcext:value-type="float">
            <text:p>3075</text:p>
          </table:table-cell>
          <table:table-cell office:value-type="float" office:value="0.691" calcext:value-type="float">
            <text:p>0,691</text:p>
          </table:table-cell>
          <table:table-cell office:value-type="float" office:value="45725.8132770364" calcext:value-type="float">
            <text:p>45725,8132770364</text:p>
          </table:table-cell>
          <table:table-cell table:formula="of:=([.D124]-[.D123])/[.D123]*100" office:value-type="float" office:value="-0.314913193121313" calcext:value-type="float">
            <text:p>-0,31</text:p>
          </table:table-cell>
          <table:table-cell table:formula="of:=([.D124]-[.$D$501])/[.$D$501]*100" office:value-type="float" office:value="15.2975075335119" calcext:value-type="float">
            <text:p>15,30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100" calcext:value-type="float">
            <text:p>3100</text:p>
          </table:table-cell>
          <table:table-cell office:value-type="float" office:value="0.695" calcext:value-type="float">
            <text:p>0,695</text:p>
          </table:table-cell>
          <table:table-cell office:value-type="float" office:value="45725.8132770364" calcext:value-type="float">
            <text:p>45725,8132770364</text:p>
          </table:table-cell>
          <table:table-cell table:formula="of:=([.D125]-[.D124])/[.D124]*100" office:value-type="float" office:value="0" calcext:value-type="float">
            <text:p>0,00</text:p>
          </table:table-cell>
          <table:table-cell table:formula="of:=([.D125]-[.$D$501])/[.$D$501]*100" office:value-type="float" office:value="15.2975075335119" calcext:value-type="float">
            <text:p>15,30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125" calcext:value-type="float">
            <text:p>3125</text:p>
          </table:table-cell>
          <table:table-cell office:value-type="float" office:value="0.698" calcext:value-type="float">
            <text:p>0,698</text:p>
          </table:table-cell>
          <table:table-cell office:value-type="float" office:value="45725.8132770364" calcext:value-type="float">
            <text:p>45725,8132770364</text:p>
          </table:table-cell>
          <table:table-cell table:formula="of:=([.D126]-[.D125])/[.D125]*100" office:value-type="float" office:value="0" calcext:value-type="float">
            <text:p>0,00</text:p>
          </table:table-cell>
          <table:table-cell table:formula="of:=([.D126]-[.$D$501])/[.$D$501]*100" office:value-type="float" office:value="15.2975075335119" calcext:value-type="float">
            <text:p>15,30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150" calcext:value-type="float">
            <text:p>3150</text:p>
          </table:table-cell>
          <table:table-cell office:value-type="float" office:value="0.702" calcext:value-type="float">
            <text:p>0,702</text:p>
          </table:table-cell>
          <table:table-cell office:value-type="float" office:value="45725.8132770364" calcext:value-type="float">
            <text:p>45725,8132770364</text:p>
          </table:table-cell>
          <table:table-cell table:formula="of:=([.D127]-[.D126])/[.D126]*100" office:value-type="float" office:value="0" calcext:value-type="float">
            <text:p>0,00</text:p>
          </table:table-cell>
          <table:table-cell table:formula="of:=([.D127]-[.$D$501])/[.$D$501]*100" office:value-type="float" office:value="15.2975075335119" calcext:value-type="float">
            <text:p>15,30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175" calcext:value-type="float">
            <text:p>3175</text:p>
          </table:table-cell>
          <table:table-cell office:value-type="float" office:value="0.706" calcext:value-type="float">
            <text:p>0,706</text:p>
          </table:table-cell>
          <table:table-cell office:value-type="float" office:value="45725.8132770364" calcext:value-type="float">
            <text:p>45725,8132770364</text:p>
          </table:table-cell>
          <table:table-cell table:formula="of:=([.D128]-[.D127])/[.D127]*100" office:value-type="float" office:value="0" calcext:value-type="float">
            <text:p>0,00</text:p>
          </table:table-cell>
          <table:table-cell table:formula="of:=([.D128]-[.$D$501])/[.$D$501]*100" office:value-type="float" office:value="15.2975075335119" calcext:value-type="float">
            <text:p>15,30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00" calcext:value-type="float">
            <text:p>3200</text:p>
          </table:table-cell>
          <table:table-cell office:value-type="float" office:value="0.709" calcext:value-type="float">
            <text:p>0,709</text:p>
          </table:table-cell>
          <table:table-cell office:value-type="float" office:value="45725.8132770364" calcext:value-type="float">
            <text:p>45725,8132770364</text:p>
          </table:table-cell>
          <table:table-cell table:formula="of:=([.D129]-[.D128])/[.D128]*100" office:value-type="float" office:value="0" calcext:value-type="float">
            <text:p>0,00</text:p>
          </table:table-cell>
          <table:table-cell table:formula="of:=([.D129]-[.$D$501])/[.$D$501]*100" office:value-type="float" office:value="15.2975075335119" calcext:value-type="float">
            <text:p>15,30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225" calcext:value-type="float">
            <text:p>3225</text:p>
          </table:table-cell>
          <table:table-cell office:value-type="float" office:value="0.713" calcext:value-type="float">
            <text:p>0,713</text:p>
          </table:table-cell>
          <table:table-cell office:value-type="float" office:value="45725.8132770364" calcext:value-type="float">
            <text:p>45725,8132770364</text:p>
          </table:table-cell>
          <table:table-cell table:formula="of:=([.D130]-[.D129])/[.D129]*100" office:value-type="float" office:value="0" calcext:value-type="float">
            <text:p>0,00</text:p>
          </table:table-cell>
          <table:table-cell table:formula="of:=([.D130]-[.$D$501])/[.$D$501]*100" office:value-type="float" office:value="15.2975075335119" calcext:value-type="float">
            <text:p>15,30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250" calcext:value-type="float">
            <text:p>3250</text:p>
          </table:table-cell>
          <table:table-cell office:value-type="float" office:value="0.717" calcext:value-type="float">
            <text:p>0,717</text:p>
          </table:table-cell>
          <table:table-cell office:value-type="float" office:value="45725.8132770364" calcext:value-type="float">
            <text:p>45725,8132770364</text:p>
          </table:table-cell>
          <table:table-cell table:formula="of:=([.D131]-[.D130])/[.D130]*100" office:value-type="float" office:value="0" calcext:value-type="float">
            <text:p>0,00</text:p>
          </table:table-cell>
          <table:table-cell table:formula="of:=([.D131]-[.$D$501])/[.$D$501]*100" office:value-type="float" office:value="15.2975075335119" calcext:value-type="float">
            <text:p>15,30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275" calcext:value-type="float">
            <text:p>3275</text:p>
          </table:table-cell>
          <table:table-cell office:value-type="float" office:value="0.72" calcext:value-type="float">
            <text:p>0,72</text:p>
          </table:table-cell>
          <table:table-cell office:value-type="float" office:value="45725.7974551844" calcext:value-type="float">
            <text:p>45725,7974551844</text:p>
          </table:table-cell>
          <table:table-cell table:formula="of:=([.D132]-[.D131])/[.D131]*100" office:value-type="float" office:value="-0.0000346015759783714" calcext:value-type="float">
            <text:p>0,00</text:p>
          </table:table-cell>
          <table:table-cell table:formula="of:=([.D132]-[.$D$501])/[.$D$501]*100" office:value-type="float" office:value="15.2974676387572" calcext:value-type="float">
            <text:p>15,30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300" calcext:value-type="float">
            <text:p>3300</text:p>
          </table:table-cell>
          <table:table-cell office:value-type="float" office:value="0.724" calcext:value-type="float">
            <text:p>0,724</text:p>
          </table:table-cell>
          <table:table-cell office:value-type="float" office:value="45682.4527601129" calcext:value-type="float">
            <text:p>45682,4527601129</text:p>
          </table:table-cell>
          <table:table-cell table:formula="of:=([.D133]-[.D132])/[.D132]*100" office:value-type="float" office:value="-0.0947926498471296" calcext:value-type="float">
            <text:p>-0,09</text:p>
          </table:table-cell>
          <table:table-cell table:formula="of:=([.D133]-[.$D$501])/[.$D$501]*100" office:value-type="float" office:value="15.1881741139758" calcext:value-type="float">
            <text:p>15,19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325" calcext:value-type="float">
            <text:p>3325</text:p>
          </table:table-cell>
          <table:table-cell office:value-type="float" office:value="0.728" calcext:value-type="float">
            <text:p>0,728</text:p>
          </table:table-cell>
          <table:table-cell office:value-type="float" office:value="45614.0515219295" calcext:value-type="float">
            <text:p>45614,0515219295</text:p>
          </table:table-cell>
          <table:table-cell table:formula="of:=([.D134]-[.D133])/[.D133]*100" office:value-type="float" office:value="-0.149731973768131" calcext:value-type="float">
            <text:p>-0,15</text:p>
          </table:table-cell>
          <table:table-cell table:formula="of:=([.D134]-[.$D$501])/[.$D$501]*100" office:value-type="float" office:value="15.0157005873275" calcext:value-type="float">
            <text:p>15,02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350" calcext:value-type="float">
            <text:p>3350</text:p>
          </table:table-cell>
          <table:table-cell office:value-type="float" office:value="0.731" calcext:value-type="float">
            <text:p>0,731</text:p>
          </table:table-cell>
          <table:table-cell office:value-type="float" office:value="45614.0515219295" calcext:value-type="float">
            <text:p>45614,0515219295</text:p>
          </table:table-cell>
          <table:table-cell table:formula="of:=([.D135]-[.D134])/[.D134]*100" office:value-type="float" office:value="0" calcext:value-type="float">
            <text:p>0,00</text:p>
          </table:table-cell>
          <table:table-cell table:formula="of:=([.D135]-[.$D$501])/[.$D$501]*100" office:value-type="float" office:value="15.0157005873275" calcext:value-type="float">
            <text:p>15,02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375" calcext:value-type="float">
            <text:p>3375</text:p>
          </table:table-cell>
          <table:table-cell office:value-type="float" office:value="0.735" calcext:value-type="float">
            <text:p>0,735</text:p>
          </table:table-cell>
          <table:table-cell office:value-type="float" office:value="45614.0515219295" calcext:value-type="float">
            <text:p>45614,0515219295</text:p>
          </table:table-cell>
          <table:table-cell table:formula="of:=([.D136]-[.D135])/[.D135]*100" office:value-type="float" office:value="0" calcext:value-type="float">
            <text:p>0,00</text:p>
          </table:table-cell>
          <table:table-cell table:formula="of:=([.D136]-[.$D$501])/[.$D$501]*100" office:value-type="float" office:value="15.0157005873275" calcext:value-type="float">
            <text:p>15,0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400" calcext:value-type="float">
            <text:p>3400</text:p>
          </table:table-cell>
          <table:table-cell office:value-type="float" office:value="0.738" calcext:value-type="float">
            <text:p>0,738</text:p>
          </table:table-cell>
          <table:table-cell office:value-type="float" office:value="45614.0515219295" calcext:value-type="float">
            <text:p>45614,0515219295</text:p>
          </table:table-cell>
          <table:table-cell table:formula="of:=([.D137]-[.D136])/[.D136]*100" office:value-type="float" office:value="0" calcext:value-type="float">
            <text:p>0,00</text:p>
          </table:table-cell>
          <table:table-cell table:formula="of:=([.D137]-[.$D$501])/[.$D$501]*100" office:value-type="float" office:value="15.0157005873275" calcext:value-type="float">
            <text:p>15,02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425" calcext:value-type="float">
            <text:p>3425</text:p>
          </table:table-cell>
          <table:table-cell office:value-type="float" office:value="0.742" calcext:value-type="float">
            <text:p>0,742</text:p>
          </table:table-cell>
          <table:table-cell office:value-type="float" office:value="45614.0515219295" calcext:value-type="float">
            <text:p>45614,0515219295</text:p>
          </table:table-cell>
          <table:table-cell table:formula="of:=([.D138]-[.D137])/[.D137]*100" office:value-type="float" office:value="0" calcext:value-type="float">
            <text:p>0,00</text:p>
          </table:table-cell>
          <table:table-cell table:formula="of:=([.D138]-[.$D$501])/[.$D$501]*100" office:value-type="float" office:value="15.0157005873275" calcext:value-type="float">
            <text:p>15,02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450" calcext:value-type="float">
            <text:p>3450</text:p>
          </table:table-cell>
          <table:table-cell office:value-type="float" office:value="0.746" calcext:value-type="float">
            <text:p>0,746</text:p>
          </table:table-cell>
          <table:table-cell office:value-type="float" office:value="45614.0515219295" calcext:value-type="float">
            <text:p>45614,0515219295</text:p>
          </table:table-cell>
          <table:table-cell table:formula="of:=([.D139]-[.D138])/[.D138]*100" office:value-type="float" office:value="0" calcext:value-type="float">
            <text:p>0,00</text:p>
          </table:table-cell>
          <table:table-cell table:formula="of:=([.D139]-[.$D$501])/[.$D$501]*100" office:value-type="float" office:value="15.0157005873275" calcext:value-type="float">
            <text:p>15,02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475" calcext:value-type="float">
            <text:p>3475</text:p>
          </table:table-cell>
          <table:table-cell office:value-type="float" office:value="0.749" calcext:value-type="float">
            <text:p>0,749</text:p>
          </table:table-cell>
          <table:table-cell office:value-type="float" office:value="45603.0598062035" calcext:value-type="float">
            <text:p>45603,0598062035</text:p>
          </table:table-cell>
          <table:table-cell table:formula="of:=([.D140]-[.D139])/[.D139]*100" office:value-type="float" office:value="-0.024097214255675" calcext:value-type="float">
            <text:p>-0,02</text:p>
          </table:table-cell>
          <table:table-cell table:formula="of:=([.D140]-[.$D$501])/[.$D$501]*100" office:value-type="float" office:value="14.9879850075293" calcext:value-type="float">
            <text:p>14,99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500" calcext:value-type="float">
            <text:p>3500</text:p>
          </table:table-cell>
          <table:table-cell office:value-type="float" office:value="0.753" calcext:value-type="float">
            <text:p>0,753</text:p>
          </table:table-cell>
          <table:table-cell office:value-type="float" office:value="45519.7884648418" calcext:value-type="float">
            <text:p>45519,7884648418</text:p>
          </table:table-cell>
          <table:table-cell table:formula="of:=([.D141]-[.D140])/[.D140]*100" office:value-type="float" office:value="-0.182600338037883" calcext:value-type="float">
            <text:p>-0,18</text:p>
          </table:table-cell>
          <table:table-cell table:formula="of:=([.D141]-[.$D$501])/[.$D$501]*100" office:value-type="float" office:value="14.7780165582026" calcext:value-type="float">
            <text:p>14,78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525" calcext:value-type="float">
            <text:p>3525</text:p>
          </table:table-cell>
          <table:table-cell office:value-type="float" office:value="0.757" calcext:value-type="float">
            <text:p>0,757</text:p>
          </table:table-cell>
          <table:table-cell office:value-type="float" office:value="45519.7884648418" calcext:value-type="float">
            <text:p>45519,7884648418</text:p>
          </table:table-cell>
          <table:table-cell table:formula="of:=([.D142]-[.D141])/[.D141]*100" office:value-type="float" office:value="0" calcext:value-type="float">
            <text:p>0,00</text:p>
          </table:table-cell>
          <table:table-cell table:formula="of:=([.D142]-[.$D$501])/[.$D$501]*100" office:value-type="float" office:value="14.7780165582026" calcext:value-type="float">
            <text:p>14,78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550" calcext:value-type="float">
            <text:p>3550</text:p>
          </table:table-cell>
          <table:table-cell office:value-type="float" office:value="0.76" calcext:value-type="float">
            <text:p>0,76</text:p>
          </table:table-cell>
          <table:table-cell office:value-type="float" office:value="45519.7884648418" calcext:value-type="float">
            <text:p>45519,7884648418</text:p>
          </table:table-cell>
          <table:table-cell table:formula="of:=([.D143]-[.D142])/[.D142]*100" office:value-type="float" office:value="0" calcext:value-type="float">
            <text:p>0,00</text:p>
          </table:table-cell>
          <table:table-cell table:formula="of:=([.D143]-[.$D$501])/[.$D$501]*100" office:value-type="float" office:value="14.7780165582026" calcext:value-type="float">
            <text:p>14,78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575" calcext:value-type="float">
            <text:p>3575</text:p>
          </table:table-cell>
          <table:table-cell office:value-type="float" office:value="0.764" calcext:value-type="float">
            <text:p>0,764</text:p>
          </table:table-cell>
          <table:table-cell office:value-type="float" office:value="45503.5309926652" calcext:value-type="float">
            <text:p>45503,5309926652</text:p>
          </table:table-cell>
          <table:table-cell table:formula="of:=([.D144]-[.D143])/[.D143]*100" office:value-type="float" office:value="-0.0357151751466748" calcext:value-type="float">
            <text:p>-0,04</text:p>
          </table:table-cell>
          <table:table-cell table:formula="of:=([.D144]-[.$D$501])/[.$D$501]*100" office:value-type="float" office:value="14.737023388559" calcext:value-type="float">
            <text:p>14,74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600" calcext:value-type="float">
            <text:p>3600</text:p>
          </table:table-cell>
          <table:table-cell office:value-type="float" office:value="0.767" calcext:value-type="float">
            <text:p>0,767</text:p>
          </table:table-cell>
          <table:table-cell office:value-type="float" office:value="45366.8143166275" calcext:value-type="float">
            <text:p>45366,8143166275</text:p>
          </table:table-cell>
          <table:table-cell table:formula="of:=([.D145]-[.D144])/[.D144]*100" office:value-type="float" office:value="-0.300452894654878" calcext:value-type="float">
            <text:p>-0,30</text:p>
          </table:table-cell>
          <table:table-cell table:formula="of:=([.D145]-[.$D$501])/[.$D$501]*100" office:value-type="float" office:value="14.3922926805472" calcext:value-type="float">
            <text:p>14,39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625" calcext:value-type="float">
            <text:p>3625</text:p>
          </table:table-cell>
          <table:table-cell office:value-type="float" office:value="0.771" calcext:value-type="float">
            <text:p>0,771</text:p>
          </table:table-cell>
          <table:table-cell office:value-type="float" office:value="45366.8143166275" calcext:value-type="float">
            <text:p>45366,8143166275</text:p>
          </table:table-cell>
          <table:table-cell table:formula="of:=([.D146]-[.D145])/[.D145]*100" office:value-type="float" office:value="0" calcext:value-type="float">
            <text:p>0,00</text:p>
          </table:table-cell>
          <table:table-cell table:formula="of:=([.D146]-[.$D$501])/[.$D$501]*100" office:value-type="float" office:value="14.3922926805472" calcext:value-type="float">
            <text:p>14,39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650" calcext:value-type="float">
            <text:p>3650</text:p>
          </table:table-cell>
          <table:table-cell office:value-type="float" office:value="0.774" calcext:value-type="float">
            <text:p>0,774</text:p>
          </table:table-cell>
          <table:table-cell office:value-type="float" office:value="45366.8143166275" calcext:value-type="float">
            <text:p>45366,8143166275</text:p>
          </table:table-cell>
          <table:table-cell table:formula="of:=([.D147]-[.D146])/[.D146]*100" office:value-type="float" office:value="0" calcext:value-type="float">
            <text:p>0,00</text:p>
          </table:table-cell>
          <table:table-cell table:formula="of:=([.D147]-[.$D$501])/[.$D$501]*100" office:value-type="float" office:value="14.3922926805472" calcext:value-type="float">
            <text:p>14,39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675" calcext:value-type="float">
            <text:p>3675</text:p>
          </table:table-cell>
          <table:table-cell office:value-type="float" office:value="0.778" calcext:value-type="float">
            <text:p>0,778</text:p>
          </table:table-cell>
          <table:table-cell office:value-type="float" office:value="45366.8143166275" calcext:value-type="float">
            <text:p>45366,8143166275</text:p>
          </table:table-cell>
          <table:table-cell table:formula="of:=([.D148]-[.D147])/[.D147]*100" office:value-type="float" office:value="0" calcext:value-type="float">
            <text:p>0,00</text:p>
          </table:table-cell>
          <table:table-cell table:formula="of:=([.D148]-[.$D$501])/[.$D$501]*100" office:value-type="float" office:value="14.3922926805472" calcext:value-type="float">
            <text:p>14,39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700" calcext:value-type="float">
            <text:p>3700</text:p>
          </table:table-cell>
          <table:table-cell office:value-type="float" office:value="0.781" calcext:value-type="float">
            <text:p>0,781</text:p>
          </table:table-cell>
          <table:table-cell office:value-type="float" office:value="45366.8143166275" calcext:value-type="float">
            <text:p>45366,8143166275</text:p>
          </table:table-cell>
          <table:table-cell table:formula="of:=([.D149]-[.D148])/[.D148]*100" office:value-type="float" office:value="0" calcext:value-type="float">
            <text:p>0,00</text:p>
          </table:table-cell>
          <table:table-cell table:formula="of:=([.D149]-[.$D$501])/[.$D$501]*100" office:value-type="float" office:value="14.3922926805472" calcext:value-type="float">
            <text:p>14,39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725" calcext:value-type="float">
            <text:p>3725</text:p>
          </table:table-cell>
          <table:table-cell office:value-type="float" office:value="0.785" calcext:value-type="float">
            <text:p>0,785</text:p>
          </table:table-cell>
          <table:table-cell office:value-type="float" office:value="45366.8143166275" calcext:value-type="float">
            <text:p>45366,8143166275</text:p>
          </table:table-cell>
          <table:table-cell table:formula="of:=([.D150]-[.D149])/[.D149]*100" office:value-type="float" office:value="0" calcext:value-type="float">
            <text:p>0,00</text:p>
          </table:table-cell>
          <table:table-cell table:formula="of:=([.D150]-[.$D$501])/[.$D$501]*100" office:value-type="float" office:value="14.3922926805472" calcext:value-type="float">
            <text:p>14,39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750" calcext:value-type="float">
            <text:p>3750</text:p>
          </table:table-cell>
          <table:table-cell office:value-type="float" office:value="0.788" calcext:value-type="float">
            <text:p>0,788</text:p>
          </table:table-cell>
          <table:table-cell office:value-type="float" office:value="45366.8143166275" calcext:value-type="float">
            <text:p>45366,8143166275</text:p>
          </table:table-cell>
          <table:table-cell table:formula="of:=([.D151]-[.D150])/[.D150]*100" office:value-type="float" office:value="0" calcext:value-type="float">
            <text:p>0,00</text:p>
          </table:table-cell>
          <table:table-cell table:formula="of:=([.D151]-[.$D$501])/[.$D$501]*100" office:value-type="float" office:value="14.3922926805472" calcext:value-type="float">
            <text:p>14,39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775" calcext:value-type="float">
            <text:p>3775</text:p>
          </table:table-cell>
          <table:table-cell office:value-type="float" office:value="0.792" calcext:value-type="float">
            <text:p>0,792</text:p>
          </table:table-cell>
          <table:table-cell office:value-type="float" office:value="45327.1879835433" calcext:value-type="float">
            <text:p>45327,1879835433</text:p>
          </table:table-cell>
          <table:table-cell table:formula="of:=([.D152]-[.D151])/[.D151]*100" office:value-type="float" office:value="-0.0873465189943185" calcext:value-type="float">
            <text:p>-0,09</text:p>
          </table:table-cell>
          <table:table-cell table:formula="of:=([.D152]-[.$D$501])/[.$D$501]*100" office:value-type="float" office:value="14.2923749948929" calcext:value-type="float">
            <text:p>14,2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800" calcext:value-type="float">
            <text:p>3800</text:p>
          </table:table-cell>
          <table:table-cell office:value-type="float" office:value="0.795" calcext:value-type="float">
            <text:p>0,795</text:p>
          </table:table-cell>
          <table:table-cell office:value-type="float" office:value="45327.1879835433" calcext:value-type="float">
            <text:p>45327,1879835433</text:p>
          </table:table-cell>
          <table:table-cell table:formula="of:=([.D153]-[.D152])/[.D152]*100" office:value-type="float" office:value="0" calcext:value-type="float">
            <text:p>0,00</text:p>
          </table:table-cell>
          <table:table-cell table:formula="of:=([.D153]-[.$D$501])/[.$D$501]*100" office:value-type="float" office:value="14.2923749948929" calcext:value-type="float">
            <text:p>14,29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825" calcext:value-type="float">
            <text:p>3825</text:p>
          </table:table-cell>
          <table:table-cell office:value-type="float" office:value="0.799" calcext:value-type="float">
            <text:p>0,799</text:p>
          </table:table-cell>
          <table:table-cell office:value-type="float" office:value="45327.1879835433" calcext:value-type="float">
            <text:p>45327,1879835433</text:p>
          </table:table-cell>
          <table:table-cell table:formula="of:=([.D154]-[.D153])/[.D153]*100" office:value-type="float" office:value="0" calcext:value-type="float">
            <text:p>0,00</text:p>
          </table:table-cell>
          <table:table-cell table:formula="of:=([.D154]-[.$D$501])/[.$D$501]*100" office:value-type="float" office:value="14.2923749948929" calcext:value-type="float">
            <text:p>14,29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850" calcext:value-type="float">
            <text:p>3850</text:p>
          </table:table-cell>
          <table:table-cell office:value-type="float" office:value="0.802" calcext:value-type="float">
            <text:p>0,802</text:p>
          </table:table-cell>
          <table:table-cell office:value-type="float" office:value="45246.4265831656" calcext:value-type="float">
            <text:p>45246,4265831656</text:p>
          </table:table-cell>
          <table:table-cell table:formula="of:=([.D155]-[.D154])/[.D154]*100" office:value-type="float" office:value="-0.178174301055327" calcext:value-type="float">
            <text:p>-0,18</text:p>
          </table:table-cell>
          <table:table-cell table:formula="of:=([.D155]-[.$D$501])/[.$D$501]*100" office:value-type="float" office:value="14.0887353545863" calcext:value-type="float">
            <text:p>14,09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875" calcext:value-type="float">
            <text:p>3875</text:p>
          </table:table-cell>
          <table:table-cell office:value-type="float" office:value="0.806" calcext:value-type="float">
            <text:p>0,806</text:p>
          </table:table-cell>
          <table:table-cell office:value-type="float" office:value="45168.4263816262" calcext:value-type="float">
            <text:p>45168,4263816262</text:p>
          </table:table-cell>
          <table:table-cell table:formula="of:=([.D156]-[.D155])/[.D155]*100" office:value-type="float" office:value="-0.172389749709912" calcext:value-type="float">
            <text:p>-0,17</text:p>
          </table:table-cell>
          <table:table-cell table:formula="of:=([.D156]-[.$D$501])/[.$D$501]*100" office:value-type="float" office:value="13.8920580692613" calcext:value-type="float">
            <text:p>13,89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900" calcext:value-type="float">
            <text:p>3900</text:p>
          </table:table-cell>
          <table:table-cell office:value-type="float" office:value="0.821" calcext:value-type="float">
            <text:p>0,821</text:p>
          </table:table-cell>
          <table:table-cell office:value-type="float" office:value="45124.1567474746" calcext:value-type="float">
            <text:p>45124,1567474746</text:p>
          </table:table-cell>
          <table:table-cell table:formula="of:=([.D157]-[.D156])/[.D156]*100" office:value-type="float" office:value="-0.098010131629484" calcext:value-type="float">
            <text:p>-0,10</text:p>
          </table:table-cell>
          <table:table-cell table:formula="of:=([.D157]-[.$D$501])/[.$D$501]*100" office:value-type="float" office:value="13.7804323132321" calcext:value-type="float">
            <text:p>13,78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925" calcext:value-type="float">
            <text:p>3925</text:p>
          </table:table-cell>
          <table:table-cell office:value-type="float" office:value="0.824" calcext:value-type="float">
            <text:p>0,824</text:p>
          </table:table-cell>
          <table:table-cell office:value-type="float" office:value="45124.1567474746" calcext:value-type="float">
            <text:p>45124,1567474746</text:p>
          </table:table-cell>
          <table:table-cell table:formula="of:=([.D158]-[.D157])/[.D157]*100" office:value-type="float" office:value="0" calcext:value-type="float">
            <text:p>0,00</text:p>
          </table:table-cell>
          <table:table-cell table:formula="of:=([.D158]-[.$D$501])/[.$D$501]*100" office:value-type="float" office:value="13.7804323132321" calcext:value-type="float">
            <text:p>13,78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950" calcext:value-type="float">
            <text:p>3950</text:p>
          </table:table-cell>
          <table:table-cell office:value-type="float" office:value="0.826" calcext:value-type="float">
            <text:p>0,826</text:p>
          </table:table-cell>
          <table:table-cell office:value-type="float" office:value="45124.1567474746" calcext:value-type="float">
            <text:p>45124,1567474746</text:p>
          </table:table-cell>
          <table:table-cell table:formula="of:=([.D159]-[.D158])/[.D158]*100" office:value-type="float" office:value="0" calcext:value-type="float">
            <text:p>0,00</text:p>
          </table:table-cell>
          <table:table-cell table:formula="of:=([.D159]-[.$D$501])/[.$D$501]*100" office:value-type="float" office:value="13.7804323132321" calcext:value-type="float">
            <text:p>13,78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975" calcext:value-type="float">
            <text:p>3975</text:p>
          </table:table-cell>
          <table:table-cell office:value-type="float" office:value="0.829" calcext:value-type="float">
            <text:p>0,829</text:p>
          </table:table-cell>
          <table:table-cell office:value-type="float" office:value="45124.1567474746" calcext:value-type="float">
            <text:p>45124,1567474746</text:p>
          </table:table-cell>
          <table:table-cell table:formula="of:=([.D160]-[.D159])/[.D159]*100" office:value-type="float" office:value="0" calcext:value-type="float">
            <text:p>0,00</text:p>
          </table:table-cell>
          <table:table-cell table:formula="of:=([.D160]-[.$D$501])/[.$D$501]*100" office:value-type="float" office:value="13.7804323132321" calcext:value-type="float">
            <text:p>13,78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000" calcext:value-type="float">
            <text:p>4000</text:p>
          </table:table-cell>
          <table:table-cell office:value-type="float" office:value="0.832" calcext:value-type="float">
            <text:p>0,832</text:p>
          </table:table-cell>
          <table:table-cell office:value-type="float" office:value="45124.1567474746" calcext:value-type="float">
            <text:p>45124,1567474746</text:p>
          </table:table-cell>
          <table:table-cell table:formula="of:=([.D161]-[.D160])/[.D160]*100" office:value-type="float" office:value="0" calcext:value-type="float">
            <text:p>0,00</text:p>
          </table:table-cell>
          <table:table-cell table:formula="of:=([.D161]-[.$D$501])/[.$D$501]*100" office:value-type="float" office:value="13.7804323132321" calcext:value-type="float">
            <text:p>13,78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025" calcext:value-type="float">
            <text:p>4025</text:p>
          </table:table-cell>
          <table:table-cell office:value-type="float" office:value="0.834" calcext:value-type="float">
            <text:p>0,834</text:p>
          </table:table-cell>
          <table:table-cell office:value-type="float" office:value="45124.1567474746" calcext:value-type="float">
            <text:p>45124,1567474746</text:p>
          </table:table-cell>
          <table:table-cell table:formula="of:=([.D162]-[.D161])/[.D161]*100" office:value-type="float" office:value="0" calcext:value-type="float">
            <text:p>0,00</text:p>
          </table:table-cell>
          <table:table-cell table:formula="of:=([.D162]-[.$D$501])/[.$D$501]*100" office:value-type="float" office:value="13.7804323132321" calcext:value-type="float">
            <text:p>13,78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050" calcext:value-type="float">
            <text:p>4050</text:p>
          </table:table-cell>
          <table:table-cell office:value-type="float" office:value="0.837" calcext:value-type="float">
            <text:p>0,837</text:p>
          </table:table-cell>
          <table:table-cell office:value-type="float" office:value="44994.6094260184" calcext:value-type="float">
            <text:p>44994,6094260184</text:p>
          </table:table-cell>
          <table:table-cell table:formula="of:=([.D163]-[.D162])/[.D162]*100" office:value-type="float" office:value="-0.287090841788373" calcext:value-type="float">
            <text:p>-0,29</text:p>
          </table:table-cell>
          <table:table-cell table:formula="of:=([.D163]-[.$D$501])/[.$D$501]*100" office:value-type="float" office:value="13.4537791123136" calcext:value-type="float">
            <text:p>13,45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075" calcext:value-type="float">
            <text:p>4075</text:p>
          </table:table-cell>
          <table:table-cell office:value-type="float" office:value="0.84" calcext:value-type="float">
            <text:p>0,84</text:p>
          </table:table-cell>
          <table:table-cell office:value-type="float" office:value="44994.6094260184" calcext:value-type="float">
            <text:p>44994,6094260184</text:p>
          </table:table-cell>
          <table:table-cell table:formula="of:=([.D164]-[.D163])/[.D163]*100" office:value-type="float" office:value="0" calcext:value-type="float">
            <text:p>0,00</text:p>
          </table:table-cell>
          <table:table-cell table:formula="of:=([.D164]-[.$D$501])/[.$D$501]*100" office:value-type="float" office:value="13.4537791123136" calcext:value-type="float">
            <text:p>13,45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100" calcext:value-type="float">
            <text:p>4100</text:p>
          </table:table-cell>
          <table:table-cell office:value-type="float" office:value="0.843" calcext:value-type="float">
            <text:p>0,843</text:p>
          </table:table-cell>
          <table:table-cell office:value-type="float" office:value="44994.6094260184" calcext:value-type="float">
            <text:p>44994,6094260184</text:p>
          </table:table-cell>
          <table:table-cell table:formula="of:=([.D165]-[.D164])/[.D164]*100" office:value-type="float" office:value="0" calcext:value-type="float">
            <text:p>0,00</text:p>
          </table:table-cell>
          <table:table-cell table:formula="of:=([.D165]-[.$D$501])/[.$D$501]*100" office:value-type="float" office:value="13.4537791123136" calcext:value-type="float">
            <text:p>13,45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4125" calcext:value-type="float">
            <text:p>4125</text:p>
          </table:table-cell>
          <table:table-cell office:value-type="float" office:value="0.845" calcext:value-type="float">
            <text:p>0,845</text:p>
          </table:table-cell>
          <table:table-cell office:value-type="float" office:value="44994.6094260184" calcext:value-type="float">
            <text:p>44994,6094260184</text:p>
          </table:table-cell>
          <table:table-cell table:formula="of:=([.D166]-[.D165])/[.D165]*100" office:value-type="float" office:value="0" calcext:value-type="float">
            <text:p>0,00</text:p>
          </table:table-cell>
          <table:table-cell table:formula="of:=([.D166]-[.$D$501])/[.$D$501]*100" office:value-type="float" office:value="13.4537791123136" calcext:value-type="float">
            <text:p>13,45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150" calcext:value-type="float">
            <text:p>4150</text:p>
          </table:table-cell>
          <table:table-cell office:value-type="float" office:value="0.848" calcext:value-type="float">
            <text:p>0,848</text:p>
          </table:table-cell>
          <table:table-cell office:value-type="float" office:value="44910.1405312684" calcext:value-type="float">
            <text:p>44910,1405312684</text:p>
          </table:table-cell>
          <table:table-cell table:formula="of:=([.D167]-[.D166])/[.D166]*100" office:value-type="float" office:value="-0.187731143413659" calcext:value-type="float">
            <text:p>-0,19</text:p>
          </table:table-cell>
          <table:table-cell table:formula="of:=([.D167]-[.$D$501])/[.$D$501]*100" office:value-type="float" office:value="13.24079103554" calcext:value-type="float">
            <text:p>13,24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175" calcext:value-type="float">
            <text:p>4175</text:p>
          </table:table-cell>
          <table:table-cell office:value-type="float" office:value="0.851" calcext:value-type="float">
            <text:p>0,851</text:p>
          </table:table-cell>
          <table:table-cell office:value-type="float" office:value="44910.1405312684" calcext:value-type="float">
            <text:p>44910,1405312684</text:p>
          </table:table-cell>
          <table:table-cell table:formula="of:=([.D168]-[.D167])/[.D167]*100" office:value-type="float" office:value="0" calcext:value-type="float">
            <text:p>0,00</text:p>
          </table:table-cell>
          <table:table-cell table:formula="of:=([.D168]-[.$D$501])/[.$D$501]*100" office:value-type="float" office:value="13.24079103554" calcext:value-type="float">
            <text:p>13,24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200" calcext:value-type="float">
            <text:p>4200</text:p>
          </table:table-cell>
          <table:table-cell office:value-type="float" office:value="0.854" calcext:value-type="float">
            <text:p>0,854</text:p>
          </table:table-cell>
          <table:table-cell office:value-type="float" office:value="44910.1405312684" calcext:value-type="float">
            <text:p>44910,1405312684</text:p>
          </table:table-cell>
          <table:table-cell table:formula="of:=([.D169]-[.D168])/[.D168]*100" office:value-type="float" office:value="0" calcext:value-type="float">
            <text:p>0,00</text:p>
          </table:table-cell>
          <table:table-cell table:formula="of:=([.D169]-[.$D$501])/[.$D$501]*100" office:value-type="float" office:value="13.24079103554" calcext:value-type="float">
            <text:p>13,24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225" calcext:value-type="float">
            <text:p>4225</text:p>
          </table:table-cell>
          <table:table-cell office:value-type="float" office:value="0.857" calcext:value-type="float">
            <text:p>0,857</text:p>
          </table:table-cell>
          <table:table-cell office:value-type="float" office:value="44910.1405312684" calcext:value-type="float">
            <text:p>44910,1405312684</text:p>
          </table:table-cell>
          <table:table-cell table:formula="of:=([.D170]-[.D169])/[.D169]*100" office:value-type="float" office:value="0" calcext:value-type="float">
            <text:p>0,00</text:p>
          </table:table-cell>
          <table:table-cell table:formula="of:=([.D170]-[.$D$501])/[.$D$501]*100" office:value-type="float" office:value="13.24079103554" calcext:value-type="float">
            <text:p>13,24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250" calcext:value-type="float">
            <text:p>4250</text:p>
          </table:table-cell>
          <table:table-cell office:value-type="float" office:value="0.86" calcext:value-type="float">
            <text:p>0,86</text:p>
          </table:table-cell>
          <table:table-cell office:value-type="float" office:value="44910.1405312684" calcext:value-type="float">
            <text:p>44910,1405312684</text:p>
          </table:table-cell>
          <table:table-cell table:formula="of:=([.D171]-[.D170])/[.D170]*100" office:value-type="float" office:value="0" calcext:value-type="float">
            <text:p>0,00</text:p>
          </table:table-cell>
          <table:table-cell table:formula="of:=([.D171]-[.$D$501])/[.$D$501]*100" office:value-type="float" office:value="13.24079103554" calcext:value-type="float">
            <text:p>13,24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275" calcext:value-type="float">
            <text:p>4275</text:p>
          </table:table-cell>
          <table:table-cell office:value-type="float" office:value="0.862" calcext:value-type="float">
            <text:p>0,862</text:p>
          </table:table-cell>
          <table:table-cell office:value-type="float" office:value="44910.1405312684" calcext:value-type="float">
            <text:p>44910,1405312684</text:p>
          </table:table-cell>
          <table:table-cell table:formula="of:=([.D172]-[.D171])/[.D171]*100" office:value-type="float" office:value="0" calcext:value-type="float">
            <text:p>0,00</text:p>
          </table:table-cell>
          <table:table-cell table:formula="of:=([.D172]-[.$D$501])/[.$D$501]*100" office:value-type="float" office:value="13.24079103554" calcext:value-type="float">
            <text:p>13,24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300" calcext:value-type="float">
            <text:p>4300</text:p>
          </table:table-cell>
          <table:table-cell office:value-type="float" office:value="0.865" calcext:value-type="float">
            <text:p>0,865</text:p>
          </table:table-cell>
          <table:table-cell office:value-type="float" office:value="44910.1405312684" calcext:value-type="float">
            <text:p>44910,1405312684</text:p>
          </table:table-cell>
          <table:table-cell table:formula="of:=([.D173]-[.D172])/[.D172]*100" office:value-type="float" office:value="0" calcext:value-type="float">
            <text:p>0,00</text:p>
          </table:table-cell>
          <table:table-cell table:formula="of:=([.D173]-[.$D$501])/[.$D$501]*100" office:value-type="float" office:value="13.24079103554" calcext:value-type="float">
            <text:p>13,24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325" calcext:value-type="float">
            <text:p>4325</text:p>
          </table:table-cell>
          <table:table-cell office:value-type="float" office:value="0.868" calcext:value-type="float">
            <text:p>0,868</text:p>
          </table:table-cell>
          <table:table-cell office:value-type="float" office:value="44910.1405312684" calcext:value-type="float">
            <text:p>44910,1405312684</text:p>
          </table:table-cell>
          <table:table-cell table:formula="of:=([.D174]-[.D173])/[.D173]*100" office:value-type="float" office:value="0" calcext:value-type="float">
            <text:p>0,00</text:p>
          </table:table-cell>
          <table:table-cell table:formula="of:=([.D174]-[.$D$501])/[.$D$501]*100" office:value-type="float" office:value="13.24079103554" calcext:value-type="float">
            <text:p>13,24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350" calcext:value-type="float">
            <text:p>4350</text:p>
          </table:table-cell>
          <table:table-cell office:value-type="float" office:value="0.871" calcext:value-type="float">
            <text:p>0,871</text:p>
          </table:table-cell>
          <table:table-cell office:value-type="float" office:value="44837.7143346404" calcext:value-type="float">
            <text:p>44837,7143346404</text:p>
          </table:table-cell>
          <table:table-cell table:formula="of:=([.D175]-[.D174])/[.D174]*100" office:value-type="float" office:value="-0.161269138264134" calcext:value-type="float">
            <text:p>-0,16</text:p>
          </table:table-cell>
          <table:table-cell table:formula="of:=([.D175]-[.$D$501])/[.$D$501]*100" office:value-type="float" office:value="13.0581685876735" calcext:value-type="float">
            <text:p>13,06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375" calcext:value-type="float">
            <text:p>4375</text:p>
          </table:table-cell>
          <table:table-cell office:value-type="float" office:value="0.873" calcext:value-type="float">
            <text:p>0,873</text:p>
          </table:table-cell>
          <table:table-cell office:value-type="float" office:value="44837.7143346404" calcext:value-type="float">
            <text:p>44837,7143346404</text:p>
          </table:table-cell>
          <table:table-cell table:formula="of:=([.D176]-[.D175])/[.D175]*100" office:value-type="float" office:value="0" calcext:value-type="float">
            <text:p>0,00</text:p>
          </table:table-cell>
          <table:table-cell table:formula="of:=([.D176]-[.$D$501])/[.$D$501]*100" office:value-type="float" office:value="13.0581685876735" calcext:value-type="float">
            <text:p>13,06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400" calcext:value-type="float">
            <text:p>4400</text:p>
          </table:table-cell>
          <table:table-cell office:value-type="float" office:value="0.876" calcext:value-type="float">
            <text:p>0,876</text:p>
          </table:table-cell>
          <table:table-cell office:value-type="float" office:value="44837.7143346404" calcext:value-type="float">
            <text:p>44837,7143346404</text:p>
          </table:table-cell>
          <table:table-cell table:formula="of:=([.D177]-[.D176])/[.D176]*100" office:value-type="float" office:value="0" calcext:value-type="float">
            <text:p>0,00</text:p>
          </table:table-cell>
          <table:table-cell table:formula="of:=([.D177]-[.$D$501])/[.$D$501]*100" office:value-type="float" office:value="13.0581685876735" calcext:value-type="float">
            <text:p>13,06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425" calcext:value-type="float">
            <text:p>4425</text:p>
          </table:table-cell>
          <table:table-cell office:value-type="float" office:value="0.879" calcext:value-type="float">
            <text:p>0,879</text:p>
          </table:table-cell>
          <table:table-cell office:value-type="float" office:value="44755.4420842391" calcext:value-type="float">
            <text:p>44755,4420842391</text:p>
          </table:table-cell>
          <table:table-cell table:formula="of:=([.D178]-[.D177])/[.D177]*100" office:value-type="float" office:value="-0.183488948137087" calcext:value-type="float">
            <text:p>-0,18</text:p>
          </table:table-cell>
          <table:table-cell table:formula="of:=([.D178]-[.$D$501])/[.$D$501]*100" office:value-type="float" office:value="12.8507193433489" calcext:value-type="float">
            <text:p>12,85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450" calcext:value-type="float">
            <text:p>4450</text:p>
          </table:table-cell>
          <table:table-cell office:value-type="float" office:value="0.881" calcext:value-type="float">
            <text:p>0,881</text:p>
          </table:table-cell>
          <table:table-cell office:value-type="float" office:value="44751.2804929398" calcext:value-type="float">
            <text:p>44751,2804929398</text:p>
          </table:table-cell>
          <table:table-cell table:formula="of:=([.D179]-[.D178])/[.D178]*100" office:value-type="float" office:value="-0.00929851456159117" calcext:value-type="float">
            <text:p>-0,01</text:p>
          </table:table-cell>
          <table:table-cell table:formula="of:=([.D179]-[.$D$501])/[.$D$501]*100" office:value-type="float" office:value="12.8402259027779" calcext:value-type="float">
            <text:p>12,84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475" calcext:value-type="float">
            <text:p>4475</text:p>
          </table:table-cell>
          <table:table-cell office:value-type="float" office:value="0.894" calcext:value-type="float">
            <text:p>0,894</text:p>
          </table:table-cell>
          <table:table-cell office:value-type="float" office:value="44751.2804929398" calcext:value-type="float">
            <text:p>44751,2804929398</text:p>
          </table:table-cell>
          <table:table-cell table:formula="of:=([.D180]-[.D179])/[.D179]*100" office:value-type="float" office:value="0" calcext:value-type="float">
            <text:p>0,00</text:p>
          </table:table-cell>
          <table:table-cell table:formula="of:=([.D180]-[.$D$501])/[.$D$501]*100" office:value-type="float" office:value="12.8402259027779" calcext:value-type="float">
            <text:p>12,84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500" calcext:value-type="float">
            <text:p>4500</text:p>
          </table:table-cell>
          <table:table-cell office:value-type="float" office:value="0.897" calcext:value-type="float">
            <text:p>0,897</text:p>
          </table:table-cell>
          <table:table-cell office:value-type="float" office:value="44751.2804929398" calcext:value-type="float">
            <text:p>44751,2804929398</text:p>
          </table:table-cell>
          <table:table-cell table:formula="of:=([.D181]-[.D180])/[.D180]*100" office:value-type="float" office:value="0" calcext:value-type="float">
            <text:p>0,00</text:p>
          </table:table-cell>
          <table:table-cell table:formula="of:=([.D181]-[.$D$501])/[.$D$501]*100" office:value-type="float" office:value="12.8402259027779" calcext:value-type="float">
            <text:p>12,84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4525" calcext:value-type="float">
            <text:p>4525</text:p>
          </table:table-cell>
          <table:table-cell office:value-type="float" office:value="0.9" calcext:value-type="float">
            <text:p>0,9</text:p>
          </table:table-cell>
          <table:table-cell office:value-type="float" office:value="44751.2804929398" calcext:value-type="float">
            <text:p>44751,2804929398</text:p>
          </table:table-cell>
          <table:table-cell table:formula="of:=([.D182]-[.D181])/[.D181]*100" office:value-type="float" office:value="0" calcext:value-type="float">
            <text:p>0,00</text:p>
          </table:table-cell>
          <table:table-cell table:formula="of:=([.D182]-[.$D$501])/[.$D$501]*100" office:value-type="float" office:value="12.8402259027779" calcext:value-type="float">
            <text:p>12,84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550" calcext:value-type="float">
            <text:p>4550</text:p>
          </table:table-cell>
          <table:table-cell office:value-type="float" office:value="0.902" calcext:value-type="float">
            <text:p>0,902</text:p>
          </table:table-cell>
          <table:table-cell office:value-type="float" office:value="44751.2804929398" calcext:value-type="float">
            <text:p>44751,2804929398</text:p>
          </table:table-cell>
          <table:table-cell table:formula="of:=([.D183]-[.D182])/[.D182]*100" office:value-type="float" office:value="0" calcext:value-type="float">
            <text:p>0,00</text:p>
          </table:table-cell>
          <table:table-cell table:formula="of:=([.D183]-[.$D$501])/[.$D$501]*100" office:value-type="float" office:value="12.8402259027779" calcext:value-type="float">
            <text:p>12,84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575" calcext:value-type="float">
            <text:p>4575</text:p>
          </table:table-cell>
          <table:table-cell office:value-type="float" office:value="0.905" calcext:value-type="float">
            <text:p>0,905</text:p>
          </table:table-cell>
          <table:table-cell office:value-type="float" office:value="44751.2804929398" calcext:value-type="float">
            <text:p>44751,2804929398</text:p>
          </table:table-cell>
          <table:table-cell table:formula="of:=([.D184]-[.D183])/[.D183]*100" office:value-type="float" office:value="0" calcext:value-type="float">
            <text:p>0,00</text:p>
          </table:table-cell>
          <table:table-cell table:formula="of:=([.D184]-[.$D$501])/[.$D$501]*100" office:value-type="float" office:value="12.8402259027779" calcext:value-type="float">
            <text:p>12,84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600" calcext:value-type="float">
            <text:p>4600</text:p>
          </table:table-cell>
          <table:table-cell office:value-type="float" office:value="0.908" calcext:value-type="float">
            <text:p>0,908</text:p>
          </table:table-cell>
          <table:table-cell office:value-type="float" office:value="44703.8456517039" calcext:value-type="float">
            <text:p>44703,8456517039</text:p>
          </table:table-cell>
          <table:table-cell table:formula="of:=([.D185]-[.D184])/[.D184]*100" office:value-type="float" office:value="-0.10599661219378" calcext:value-type="float">
            <text:p>-0,11</text:p>
          </table:table-cell>
          <table:table-cell table:formula="of:=([.D185]-[.$D$501])/[.$D$501]*100" office:value-type="float" office:value="12.7206190861292" calcext:value-type="float">
            <text:p>12,72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625" calcext:value-type="float">
            <text:p>4625</text:p>
          </table:table-cell>
          <table:table-cell office:value-type="float" office:value="0.91" calcext:value-type="float">
            <text:p>0,91</text:p>
          </table:table-cell>
          <table:table-cell office:value-type="float" office:value="44703.8456517039" calcext:value-type="float">
            <text:p>44703,8456517039</text:p>
          </table:table-cell>
          <table:table-cell table:formula="of:=([.D186]-[.D185])/[.D185]*100" office:value-type="float" office:value="0" calcext:value-type="float">
            <text:p>0,00</text:p>
          </table:table-cell>
          <table:table-cell table:formula="of:=([.D186]-[.$D$501])/[.$D$501]*100" office:value-type="float" office:value="12.7206190861292" calcext:value-type="float">
            <text:p>12,72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650" calcext:value-type="float">
            <text:p>4650</text:p>
          </table:table-cell>
          <table:table-cell office:value-type="float" office:value="0.913" calcext:value-type="float">
            <text:p>0,913</text:p>
          </table:table-cell>
          <table:table-cell office:value-type="float" office:value="44703.8456517039" calcext:value-type="float">
            <text:p>44703,8456517039</text:p>
          </table:table-cell>
          <table:table-cell table:formula="of:=([.D187]-[.D186])/[.D186]*100" office:value-type="float" office:value="0" calcext:value-type="float">
            <text:p>0,00</text:p>
          </table:table-cell>
          <table:table-cell table:formula="of:=([.D187]-[.$D$501])/[.$D$501]*100" office:value-type="float" office:value="12.7206190861292" calcext:value-type="float">
            <text:p>12,72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675" calcext:value-type="float">
            <text:p>4675</text:p>
          </table:table-cell>
          <table:table-cell office:value-type="float" office:value="0.916" calcext:value-type="float">
            <text:p>0,916</text:p>
          </table:table-cell>
          <table:table-cell office:value-type="float" office:value="44692.5861679839" calcext:value-type="float">
            <text:p>44692,5861679839</text:p>
          </table:table-cell>
          <table:table-cell table:formula="of:=([.D188]-[.D187])/[.D187]*100" office:value-type="float" office:value="-0.0251868347249884" calcext:value-type="float">
            <text:p>-0,03</text:p>
          </table:table-cell>
          <table:table-cell table:formula="of:=([.D188]-[.$D$501])/[.$D$501]*100" office:value-type="float" office:value="12.692228330099" calcext:value-type="float">
            <text:p>12,69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700" calcext:value-type="float">
            <text:p>4700</text:p>
          </table:table-cell>
          <table:table-cell office:value-type="float" office:value="0.919" calcext:value-type="float">
            <text:p>0,919</text:p>
          </table:table-cell>
          <table:table-cell office:value-type="float" office:value="44692.5861679839" calcext:value-type="float">
            <text:p>44692,5861679839</text:p>
          </table:table-cell>
          <table:table-cell table:formula="of:=([.D189]-[.D188])/[.D188]*100" office:value-type="float" office:value="0" calcext:value-type="float">
            <text:p>0,00</text:p>
          </table:table-cell>
          <table:table-cell table:formula="of:=([.D189]-[.$D$501])/[.$D$501]*100" office:value-type="float" office:value="12.692228330099" calcext:value-type="float">
            <text:p>12,69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725" calcext:value-type="float">
            <text:p>4725</text:p>
          </table:table-cell>
          <table:table-cell office:value-type="float" office:value="0.921" calcext:value-type="float">
            <text:p>0,921</text:p>
          </table:table-cell>
          <table:table-cell office:value-type="float" office:value="44692.5861679839" calcext:value-type="float">
            <text:p>44692,5861679839</text:p>
          </table:table-cell>
          <table:table-cell table:formula="of:=([.D190]-[.D189])/[.D189]*100" office:value-type="float" office:value="0" calcext:value-type="float">
            <text:p>0,00</text:p>
          </table:table-cell>
          <table:table-cell table:formula="of:=([.D190]-[.$D$501])/[.$D$501]*100" office:value-type="float" office:value="12.692228330099" calcext:value-type="float">
            <text:p>12,69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750" calcext:value-type="float">
            <text:p>4750</text:p>
          </table:table-cell>
          <table:table-cell office:value-type="float" office:value="0.924" calcext:value-type="float">
            <text:p>0,924</text:p>
          </table:table-cell>
          <table:table-cell office:value-type="float" office:value="44632.0376887047" calcext:value-type="float">
            <text:p>44632,0376887047</text:p>
          </table:table-cell>
          <table:table-cell table:formula="of:=([.D191]-[.D190])/[.D190]*100" office:value-type="float" office:value="-0.135477680910278" calcext:value-type="float">
            <text:p>-0,14</text:p>
          </table:table-cell>
          <table:table-cell table:formula="of:=([.D191]-[.$D$501])/[.$D$501]*100" office:value-type="float" office:value="12.5395555125912" calcext:value-type="float">
            <text:p>12,54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775" calcext:value-type="float">
            <text:p>4775</text:p>
          </table:table-cell>
          <table:table-cell office:value-type="float" office:value="0.927" calcext:value-type="float">
            <text:p>0,927</text:p>
          </table:table-cell>
          <table:table-cell office:value-type="float" office:value="44632.0376887047" calcext:value-type="float">
            <text:p>44632,0376887047</text:p>
          </table:table-cell>
          <table:table-cell table:formula="of:=([.D192]-[.D191])/[.D191]*100" office:value-type="float" office:value="0" calcext:value-type="float">
            <text:p>0,00</text:p>
          </table:table-cell>
          <table:table-cell table:formula="of:=([.D192]-[.$D$501])/[.$D$501]*100" office:value-type="float" office:value="12.5395555125912" calcext:value-type="float">
            <text:p>12,54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800" calcext:value-type="float">
            <text:p>4800</text:p>
          </table:table-cell>
          <table:table-cell office:value-type="float" office:value="0.93" calcext:value-type="float">
            <text:p>0,93</text:p>
          </table:table-cell>
          <table:table-cell office:value-type="float" office:value="44632.0376887047" calcext:value-type="float">
            <text:p>44632,0376887047</text:p>
          </table:table-cell>
          <table:table-cell table:formula="of:=([.D193]-[.D192])/[.D192]*100" office:value-type="float" office:value="0" calcext:value-type="float">
            <text:p>0,00</text:p>
          </table:table-cell>
          <table:table-cell table:formula="of:=([.D193]-[.$D$501])/[.$D$501]*100" office:value-type="float" office:value="12.5395555125912" calcext:value-type="float">
            <text:p>12,54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825" calcext:value-type="float">
            <text:p>4825</text:p>
          </table:table-cell>
          <table:table-cell office:value-type="float" office:value="0.935" calcext:value-type="float">
            <text:p>0,935</text:p>
          </table:table-cell>
          <table:table-cell office:value-type="float" office:value="44632.0376887047" calcext:value-type="float">
            <text:p>44632,0376887047</text:p>
          </table:table-cell>
          <table:table-cell table:formula="of:=([.D194]-[.D193])/[.D193]*100" office:value-type="float" office:value="0" calcext:value-type="float">
            <text:p>0,00</text:p>
          </table:table-cell>
          <table:table-cell table:formula="of:=([.D194]-[.$D$501])/[.$D$501]*100" office:value-type="float" office:value="12.5395555125912" calcext:value-type="float">
            <text:p>12,54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850" calcext:value-type="float">
            <text:p>4850</text:p>
          </table:table-cell>
          <table:table-cell office:value-type="float" office:value="0.939" calcext:value-type="float">
            <text:p>0,939</text:p>
          </table:table-cell>
          <table:table-cell office:value-type="float" office:value="44580.3681603357" calcext:value-type="float">
            <text:p>44580,3681603357</text:p>
          </table:table-cell>
          <table:table-cell table:formula="of:=([.D195]-[.D194])/[.D194]*100" office:value-type="float" office:value="-0.115767800541364" calcext:value-type="float">
            <text:p>-0,12</text:p>
          </table:table-cell>
          <table:table-cell table:formula="of:=([.D195]-[.$D$501])/[.$D$501]*100" office:value-type="float" office:value="12.4092709444353" calcext:value-type="float">
            <text:p>12,41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875" calcext:value-type="float">
            <text:p>4875</text:p>
          </table:table-cell>
          <table:table-cell office:value-type="float" office:value="0.942" calcext:value-type="float">
            <text:p>0,942</text:p>
          </table:table-cell>
          <table:table-cell office:value-type="float" office:value="44580.3681603357" calcext:value-type="float">
            <text:p>44580,3681603357</text:p>
          </table:table-cell>
          <table:table-cell table:formula="of:=([.D196]-[.D195])/[.D195]*100" office:value-type="float" office:value="0" calcext:value-type="float">
            <text:p>0,00</text:p>
          </table:table-cell>
          <table:table-cell table:formula="of:=([.D196]-[.$D$501])/[.$D$501]*100" office:value-type="float" office:value="12.4092709444353" calcext:value-type="float">
            <text:p>12,41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900" calcext:value-type="float">
            <text:p>4900</text:p>
          </table:table-cell>
          <table:table-cell office:value-type="float" office:value="0.945" calcext:value-type="float">
            <text:p>0,945</text:p>
          </table:table-cell>
          <table:table-cell office:value-type="float" office:value="44580.3681603357" calcext:value-type="float">
            <text:p>44580,3681603357</text:p>
          </table:table-cell>
          <table:table-cell table:formula="of:=([.D197]-[.D196])/[.D196]*100" office:value-type="float" office:value="0" calcext:value-type="float">
            <text:p>0,00</text:p>
          </table:table-cell>
          <table:table-cell table:formula="of:=([.D197]-[.$D$501])/[.$D$501]*100" office:value-type="float" office:value="12.4092709444353" calcext:value-type="float">
            <text:p>12,41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4925" calcext:value-type="float">
            <text:p>4925</text:p>
          </table:table-cell>
          <table:table-cell office:value-type="float" office:value="0.948" calcext:value-type="float">
            <text:p>0,948</text:p>
          </table:table-cell>
          <table:table-cell office:value-type="float" office:value="44442.000248655" calcext:value-type="float">
            <text:p>44442,000248655</text:p>
          </table:table-cell>
          <table:table-cell table:formula="of:=([.D198]-[.D197])/[.D197]*100" office:value-type="float" office:value="-0.310378575571808" calcext:value-type="float">
            <text:p>-0,31</text:p>
          </table:table-cell>
          <table:table-cell table:formula="of:=([.D198]-[.$D$501])/[.$D$501]*100" office:value-type="float" office:value="12.0603766504673" calcext:value-type="float">
            <text:p>12,06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950" calcext:value-type="float">
            <text:p>4950</text:p>
          </table:table-cell>
          <table:table-cell office:value-type="float" office:value="0.952" calcext:value-type="float">
            <text:p>0,952</text:p>
          </table:table-cell>
          <table:table-cell office:value-type="float" office:value="44368.0295228078" calcext:value-type="float">
            <text:p>44368,0295228078</text:p>
          </table:table-cell>
          <table:table-cell table:formula="of:=([.D199]-[.D198])/[.D198]*100" office:value-type="float" office:value="-0.166443286605636" calcext:value-type="float">
            <text:p>-0,17</text:p>
          </table:table-cell>
          <table:table-cell table:formula="of:=([.D199]-[.$D$501])/[.$D$501]*100" office:value-type="float" office:value="11.8738596765876" calcext:value-type="float">
            <text:p>11,87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975" calcext:value-type="float">
            <text:p>4975</text:p>
          </table:table-cell>
          <table:table-cell office:value-type="float" office:value="0.954" calcext:value-type="float">
            <text:p>0,954</text:p>
          </table:table-cell>
          <table:table-cell office:value-type="float" office:value="44368.0295228078" calcext:value-type="float">
            <text:p>44368,0295228078</text:p>
          </table:table-cell>
          <table:table-cell table:formula="of:=([.D200]-[.D199])/[.D199]*100" office:value-type="float" office:value="0" calcext:value-type="float">
            <text:p>0,00</text:p>
          </table:table-cell>
          <table:table-cell table:formula="of:=([.D200]-[.$D$501])/[.$D$501]*100" office:value-type="float" office:value="11.8738596765876" calcext:value-type="float">
            <text:p>11,87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000" calcext:value-type="float">
            <text:p>5000</text:p>
          </table:table-cell>
          <table:table-cell office:value-type="float" office:value="0.957" calcext:value-type="float">
            <text:p>0,957</text:p>
          </table:table-cell>
          <table:table-cell office:value-type="float" office:value="44368.0295228078" calcext:value-type="float">
            <text:p>44368,0295228078</text:p>
          </table:table-cell>
          <table:table-cell table:formula="of:=([.D201]-[.D200])/[.D200]*100" office:value-type="float" office:value="0" calcext:value-type="float">
            <text:p>0,00</text:p>
          </table:table-cell>
          <table:table-cell table:formula="of:=([.D201]-[.$D$501])/[.$D$501]*100" office:value-type="float" office:value="11.8738596765876" calcext:value-type="float">
            <text:p>11,87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5025" calcext:value-type="float">
            <text:p>5025</text:p>
          </table:table-cell>
          <table:table-cell office:value-type="float" office:value="0.96" calcext:value-type="float">
            <text:p>0,96</text:p>
          </table:table-cell>
          <table:table-cell office:value-type="float" office:value="44368.0295228078" calcext:value-type="float">
            <text:p>44368,0295228078</text:p>
          </table:table-cell>
          <table:table-cell table:formula="of:=([.D202]-[.D201])/[.D201]*100" office:value-type="float" office:value="0" calcext:value-type="float">
            <text:p>0,00</text:p>
          </table:table-cell>
          <table:table-cell table:formula="of:=([.D202]-[.$D$501])/[.$D$501]*100" office:value-type="float" office:value="11.8738596765876" calcext:value-type="float">
            <text:p>11,87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050" calcext:value-type="float">
            <text:p>5050</text:p>
          </table:table-cell>
          <table:table-cell office:value-type="float" office:value="0.963" calcext:value-type="float">
            <text:p>0,963</text:p>
          </table:table-cell>
          <table:table-cell office:value-type="float" office:value="44368.0295228078" calcext:value-type="float">
            <text:p>44368,0295228078</text:p>
          </table:table-cell>
          <table:table-cell table:formula="of:=([.D203]-[.D202])/[.D202]*100" office:value-type="float" office:value="0" calcext:value-type="float">
            <text:p>0,00</text:p>
          </table:table-cell>
          <table:table-cell table:formula="of:=([.D203]-[.$D$501])/[.$D$501]*100" office:value-type="float" office:value="11.8738596765876" calcext:value-type="float">
            <text:p>11,87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075" calcext:value-type="float">
            <text:p>5075</text:p>
          </table:table-cell>
          <table:table-cell office:value-type="float" office:value="0.966" calcext:value-type="float">
            <text:p>0,966</text:p>
          </table:table-cell>
          <table:table-cell office:value-type="float" office:value="44368.0295228078" calcext:value-type="float">
            <text:p>44368,0295228078</text:p>
          </table:table-cell>
          <table:table-cell table:formula="of:=([.D204]-[.D203])/[.D203]*100" office:value-type="float" office:value="0" calcext:value-type="float">
            <text:p>0,00</text:p>
          </table:table-cell>
          <table:table-cell table:formula="of:=([.D204]-[.$D$501])/[.$D$501]*100" office:value-type="float" office:value="11.8738596765876" calcext:value-type="float">
            <text:p>11,87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100" calcext:value-type="float">
            <text:p>5100</text:p>
          </table:table-cell>
          <table:table-cell office:value-type="float" office:value="0.968" calcext:value-type="float">
            <text:p>0,968</text:p>
          </table:table-cell>
          <table:table-cell office:value-type="float" office:value="44368.0295228078" calcext:value-type="float">
            <text:p>44368,0295228078</text:p>
          </table:table-cell>
          <table:table-cell table:formula="of:=([.D205]-[.D204])/[.D204]*100" office:value-type="float" office:value="0" calcext:value-type="float">
            <text:p>0,00</text:p>
          </table:table-cell>
          <table:table-cell table:formula="of:=([.D205]-[.$D$501])/[.$D$501]*100" office:value-type="float" office:value="11.8738596765876" calcext:value-type="float">
            <text:p>11,87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125" calcext:value-type="float">
            <text:p>5125</text:p>
          </table:table-cell>
          <table:table-cell office:value-type="float" office:value="0.971" calcext:value-type="float">
            <text:p>0,971</text:p>
          </table:table-cell>
          <table:table-cell office:value-type="float" office:value="44368.0295228078" calcext:value-type="float">
            <text:p>44368,0295228078</text:p>
          </table:table-cell>
          <table:table-cell table:formula="of:=([.D206]-[.D205])/[.D205]*100" office:value-type="float" office:value="0" calcext:value-type="float">
            <text:p>0,00</text:p>
          </table:table-cell>
          <table:table-cell table:formula="of:=([.D206]-[.$D$501])/[.$D$501]*100" office:value-type="float" office:value="11.8738596765876" calcext:value-type="float">
            <text:p>11,87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150" calcext:value-type="float">
            <text:p>5150</text:p>
          </table:table-cell>
          <table:table-cell office:value-type="float" office:value="0.974" calcext:value-type="float">
            <text:p>0,974</text:p>
          </table:table-cell>
          <table:table-cell office:value-type="float" office:value="44368.0295228078" calcext:value-type="float">
            <text:p>44368,0295228078</text:p>
          </table:table-cell>
          <table:table-cell table:formula="of:=([.D207]-[.D206])/[.D206]*100" office:value-type="float" office:value="0" calcext:value-type="float">
            <text:p>0,00</text:p>
          </table:table-cell>
          <table:table-cell table:formula="of:=([.D207]-[.$D$501])/[.$D$501]*100" office:value-type="float" office:value="11.8738596765876" calcext:value-type="float">
            <text:p>11,87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5175" calcext:value-type="float">
            <text:p>5175</text:p>
          </table:table-cell>
          <table:table-cell office:value-type="float" office:value="0.977" calcext:value-type="float">
            <text:p>0,977</text:p>
          </table:table-cell>
          <table:table-cell office:value-type="float" office:value="44368.0295228078" calcext:value-type="float">
            <text:p>44368,0295228078</text:p>
          </table:table-cell>
          <table:table-cell table:formula="of:=([.D208]-[.D207])/[.D207]*100" office:value-type="float" office:value="0" calcext:value-type="float">
            <text:p>0,00</text:p>
          </table:table-cell>
          <table:table-cell table:formula="of:=([.D208]-[.$D$501])/[.$D$501]*100" office:value-type="float" office:value="11.8738596765876" calcext:value-type="float">
            <text:p>11,87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5200" calcext:value-type="float">
            <text:p>5200</text:p>
          </table:table-cell>
          <table:table-cell office:value-type="float" office:value="0.979" calcext:value-type="float">
            <text:p>0,979</text:p>
          </table:table-cell>
          <table:table-cell office:value-type="float" office:value="44368.0295228078" calcext:value-type="float">
            <text:p>44368,0295228078</text:p>
          </table:table-cell>
          <table:table-cell table:formula="of:=([.D209]-[.D208])/[.D208]*100" office:value-type="float" office:value="0" calcext:value-type="float">
            <text:p>0,00</text:p>
          </table:table-cell>
          <table:table-cell table:formula="of:=([.D209]-[.$D$501])/[.$D$501]*100" office:value-type="float" office:value="11.8738596765876" calcext:value-type="float">
            <text:p>11,87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5225" calcext:value-type="float">
            <text:p>5225</text:p>
          </table:table-cell>
          <table:table-cell office:value-type="float" office:value="0.983" calcext:value-type="float">
            <text:p>0,983</text:p>
          </table:table-cell>
          <table:table-cell office:value-type="float" office:value="44332.245587784" calcext:value-type="float">
            <text:p>44332,245587784</text:p>
          </table:table-cell>
          <table:table-cell table:formula="of:=([.D210]-[.D209])/[.D209]*100" office:value-type="float" office:value="-0.0806525225679459" calcext:value-type="float">
            <text:p>-0,08</text:p>
          </table:table-cell>
          <table:table-cell table:formula="of:=([.D210]-[.$D$501])/[.$D$501]*100" office:value-type="float" office:value="11.7836305866643" calcext:value-type="float">
            <text:p>11,78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250" calcext:value-type="float">
            <text:p>5250</text:p>
          </table:table-cell>
          <table:table-cell office:value-type="float" office:value="0.986" calcext:value-type="float">
            <text:p>0,986</text:p>
          </table:table-cell>
          <table:table-cell office:value-type="float" office:value="44332.245587784" calcext:value-type="float">
            <text:p>44332,245587784</text:p>
          </table:table-cell>
          <table:table-cell table:formula="of:=([.D211]-[.D210])/[.D210]*100" office:value-type="float" office:value="0" calcext:value-type="float">
            <text:p>0,00</text:p>
          </table:table-cell>
          <table:table-cell table:formula="of:=([.D211]-[.$D$501])/[.$D$501]*100" office:value-type="float" office:value="11.7836305866643" calcext:value-type="float">
            <text:p>11,78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5275" calcext:value-type="float">
            <text:p>5275</text:p>
          </table:table-cell>
          <table:table-cell office:value-type="float" office:value="0.989" calcext:value-type="float">
            <text:p>0,989</text:p>
          </table:table-cell>
          <table:table-cell office:value-type="float" office:value="44257.0499598729" calcext:value-type="float">
            <text:p>44257,0499598729</text:p>
          </table:table-cell>
          <table:table-cell table:formula="of:=([.D212]-[.D211])/[.D211]*100" office:value-type="float" office:value="-0.169618359986263" calcext:value-type="float">
            <text:p>-0,17</text:p>
          </table:table-cell>
          <table:table-cell table:formula="of:=([.D212]-[.$D$501])/[.$D$501]*100" office:value-type="float" office:value="11.5940250257301" calcext:value-type="float">
            <text:p>11,59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300" calcext:value-type="float">
            <text:p>5300</text:p>
          </table:table-cell>
          <table:table-cell office:value-type="float" office:value="0.992" calcext:value-type="float">
            <text:p>0,992</text:p>
          </table:table-cell>
          <table:table-cell office:value-type="float" office:value="44217.9550914553" calcext:value-type="float">
            <text:p>44217,9550914553</text:p>
          </table:table-cell>
          <table:table-cell table:formula="of:=([.D213]-[.D212])/[.D212]*100" office:value-type="float" office:value="-0.0883359113475714" calcext:value-type="float">
            <text:p>-0,09</text:p>
          </table:table-cell>
          <table:table-cell table:formula="of:=([.D213]-[.$D$501])/[.$D$501]*100" office:value-type="float" office:value="11.4954474267142" calcext:value-type="float">
            <text:p>11,50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5325" calcext:value-type="float">
            <text:p>5325</text:p>
          </table:table-cell>
          <table:table-cell office:value-type="float" office:value="0.995" calcext:value-type="float">
            <text:p>0,995</text:p>
          </table:table-cell>
          <table:table-cell office:value-type="float" office:value="44217.9550914553" calcext:value-type="float">
            <text:p>44217,9550914553</text:p>
          </table:table-cell>
          <table:table-cell table:formula="of:=([.D214]-[.D213])/[.D213]*100" office:value-type="float" office:value="0" calcext:value-type="float">
            <text:p>0,00</text:p>
          </table:table-cell>
          <table:table-cell table:formula="of:=([.D214]-[.$D$501])/[.$D$501]*100" office:value-type="float" office:value="11.4954474267142" calcext:value-type="float">
            <text:p>11,50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350" calcext:value-type="float">
            <text:p>5350</text:p>
          </table:table-cell>
          <table:table-cell office:value-type="float" office:value="0.997" calcext:value-type="float">
            <text:p>0,997</text:p>
          </table:table-cell>
          <table:table-cell office:value-type="float" office:value="44217.9550914553" calcext:value-type="float">
            <text:p>44217,9550914553</text:p>
          </table:table-cell>
          <table:table-cell table:formula="of:=([.D215]-[.D214])/[.D214]*100" office:value-type="float" office:value="0" calcext:value-type="float">
            <text:p>0,00</text:p>
          </table:table-cell>
          <table:table-cell table:formula="of:=([.D215]-[.$D$501])/[.$D$501]*100" office:value-type="float" office:value="11.4954474267142" calcext:value-type="float">
            <text:p>11,50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375" calcext:value-type="float">
            <text:p>5375</text:p>
          </table:table-cell>
          <table:table-cell office:value-type="float" office:value="1" calcext:value-type="float">
            <text:p>1</text:p>
          </table:table-cell>
          <table:table-cell office:value-type="float" office:value="44217.9550914553" calcext:value-type="float">
            <text:p>44217,9550914553</text:p>
          </table:table-cell>
          <table:table-cell table:formula="of:=([.D216]-[.D215])/[.D215]*100" office:value-type="float" office:value="0" calcext:value-type="float">
            <text:p>0,00</text:p>
          </table:table-cell>
          <table:table-cell table:formula="of:=([.D216]-[.$D$501])/[.$D$501]*100" office:value-type="float" office:value="11.4954474267142" calcext:value-type="float">
            <text:p>11,50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5400" calcext:value-type="float">
            <text:p>5400</text:p>
          </table:table-cell>
          <table:table-cell office:value-type="float" office:value="1.003" calcext:value-type="float">
            <text:p>1,003</text:p>
          </table:table-cell>
          <table:table-cell office:value-type="float" office:value="44217.9550914553" calcext:value-type="float">
            <text:p>44217,9550914553</text:p>
          </table:table-cell>
          <table:table-cell table:formula="of:=([.D217]-[.D216])/[.D216]*100" office:value-type="float" office:value="0" calcext:value-type="float">
            <text:p>0,00</text:p>
          </table:table-cell>
          <table:table-cell table:formula="of:=([.D217]-[.$D$501])/[.$D$501]*100" office:value-type="float" office:value="11.4954474267142" calcext:value-type="float">
            <text:p>11,50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425" calcext:value-type="float">
            <text:p>5425</text:p>
          </table:table-cell>
          <table:table-cell office:value-type="float" office:value="1.006" calcext:value-type="float">
            <text:p>1,006</text:p>
          </table:table-cell>
          <table:table-cell office:value-type="float" office:value="44217.9550914553" calcext:value-type="float">
            <text:p>44217,9550914553</text:p>
          </table:table-cell>
          <table:table-cell table:formula="of:=([.D218]-[.D217])/[.D217]*100" office:value-type="float" office:value="0" calcext:value-type="float">
            <text:p>0,00</text:p>
          </table:table-cell>
          <table:table-cell table:formula="of:=([.D218]-[.$D$501])/[.$D$501]*100" office:value-type="float" office:value="11.4954474267142" calcext:value-type="float">
            <text:p>11,50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450" calcext:value-type="float">
            <text:p>5450</text:p>
          </table:table-cell>
          <table:table-cell office:value-type="float" office:value="1.009" calcext:value-type="float">
            <text:p>1,009</text:p>
          </table:table-cell>
          <table:table-cell office:value-type="float" office:value="44073.5966486558" calcext:value-type="float">
            <text:p>44073,5966486558</text:p>
          </table:table-cell>
          <table:table-cell table:formula="of:=([.D219]-[.D218])/[.D218]*100" office:value-type="float" office:value="-0.326470191805551" calcext:value-type="float">
            <text:p>-0,33</text:p>
          </table:table-cell>
          <table:table-cell table:formula="of:=([.D219]-[.$D$501])/[.$D$501]*100" office:value-type="float" office:value="11.1314480256457" calcext:value-type="float">
            <text:p>11,13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5475" calcext:value-type="float">
            <text:p>5475</text:p>
          </table:table-cell>
          <table:table-cell office:value-type="float" office:value="1.012" calcext:value-type="float">
            <text:p>1,012</text:p>
          </table:table-cell>
          <table:table-cell office:value-type="float" office:value="44007.4140453044" calcext:value-type="float">
            <text:p>44007,4140453044</text:p>
          </table:table-cell>
          <table:table-cell table:formula="of:=([.D220]-[.D219])/[.D219]*100" office:value-type="float" office:value="-0.150163835910581" calcext:value-type="float">
            <text:p>-0,15</text:p>
          </table:table-cell>
          <table:table-cell table:formula="of:=([.D220]-[.$D$501])/[.$D$501]*100" office:value-type="float" office:value="10.9645687803875" calcext:value-type="float">
            <text:p>10,96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500" calcext:value-type="float">
            <text:p>5500</text:p>
          </table:table-cell>
          <table:table-cell office:value-type="float" office:value="1.014" calcext:value-type="float">
            <text:p>1,014</text:p>
          </table:table-cell>
          <table:table-cell office:value-type="float" office:value="44007.4140453044" calcext:value-type="float">
            <text:p>44007,4140453044</text:p>
          </table:table-cell>
          <table:table-cell table:formula="of:=([.D221]-[.D220])/[.D220]*100" office:value-type="float" office:value="0" calcext:value-type="float">
            <text:p>0,00</text:p>
          </table:table-cell>
          <table:table-cell table:formula="of:=([.D221]-[.$D$501])/[.$D$501]*100" office:value-type="float" office:value="10.9645687803875" calcext:value-type="float">
            <text:p>10,96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5525" calcext:value-type="float">
            <text:p>5525</text:p>
          </table:table-cell>
          <table:table-cell office:value-type="float" office:value="1.017" calcext:value-type="float">
            <text:p>1,017</text:p>
          </table:table-cell>
          <table:table-cell office:value-type="float" office:value="44007.4140453044" calcext:value-type="float">
            <text:p>44007,4140453044</text:p>
          </table:table-cell>
          <table:table-cell table:formula="of:=([.D222]-[.D221])/[.D221]*100" office:value-type="float" office:value="0" calcext:value-type="float">
            <text:p>0,00</text:p>
          </table:table-cell>
          <table:table-cell table:formula="of:=([.D222]-[.$D$501])/[.$D$501]*100" office:value-type="float" office:value="10.9645687803875" calcext:value-type="float">
            <text:p>10,96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5550" calcext:value-type="float">
            <text:p>5550</text:p>
          </table:table-cell>
          <table:table-cell office:value-type="float" office:value="1.02" calcext:value-type="float">
            <text:p>1,02</text:p>
          </table:table-cell>
          <table:table-cell office:value-type="float" office:value="44007.4140453044" calcext:value-type="float">
            <text:p>44007,4140453044</text:p>
          </table:table-cell>
          <table:table-cell table:formula="of:=([.D223]-[.D222])/[.D222]*100" office:value-type="float" office:value="0" calcext:value-type="float">
            <text:p>0,00</text:p>
          </table:table-cell>
          <table:table-cell table:formula="of:=([.D223]-[.$D$501])/[.$D$501]*100" office:value-type="float" office:value="10.9645687803875" calcext:value-type="float">
            <text:p>10,96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5575" calcext:value-type="float">
            <text:p>5575</text:p>
          </table:table-cell>
          <table:table-cell office:value-type="float" office:value="1.024" calcext:value-type="float">
            <text:p>1,024</text:p>
          </table:table-cell>
          <table:table-cell office:value-type="float" office:value="43943.1920832123" calcext:value-type="float">
            <text:p>43943,1920832123</text:p>
          </table:table-cell>
          <table:table-cell table:formula="of:=([.D224]-[.D223])/[.D223]*100" office:value-type="float" office:value="-0.145934414655532" calcext:value-type="float">
            <text:p>-0,15</text:p>
          </table:table-cell>
          <table:table-cell table:formula="of:=([.D224]-[.$D$501])/[.$D$501]*100" office:value-type="float" office:value="10.8026332864628" calcext:value-type="float">
            <text:p>10,80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5600" calcext:value-type="float">
            <text:p>5600</text:p>
          </table:table-cell>
          <table:table-cell office:value-type="float" office:value="1.028" calcext:value-type="float">
            <text:p>1,028</text:p>
          </table:table-cell>
          <table:table-cell office:value-type="float" office:value="43943.1920832123" calcext:value-type="float">
            <text:p>43943,1920832123</text:p>
          </table:table-cell>
          <table:table-cell table:formula="of:=([.D225]-[.D224])/[.D224]*100" office:value-type="float" office:value="0" calcext:value-type="float">
            <text:p>0,00</text:p>
          </table:table-cell>
          <table:table-cell table:formula="of:=([.D225]-[.$D$501])/[.$D$501]*100" office:value-type="float" office:value="10.8026332864628" calcext:value-type="float">
            <text:p>10,80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625" calcext:value-type="float">
            <text:p>5625</text:p>
          </table:table-cell>
          <table:table-cell office:value-type="float" office:value="1.033" calcext:value-type="float">
            <text:p>1,033</text:p>
          </table:table-cell>
          <table:table-cell office:value-type="float" office:value="43943.1920832123" calcext:value-type="float">
            <text:p>43943,1920832123</text:p>
          </table:table-cell>
          <table:table-cell table:formula="of:=([.D226]-[.D225])/[.D225]*100" office:value-type="float" office:value="0" calcext:value-type="float">
            <text:p>0,00</text:p>
          </table:table-cell>
          <table:table-cell table:formula="of:=([.D226]-[.$D$501])/[.$D$501]*100" office:value-type="float" office:value="10.8026332864628" calcext:value-type="float">
            <text:p>10,80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5650" calcext:value-type="float">
            <text:p>5650</text:p>
          </table:table-cell>
          <table:table-cell office:value-type="float" office:value="1.037" calcext:value-type="float">
            <text:p>1,037</text:p>
          </table:table-cell>
          <table:table-cell office:value-type="float" office:value="43824.7885235911" calcext:value-type="float">
            <text:p>43824,7885235911</text:p>
          </table:table-cell>
          <table:table-cell table:formula="of:=([.D227]-[.D226])/[.D226]*100" office:value-type="float" office:value="-0.26944687904553" calcext:value-type="float">
            <text:p>-0,27</text:p>
          </table:table-cell>
          <table:table-cell table:formula="of:=([.D227]-[.$D$501])/[.$D$501]*100" office:value-type="float" office:value="10.5040790491721" calcext:value-type="float">
            <text:p>10,50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675" calcext:value-type="float">
            <text:p>5675</text:p>
          </table:table-cell>
          <table:table-cell office:value-type="float" office:value="1.041" calcext:value-type="float">
            <text:p>1,041</text:p>
          </table:table-cell>
          <table:table-cell office:value-type="float" office:value="43824.7885235911" calcext:value-type="float">
            <text:p>43824,7885235911</text:p>
          </table:table-cell>
          <table:table-cell table:formula="of:=([.D228]-[.D227])/[.D227]*100" office:value-type="float" office:value="0" calcext:value-type="float">
            <text:p>0,00</text:p>
          </table:table-cell>
          <table:table-cell table:formula="of:=([.D228]-[.$D$501])/[.$D$501]*100" office:value-type="float" office:value="10.5040790491721" calcext:value-type="float">
            <text:p>10,50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5700" calcext:value-type="float">
            <text:p>5700</text:p>
          </table:table-cell>
          <table:table-cell office:value-type="float" office:value="1.045" calcext:value-type="float">
            <text:p>1,045</text:p>
          </table:table-cell>
          <table:table-cell office:value-type="float" office:value="43824.7885235911" calcext:value-type="float">
            <text:p>43824,7885235911</text:p>
          </table:table-cell>
          <table:table-cell table:formula="of:=([.D229]-[.D228])/[.D228]*100" office:value-type="float" office:value="0" calcext:value-type="float">
            <text:p>0,00</text:p>
          </table:table-cell>
          <table:table-cell table:formula="of:=([.D229]-[.$D$501])/[.$D$501]*100" office:value-type="float" office:value="10.5040790491721" calcext:value-type="float">
            <text:p>10,50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5725" calcext:value-type="float">
            <text:p>5725</text:p>
          </table:table-cell>
          <table:table-cell office:value-type="float" office:value="1.05" calcext:value-type="float">
            <text:p>1,05</text:p>
          </table:table-cell>
          <table:table-cell office:value-type="float" office:value="43824.7885235911" calcext:value-type="float">
            <text:p>43824,7885235911</text:p>
          </table:table-cell>
          <table:table-cell table:formula="of:=([.D230]-[.D229])/[.D229]*100" office:value-type="float" office:value="0" calcext:value-type="float">
            <text:p>0,00</text:p>
          </table:table-cell>
          <table:table-cell table:formula="of:=([.D230]-[.$D$501])/[.$D$501]*100" office:value-type="float" office:value="10.5040790491721" calcext:value-type="float">
            <text:p>10,50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750" calcext:value-type="float">
            <text:p>5750</text:p>
          </table:table-cell>
          <table:table-cell office:value-type="float" office:value="1.053" calcext:value-type="float">
            <text:p>1,053</text:p>
          </table:table-cell>
          <table:table-cell office:value-type="float" office:value="43773.3359801051" calcext:value-type="float">
            <text:p>43773,3359801051</text:p>
          </table:table-cell>
          <table:table-cell table:formula="of:=([.D231]-[.D230])/[.D230]*100" office:value-type="float" office:value="-0.117405115276939" calcext:value-type="float">
            <text:p>-0,12</text:p>
          </table:table-cell>
          <table:table-cell table:formula="of:=([.D231]-[.$D$501])/[.$D$501]*100" office:value-type="float" office:value="10.3743416077787" calcext:value-type="float">
            <text:p>10,37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5775" calcext:value-type="float">
            <text:p>5775</text:p>
          </table:table-cell>
          <table:table-cell office:value-type="float" office:value="1.056" calcext:value-type="float">
            <text:p>1,056</text:p>
          </table:table-cell>
          <table:table-cell office:value-type="float" office:value="43671.774912733" calcext:value-type="float">
            <text:p>43671,774912733</text:p>
          </table:table-cell>
          <table:table-cell table:formula="of:=([.D232]-[.D231])/[.D231]*100" office:value-type="float" office:value="-0.232015826754292" calcext:value-type="float">
            <text:p>-0,23</text:p>
          </table:table-cell>
          <table:table-cell table:formula="of:=([.D232]-[.$D$501])/[.$D$501]*100" office:value-type="float" office:value="10.1182556665728" calcext:value-type="float">
            <text:p>10,12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5800" calcext:value-type="float">
            <text:p>5800</text:p>
          </table:table-cell>
          <table:table-cell office:value-type="float" office:value="1.058" calcext:value-type="float">
            <text:p>1,058</text:p>
          </table:table-cell>
          <table:table-cell office:value-type="float" office:value="43671.774912733" calcext:value-type="float">
            <text:p>43671,774912733</text:p>
          </table:table-cell>
          <table:table-cell table:formula="of:=([.D233]-[.D232])/[.D232]*100" office:value-type="float" office:value="0" calcext:value-type="float">
            <text:p>0,00</text:p>
          </table:table-cell>
          <table:table-cell table:formula="of:=([.D233]-[.$D$501])/[.$D$501]*100" office:value-type="float" office:value="10.1182556665728" calcext:value-type="float">
            <text:p>10,12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5825" calcext:value-type="float">
            <text:p>5825</text:p>
          </table:table-cell>
          <table:table-cell office:value-type="float" office:value="1.061" calcext:value-type="float">
            <text:p>1,061</text:p>
          </table:table-cell>
          <table:table-cell office:value-type="float" office:value="43671.774912733" calcext:value-type="float">
            <text:p>43671,774912733</text:p>
          </table:table-cell>
          <table:table-cell table:formula="of:=([.D234]-[.D233])/[.D233]*100" office:value-type="float" office:value="0" calcext:value-type="float">
            <text:p>0,00</text:p>
          </table:table-cell>
          <table:table-cell table:formula="of:=([.D234]-[.$D$501])/[.$D$501]*100" office:value-type="float" office:value="10.1182556665728" calcext:value-type="float">
            <text:p>10,12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5850" calcext:value-type="float">
            <text:p>5850</text:p>
          </table:table-cell>
          <table:table-cell office:value-type="float" office:value="1.064" calcext:value-type="float">
            <text:p>1,064</text:p>
          </table:table-cell>
          <table:table-cell office:value-type="float" office:value="43556.6678832679" calcext:value-type="float">
            <text:p>43556,6678832679</text:p>
          </table:table-cell>
          <table:table-cell table:formula="of:=([.D235]-[.D234])/[.D234]*100" office:value-type="float" office:value="-0.263573050774909" calcext:value-type="float">
            <text:p>-0,26</text:p>
          </table:table-cell>
          <table:table-cell table:formula="of:=([.D235]-[.$D$501])/[.$D$501]*100" office:value-type="float" office:value="9.82801362065232" calcext:value-type="float">
            <text:p>9,83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5875" calcext:value-type="float">
            <text:p>5875</text:p>
          </table:table-cell>
          <table:table-cell office:value-type="float" office:value="1.067" calcext:value-type="float">
            <text:p>1,067</text:p>
          </table:table-cell>
          <table:table-cell office:value-type="float" office:value="43556.6678832679" calcext:value-type="float">
            <text:p>43556,6678832679</text:p>
          </table:table-cell>
          <table:table-cell table:formula="of:=([.D236]-[.D235])/[.D235]*100" office:value-type="float" office:value="0" calcext:value-type="float">
            <text:p>0,00</text:p>
          </table:table-cell>
          <table:table-cell table:formula="of:=([.D236]-[.$D$501])/[.$D$501]*100" office:value-type="float" office:value="9.82801362065232" calcext:value-type="float">
            <text:p>9,83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5900" calcext:value-type="float">
            <text:p>5900</text:p>
          </table:table-cell>
          <table:table-cell office:value-type="float" office:value="1.07" calcext:value-type="float">
            <text:p>1,07</text:p>
          </table:table-cell>
          <table:table-cell office:value-type="float" office:value="43556.6678832679" calcext:value-type="float">
            <text:p>43556,6678832679</text:p>
          </table:table-cell>
          <table:table-cell table:formula="of:=([.D237]-[.D236])/[.D236]*100" office:value-type="float" office:value="0" calcext:value-type="float">
            <text:p>0,00</text:p>
          </table:table-cell>
          <table:table-cell table:formula="of:=([.D237]-[.$D$501])/[.$D$501]*100" office:value-type="float" office:value="9.82801362065232" calcext:value-type="float">
            <text:p>9,83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5925" calcext:value-type="float">
            <text:p>5925</text:p>
          </table:table-cell>
          <table:table-cell office:value-type="float" office:value="1.072" calcext:value-type="float">
            <text:p>1,072</text:p>
          </table:table-cell>
          <table:table-cell office:value-type="float" office:value="43556.6678832679" calcext:value-type="float">
            <text:p>43556,6678832679</text:p>
          </table:table-cell>
          <table:table-cell table:formula="of:=([.D238]-[.D237])/[.D237]*100" office:value-type="float" office:value="0" calcext:value-type="float">
            <text:p>0,00</text:p>
          </table:table-cell>
          <table:table-cell table:formula="of:=([.D238]-[.$D$501])/[.$D$501]*100" office:value-type="float" office:value="9.82801362065232" calcext:value-type="float">
            <text:p>9,83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5950" calcext:value-type="float">
            <text:p>5950</text:p>
          </table:table-cell>
          <table:table-cell office:value-type="float" office:value="1.075" calcext:value-type="float">
            <text:p>1,075</text:p>
          </table:table-cell>
          <table:table-cell office:value-type="float" office:value="43556.6678832679" calcext:value-type="float">
            <text:p>43556,6678832679</text:p>
          </table:table-cell>
          <table:table-cell table:formula="of:=([.D239]-[.D238])/[.D238]*100" office:value-type="float" office:value="0" calcext:value-type="float">
            <text:p>0,00</text:p>
          </table:table-cell>
          <table:table-cell table:formula="of:=([.D239]-[.$D$501])/[.$D$501]*100" office:value-type="float" office:value="9.82801362065232" calcext:value-type="float">
            <text:p>9,83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5975" calcext:value-type="float">
            <text:p>5975</text:p>
          </table:table-cell>
          <table:table-cell office:value-type="float" office:value="1.078" calcext:value-type="float">
            <text:p>1,078</text:p>
          </table:table-cell>
          <table:table-cell office:value-type="float" office:value="43500.6063502834" calcext:value-type="float">
            <text:p>43500,6063502834</text:p>
          </table:table-cell>
          <table:table-cell table:formula="of:=([.D240]-[.D239])/[.D239]*100" office:value-type="float" office:value="-0.128709416282269" calcext:value-type="float">
            <text:p>-0,13</text:p>
          </table:table-cell>
          <table:table-cell table:formula="of:=([.D240]-[.$D$501])/[.$D$501]*100" office:value-type="float" office:value="9.68665462540677" calcext:value-type="float">
            <text:p>9,69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000" calcext:value-type="float">
            <text:p>6000</text:p>
          </table:table-cell>
          <table:table-cell office:value-type="float" office:value="1.081" calcext:value-type="float">
            <text:p>1,081</text:p>
          </table:table-cell>
          <table:table-cell office:value-type="float" office:value="43500.6063502834" calcext:value-type="float">
            <text:p>43500,6063502834</text:p>
          </table:table-cell>
          <table:table-cell table:formula="of:=([.D241]-[.D240])/[.D240]*100" office:value-type="float" office:value="0" calcext:value-type="float">
            <text:p>0,00</text:p>
          </table:table-cell>
          <table:table-cell table:formula="of:=([.D241]-[.$D$501])/[.$D$501]*100" office:value-type="float" office:value="9.68665462540677" calcext:value-type="float">
            <text:p>9,69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6025" calcext:value-type="float">
            <text:p>6025</text:p>
          </table:table-cell>
          <table:table-cell office:value-type="float" office:value="1.084" calcext:value-type="float">
            <text:p>1,084</text:p>
          </table:table-cell>
          <table:table-cell office:value-type="float" office:value="43500.6063502834" calcext:value-type="float">
            <text:p>43500,6063502834</text:p>
          </table:table-cell>
          <table:table-cell table:formula="of:=([.D242]-[.D241])/[.D241]*100" office:value-type="float" office:value="0" calcext:value-type="float">
            <text:p>0,00</text:p>
          </table:table-cell>
          <table:table-cell table:formula="of:=([.D242]-[.$D$501])/[.$D$501]*100" office:value-type="float" office:value="9.68665462540677" calcext:value-type="float">
            <text:p>9,69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6050" calcext:value-type="float">
            <text:p>6050</text:p>
          </table:table-cell>
          <table:table-cell office:value-type="float" office:value="1.087" calcext:value-type="float">
            <text:p>1,087</text:p>
          </table:table-cell>
          <table:table-cell office:value-type="float" office:value="43500.6063502834" calcext:value-type="float">
            <text:p>43500,6063502834</text:p>
          </table:table-cell>
          <table:table-cell table:formula="of:=([.D243]-[.D242])/[.D242]*100" office:value-type="float" office:value="0" calcext:value-type="float">
            <text:p>0,00</text:p>
          </table:table-cell>
          <table:table-cell table:formula="of:=([.D243]-[.$D$501])/[.$D$501]*100" office:value-type="float" office:value="9.68665462540677" calcext:value-type="float">
            <text:p>9,69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075" calcext:value-type="float">
            <text:p>6075</text:p>
          </table:table-cell>
          <table:table-cell office:value-type="float" office:value="1.089" calcext:value-type="float">
            <text:p>1,089</text:p>
          </table:table-cell>
          <table:table-cell office:value-type="float" office:value="43500.6063502834" calcext:value-type="float">
            <text:p>43500,6063502834</text:p>
          </table:table-cell>
          <table:table-cell table:formula="of:=([.D244]-[.D243])/[.D243]*100" office:value-type="float" office:value="0" calcext:value-type="float">
            <text:p>0,00</text:p>
          </table:table-cell>
          <table:table-cell table:formula="of:=([.D244]-[.$D$501])/[.$D$501]*100" office:value-type="float" office:value="9.68665462540677" calcext:value-type="float">
            <text:p>9,69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100" calcext:value-type="float">
            <text:p>6100</text:p>
          </table:table-cell>
          <table:table-cell office:value-type="float" office:value="1.092" calcext:value-type="float">
            <text:p>1,092</text:p>
          </table:table-cell>
          <table:table-cell office:value-type="float" office:value="43500.6063502834" calcext:value-type="float">
            <text:p>43500,6063502834</text:p>
          </table:table-cell>
          <table:table-cell table:formula="of:=([.D245]-[.D244])/[.D244]*100" office:value-type="float" office:value="0" calcext:value-type="float">
            <text:p>0,00</text:p>
          </table:table-cell>
          <table:table-cell table:formula="of:=([.D245]-[.$D$501])/[.$D$501]*100" office:value-type="float" office:value="9.68665462540677" calcext:value-type="float">
            <text:p>9,69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125" calcext:value-type="float">
            <text:p>6125</text:p>
          </table:table-cell>
          <table:table-cell office:value-type="float" office:value="1.095" calcext:value-type="float">
            <text:p>1,095</text:p>
          </table:table-cell>
          <table:table-cell office:value-type="float" office:value="43500.6063502834" calcext:value-type="float">
            <text:p>43500,6063502834</text:p>
          </table:table-cell>
          <table:table-cell table:formula="of:=([.D246]-[.D245])/[.D245]*100" office:value-type="float" office:value="0" calcext:value-type="float">
            <text:p>0,00</text:p>
          </table:table-cell>
          <table:table-cell table:formula="of:=([.D246]-[.$D$501])/[.$D$501]*100" office:value-type="float" office:value="9.68665462540677" calcext:value-type="float">
            <text:p>9,69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6150" calcext:value-type="float">
            <text:p>6150</text:p>
          </table:table-cell>
          <table:table-cell office:value-type="float" office:value="1.098" calcext:value-type="float">
            <text:p>1,098</text:p>
          </table:table-cell>
          <table:table-cell office:value-type="float" office:value="43500.6063502834" calcext:value-type="float">
            <text:p>43500,6063502834</text:p>
          </table:table-cell>
          <table:table-cell table:formula="of:=([.D247]-[.D246])/[.D246]*100" office:value-type="float" office:value="0" calcext:value-type="float">
            <text:p>0,00</text:p>
          </table:table-cell>
          <table:table-cell table:formula="of:=([.D247]-[.$D$501])/[.$D$501]*100" office:value-type="float" office:value="9.68665462540677" calcext:value-type="float">
            <text:p>9,69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6175" calcext:value-type="float">
            <text:p>6175</text:p>
          </table:table-cell>
          <table:table-cell office:value-type="float" office:value="1.101" calcext:value-type="float">
            <text:p>1,101</text:p>
          </table:table-cell>
          <table:table-cell office:value-type="float" office:value="43500.6063502834" calcext:value-type="float">
            <text:p>43500,6063502834</text:p>
          </table:table-cell>
          <table:table-cell table:formula="of:=([.D248]-[.D247])/[.D247]*100" office:value-type="float" office:value="0" calcext:value-type="float">
            <text:p>0,00</text:p>
          </table:table-cell>
          <table:table-cell table:formula="of:=([.D248]-[.$D$501])/[.$D$501]*100" office:value-type="float" office:value="9.68665462540677" calcext:value-type="float">
            <text:p>9,69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200" calcext:value-type="float">
            <text:p>6200</text:p>
          </table:table-cell>
          <table:table-cell office:value-type="float" office:value="1.104" calcext:value-type="float">
            <text:p>1,104</text:p>
          </table:table-cell>
          <table:table-cell office:value-type="float" office:value="43500.6063502834" calcext:value-type="float">
            <text:p>43500,6063502834</text:p>
          </table:table-cell>
          <table:table-cell table:formula="of:=([.D249]-[.D248])/[.D248]*100" office:value-type="float" office:value="0" calcext:value-type="float">
            <text:p>0,00</text:p>
          </table:table-cell>
          <table:table-cell table:formula="of:=([.D249]-[.$D$501])/[.$D$501]*100" office:value-type="float" office:value="9.68665462540677" calcext:value-type="float">
            <text:p>9,69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225" calcext:value-type="float">
            <text:p>6225</text:p>
          </table:table-cell>
          <table:table-cell office:value-type="float" office:value="1.107" calcext:value-type="float">
            <text:p>1,107</text:p>
          </table:table-cell>
          <table:table-cell office:value-type="float" office:value="43500.6063502834" calcext:value-type="float">
            <text:p>43500,6063502834</text:p>
          </table:table-cell>
          <table:table-cell table:formula="of:=([.D250]-[.D249])/[.D249]*100" office:value-type="float" office:value="0" calcext:value-type="float">
            <text:p>0,00</text:p>
          </table:table-cell>
          <table:table-cell table:formula="of:=([.D250]-[.$D$501])/[.$D$501]*100" office:value-type="float" office:value="9.68665462540677" calcext:value-type="float">
            <text:p>9,69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1.11" calcext:value-type="float">
            <text:p>1,11</text:p>
          </table:table-cell>
          <table:table-cell office:value-type="float" office:value="43500.6063502834" calcext:value-type="float">
            <text:p>43500,6063502834</text:p>
          </table:table-cell>
          <table:table-cell table:formula="of:=([.D251]-[.D250])/[.D250]*100" office:value-type="float" office:value="0" calcext:value-type="float">
            <text:p>0,00</text:p>
          </table:table-cell>
          <table:table-cell table:formula="of:=([.D251]-[.$D$501])/[.$D$501]*100" office:value-type="float" office:value="9.68665462540677" calcext:value-type="float">
            <text:p>9,69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6275" calcext:value-type="float">
            <text:p>6275</text:p>
          </table:table-cell>
          <table:table-cell office:value-type="float" office:value="1.112" calcext:value-type="float">
            <text:p>1,112</text:p>
          </table:table-cell>
          <table:table-cell office:value-type="float" office:value="43376.2446626151" calcext:value-type="float">
            <text:p>43376,2446626151</text:p>
          </table:table-cell>
          <table:table-cell table:formula="of:=([.D252]-[.D251])/[.D251]*100" office:value-type="float" office:value="-0.285884952193228" calcext:value-type="float">
            <text:p>-0,29</text:p>
          </table:table-cell>
          <table:table-cell table:formula="of:=([.D252]-[.$D$501])/[.$D$501]*100" office:value-type="float" office:value="9.37307698526858" calcext:value-type="float">
            <text:p>9,37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6300" calcext:value-type="float">
            <text:p>6300</text:p>
          </table:table-cell>
          <table:table-cell office:value-type="float" office:value="1.115" calcext:value-type="float">
            <text:p>1,115</text:p>
          </table:table-cell>
          <table:table-cell office:value-type="float" office:value="43376.2446626151" calcext:value-type="float">
            <text:p>43376,2446626151</text:p>
          </table:table-cell>
          <table:table-cell table:formula="of:=([.D253]-[.D252])/[.D252]*100" office:value-type="float" office:value="0" calcext:value-type="float">
            <text:p>0,00</text:p>
          </table:table-cell>
          <table:table-cell table:formula="of:=([.D253]-[.$D$501])/[.$D$501]*100" office:value-type="float" office:value="9.37307698526858" calcext:value-type="float">
            <text:p>9,37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6325" calcext:value-type="float">
            <text:p>6325</text:p>
          </table:table-cell>
          <table:table-cell office:value-type="float" office:value="1.118" calcext:value-type="float">
            <text:p>1,118</text:p>
          </table:table-cell>
          <table:table-cell office:value-type="float" office:value="43360.2559341121" calcext:value-type="float">
            <text:p>43360,2559341121</text:p>
          </table:table-cell>
          <table:table-cell table:formula="of:=([.D254]-[.D253])/[.D253]*100" office:value-type="float" office:value="-0.0368605641805348" calcext:value-type="float">
            <text:p>-0,04</text:p>
          </table:table-cell>
          <table:table-cell table:formula="of:=([.D254]-[.$D$501])/[.$D$501]*100" office:value-type="float" office:value="9.3327614520302" calcext:value-type="float">
            <text:p>9,33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6350" calcext:value-type="float">
            <text:p>6350</text:p>
          </table:table-cell>
          <table:table-cell office:value-type="float" office:value="1.122" calcext:value-type="float">
            <text:p>1,122</text:p>
          </table:table-cell>
          <table:table-cell office:value-type="float" office:value="43324.1061674592" calcext:value-type="float">
            <text:p>43324,1061674592</text:p>
          </table:table-cell>
          <table:table-cell table:formula="of:=([.D255]-[.D254])/[.D254]*100" office:value-type="float" office:value="-0.0833707409564306" calcext:value-type="float">
            <text:p>-0,08</text:p>
          </table:table-cell>
          <table:table-cell table:formula="of:=([.D255]-[.$D$501])/[.$D$501]*100" office:value-type="float" office:value="9.24160991869951" calcext:value-type="float">
            <text:p>9,24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375" calcext:value-type="float">
            <text:p>6375</text:p>
          </table:table-cell>
          <table:table-cell office:value-type="float" office:value="1.124" calcext:value-type="float">
            <text:p>1,124</text:p>
          </table:table-cell>
          <table:table-cell office:value-type="float" office:value="43324.1061674592" calcext:value-type="float">
            <text:p>43324,1061674592</text:p>
          </table:table-cell>
          <table:table-cell table:formula="of:=([.D256]-[.D255])/[.D255]*100" office:value-type="float" office:value="0" calcext:value-type="float">
            <text:p>0,00</text:p>
          </table:table-cell>
          <table:table-cell table:formula="of:=([.D256]-[.$D$501])/[.$D$501]*100" office:value-type="float" office:value="9.24160991869951" calcext:value-type="float">
            <text:p>9,24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400" calcext:value-type="float">
            <text:p>6400</text:p>
          </table:table-cell>
          <table:table-cell office:value-type="float" office:value="1.128" calcext:value-type="float">
            <text:p>1,128</text:p>
          </table:table-cell>
          <table:table-cell office:value-type="float" office:value="43324.1061674592" calcext:value-type="float">
            <text:p>43324,1061674592</text:p>
          </table:table-cell>
          <table:table-cell table:formula="of:=([.D257]-[.D256])/[.D256]*100" office:value-type="float" office:value="0" calcext:value-type="float">
            <text:p>0,00</text:p>
          </table:table-cell>
          <table:table-cell table:formula="of:=([.D257]-[.$D$501])/[.$D$501]*100" office:value-type="float" office:value="9.24160991869951" calcext:value-type="float">
            <text:p>9,24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425" calcext:value-type="float">
            <text:p>6425</text:p>
          </table:table-cell>
          <table:table-cell office:value-type="float" office:value="1.13" calcext:value-type="float">
            <text:p>1,13</text:p>
          </table:table-cell>
          <table:table-cell office:value-type="float" office:value="43324.1061674592" calcext:value-type="float">
            <text:p>43324,1061674592</text:p>
          </table:table-cell>
          <table:table-cell table:formula="of:=([.D258]-[.D257])/[.D257]*100" office:value-type="float" office:value="0" calcext:value-type="float">
            <text:p>0,00</text:p>
          </table:table-cell>
          <table:table-cell table:formula="of:=([.D258]-[.$D$501])/[.$D$501]*100" office:value-type="float" office:value="9.24160991869951" calcext:value-type="float">
            <text:p>9,24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6450" calcext:value-type="float">
            <text:p>6450</text:p>
          </table:table-cell>
          <table:table-cell office:value-type="float" office:value="1.133" calcext:value-type="float">
            <text:p>1,133</text:p>
          </table:table-cell>
          <table:table-cell office:value-type="float" office:value="43324.1061674592" calcext:value-type="float">
            <text:p>43324,1061674592</text:p>
          </table:table-cell>
          <table:table-cell table:formula="of:=([.D259]-[.D258])/[.D258]*100" office:value-type="float" office:value="0" calcext:value-type="float">
            <text:p>0,00</text:p>
          </table:table-cell>
          <table:table-cell table:formula="of:=([.D259]-[.$D$501])/[.$D$501]*100" office:value-type="float" office:value="9.24160991869951" calcext:value-type="float">
            <text:p>9,24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6475" calcext:value-type="float">
            <text:p>6475</text:p>
          </table:table-cell>
          <table:table-cell office:value-type="float" office:value="1.136" calcext:value-type="float">
            <text:p>1,136</text:p>
          </table:table-cell>
          <table:table-cell office:value-type="float" office:value="43307.277551166" calcext:value-type="float">
            <text:p>43307,277551166</text:p>
          </table:table-cell>
          <table:table-cell table:formula="of:=([.D260]-[.D259])/[.D259]*100" office:value-type="float" office:value="-0.0388435395024868" calcext:value-type="float">
            <text:p>-0,04</text:p>
          </table:table-cell>
          <table:table-cell table:formula="of:=([.D260]-[.$D$501])/[.$D$501]*100" office:value-type="float" office:value="9.19917661079759" calcext:value-type="float">
            <text:p>9,20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500" calcext:value-type="float">
            <text:p>6500</text:p>
          </table:table-cell>
          <table:table-cell office:value-type="float" office:value="1.14" calcext:value-type="float">
            <text:p>1,14</text:p>
          </table:table-cell>
          <table:table-cell office:value-type="float" office:value="43307.277551166" calcext:value-type="float">
            <text:p>43307,277551166</text:p>
          </table:table-cell>
          <table:table-cell table:formula="of:=([.D261]-[.D260])/[.D260]*100" office:value-type="float" office:value="0" calcext:value-type="float">
            <text:p>0,00</text:p>
          </table:table-cell>
          <table:table-cell table:formula="of:=([.D261]-[.$D$501])/[.$D$501]*100" office:value-type="float" office:value="9.19917661079759" calcext:value-type="float">
            <text:p>9,20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525" calcext:value-type="float">
            <text:p>6525</text:p>
          </table:table-cell>
          <table:table-cell office:value-type="float" office:value="1.143" calcext:value-type="float">
            <text:p>1,143</text:p>
          </table:table-cell>
          <table:table-cell office:value-type="float" office:value="43307.277551166" calcext:value-type="float">
            <text:p>43307,277551166</text:p>
          </table:table-cell>
          <table:table-cell table:formula="of:=([.D262]-[.D261])/[.D261]*100" office:value-type="float" office:value="0" calcext:value-type="float">
            <text:p>0,00</text:p>
          </table:table-cell>
          <table:table-cell table:formula="of:=([.D262]-[.$D$501])/[.$D$501]*100" office:value-type="float" office:value="9.19917661079759" calcext:value-type="float">
            <text:p>9,20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6550" calcext:value-type="float">
            <text:p>6550</text:p>
          </table:table-cell>
          <table:table-cell office:value-type="float" office:value="1.145" calcext:value-type="float">
            <text:p>1,145</text:p>
          </table:table-cell>
          <table:table-cell office:value-type="float" office:value="43304.5054865101" calcext:value-type="float">
            <text:p>43304,5054865101</text:p>
          </table:table-cell>
          <table:table-cell table:formula="of:=([.D263]-[.D262])/[.D262]*100" office:value-type="float" office:value="-0.00640092107512927" calcext:value-type="float">
            <text:p>-0,01</text:p>
          </table:table-cell>
          <table:table-cell table:formula="of:=([.D263]-[.$D$501])/[.$D$501]*100" office:value-type="float" office:value="9.19218685768804" calcext:value-type="float">
            <text:p>9,19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6575" calcext:value-type="float">
            <text:p>6575</text:p>
          </table:table-cell>
          <table:table-cell office:value-type="float" office:value="1.148" calcext:value-type="float">
            <text:p>1,148</text:p>
          </table:table-cell>
          <table:table-cell office:value-type="float" office:value="43304.5054865101" calcext:value-type="float">
            <text:p>43304,5054865101</text:p>
          </table:table-cell>
          <table:table-cell table:formula="of:=([.D264]-[.D263])/[.D263]*100" office:value-type="float" office:value="0" calcext:value-type="float">
            <text:p>0,00</text:p>
          </table:table-cell>
          <table:table-cell table:formula="of:=([.D264]-[.$D$501])/[.$D$501]*100" office:value-type="float" office:value="9.19218685768804" calcext:value-type="float">
            <text:p>9,19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6600" calcext:value-type="float">
            <text:p>6600</text:p>
          </table:table-cell>
          <table:table-cell office:value-type="float" office:value="1.151" calcext:value-type="float">
            <text:p>1,151</text:p>
          </table:table-cell>
          <table:table-cell office:value-type="float" office:value="43294.8129091242" calcext:value-type="float">
            <text:p>43294,8129091242</text:p>
          </table:table-cell>
          <table:table-cell table:formula="of:=([.D265]-[.D264])/[.D264]*100" office:value-type="float" office:value="-0.0223823763301899" calcext:value-type="float">
            <text:p>-0,02</text:p>
          </table:table-cell>
          <table:table-cell table:formula="of:=([.D265]-[.$D$501])/[.$D$501]*100" office:value-type="float" office:value="9.16774705150239" calcext:value-type="float">
            <text:p>9,17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625" calcext:value-type="float">
            <text:p>6625</text:p>
          </table:table-cell>
          <table:table-cell office:value-type="float" office:value="1.154" calcext:value-type="float">
            <text:p>1,154</text:p>
          </table:table-cell>
          <table:table-cell office:value-type="float" office:value="43294.8129091242" calcext:value-type="float">
            <text:p>43294,8129091242</text:p>
          </table:table-cell>
          <table:table-cell table:formula="of:=([.D266]-[.D265])/[.D265]*100" office:value-type="float" office:value="0" calcext:value-type="float">
            <text:p>0,00</text:p>
          </table:table-cell>
          <table:table-cell table:formula="of:=([.D266]-[.$D$501])/[.$D$501]*100" office:value-type="float" office:value="9.16774705150239" calcext:value-type="float">
            <text:p>9,17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6650" calcext:value-type="float">
            <text:p>6650</text:p>
          </table:table-cell>
          <table:table-cell office:value-type="float" office:value="1.157" calcext:value-type="float">
            <text:p>1,157</text:p>
          </table:table-cell>
          <table:table-cell office:value-type="float" office:value="43294.8129091242" calcext:value-type="float">
            <text:p>43294,8129091242</text:p>
          </table:table-cell>
          <table:table-cell table:formula="of:=([.D267]-[.D266])/[.D266]*100" office:value-type="float" office:value="0" calcext:value-type="float">
            <text:p>0,00</text:p>
          </table:table-cell>
          <table:table-cell table:formula="of:=([.D267]-[.$D$501])/[.$D$501]*100" office:value-type="float" office:value="9.16774705150239" calcext:value-type="float">
            <text:p>9,17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675" calcext:value-type="float">
            <text:p>6675</text:p>
          </table:table-cell>
          <table:table-cell office:value-type="float" office:value="1.16" calcext:value-type="float">
            <text:p>1,16</text:p>
          </table:table-cell>
          <table:table-cell office:value-type="float" office:value="43122.795540386" calcext:value-type="float">
            <text:p>43122,795540386</text:p>
          </table:table-cell>
          <table:table-cell table:formula="of:=([.D268]-[.D267])/[.D267]*100" office:value-type="float" office:value="-0.397316346185094" calcext:value-type="float">
            <text:p>-0,40</text:p>
          </table:table-cell>
          <table:table-cell table:formula="of:=([.D268]-[.$D$501])/[.$D$501]*100" office:value-type="float" office:value="8.73400574770477" calcext:value-type="float">
            <text:p>8,73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700" calcext:value-type="float">
            <text:p>6700</text:p>
          </table:table-cell>
          <table:table-cell office:value-type="float" office:value="1.163" calcext:value-type="float">
            <text:p>1,163</text:p>
          </table:table-cell>
          <table:table-cell office:value-type="float" office:value="43122.795540386" calcext:value-type="float">
            <text:p>43122,795540386</text:p>
          </table:table-cell>
          <table:table-cell table:formula="of:=([.D269]-[.D268])/[.D268]*100" office:value-type="float" office:value="0" calcext:value-type="float">
            <text:p>0,00</text:p>
          </table:table-cell>
          <table:table-cell table:formula="of:=([.D269]-[.$D$501])/[.$D$501]*100" office:value-type="float" office:value="8.73400574770477" calcext:value-type="float">
            <text:p>8,73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725" calcext:value-type="float">
            <text:p>6725</text:p>
          </table:table-cell>
          <table:table-cell office:value-type="float" office:value="1.166" calcext:value-type="float">
            <text:p>1,166</text:p>
          </table:table-cell>
          <table:table-cell office:value-type="float" office:value="43122.795540386" calcext:value-type="float">
            <text:p>43122,795540386</text:p>
          </table:table-cell>
          <table:table-cell table:formula="of:=([.D270]-[.D269])/[.D269]*100" office:value-type="float" office:value="0" calcext:value-type="float">
            <text:p>0,00</text:p>
          </table:table-cell>
          <table:table-cell table:formula="of:=([.D270]-[.$D$501])/[.$D$501]*100" office:value-type="float" office:value="8.73400574770477" calcext:value-type="float">
            <text:p>8,73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750" calcext:value-type="float">
            <text:p>6750</text:p>
          </table:table-cell>
          <table:table-cell office:value-type="float" office:value="1.168" calcext:value-type="float">
            <text:p>1,168</text:p>
          </table:table-cell>
          <table:table-cell office:value-type="float" office:value="43122.795540386" calcext:value-type="float">
            <text:p>43122,795540386</text:p>
          </table:table-cell>
          <table:table-cell table:formula="of:=([.D271]-[.D270])/[.D270]*100" office:value-type="float" office:value="0" calcext:value-type="float">
            <text:p>0,00</text:p>
          </table:table-cell>
          <table:table-cell table:formula="of:=([.D271]-[.$D$501])/[.$D$501]*100" office:value-type="float" office:value="8.73400574770477" calcext:value-type="float">
            <text:p>8,73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6775" calcext:value-type="float">
            <text:p>6775</text:p>
          </table:table-cell>
          <table:table-cell office:value-type="float" office:value="1.171" calcext:value-type="float">
            <text:p>1,171</text:p>
          </table:table-cell>
          <table:table-cell office:value-type="float" office:value="43122.795540386" calcext:value-type="float">
            <text:p>43122,795540386</text:p>
          </table:table-cell>
          <table:table-cell table:formula="of:=([.D272]-[.D271])/[.D271]*100" office:value-type="float" office:value="0" calcext:value-type="float">
            <text:p>0,00</text:p>
          </table:table-cell>
          <table:table-cell table:formula="of:=([.D272]-[.$D$501])/[.$D$501]*100" office:value-type="float" office:value="8.73400574770477" calcext:value-type="float">
            <text:p>8,73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800" calcext:value-type="float">
            <text:p>6800</text:p>
          </table:table-cell>
          <table:table-cell office:value-type="float" office:value="1.174" calcext:value-type="float">
            <text:p>1,174</text:p>
          </table:table-cell>
          <table:table-cell office:value-type="float" office:value="43114.5105323142" calcext:value-type="float">
            <text:p>43114,5105323142</text:p>
          </table:table-cell>
          <table:table-cell table:formula="of:=([.D273]-[.D272])/[.D272]*100" office:value-type="float" office:value="-0.0192125950277352" calcext:value-type="float">
            <text:p>-0,02</text:p>
          </table:table-cell>
          <table:table-cell table:formula="of:=([.D273]-[.$D$501])/[.$D$501]*100" office:value-type="float" office:value="8.71311512352303" calcext:value-type="float">
            <text:p>8,71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825" calcext:value-type="float">
            <text:p>6825</text:p>
          </table:table-cell>
          <table:table-cell office:value-type="float" office:value="1.177" calcext:value-type="float">
            <text:p>1,177</text:p>
          </table:table-cell>
          <table:table-cell office:value-type="float" office:value="43114.5105323142" calcext:value-type="float">
            <text:p>43114,5105323142</text:p>
          </table:table-cell>
          <table:table-cell table:formula="of:=([.D274]-[.D273])/[.D273]*100" office:value-type="float" office:value="0" calcext:value-type="float">
            <text:p>0,00</text:p>
          </table:table-cell>
          <table:table-cell table:formula="of:=([.D274]-[.$D$501])/[.$D$501]*100" office:value-type="float" office:value="8.71311512352303" calcext:value-type="float">
            <text:p>8,71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850" calcext:value-type="float">
            <text:p>6850</text:p>
          </table:table-cell>
          <table:table-cell office:value-type="float" office:value="1.18" calcext:value-type="float">
            <text:p>1,18</text:p>
          </table:table-cell>
          <table:table-cell office:value-type="float" office:value="43098.7666921207" calcext:value-type="float">
            <text:p>43098,7666921207</text:p>
          </table:table-cell>
          <table:table-cell table:formula="of:=([.D275]-[.D274])/[.D274]*100" office:value-type="float" office:value="-0.0365163375372189" calcext:value-type="float">
            <text:p>-0,04</text:p>
          </table:table-cell>
          <table:table-cell table:formula="of:=([.D275]-[.$D$501])/[.$D$501]*100" office:value-type="float" office:value="8.6734170754573" calcext:value-type="float">
            <text:p>8,67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875" calcext:value-type="float">
            <text:p>6875</text:p>
          </table:table-cell>
          <table:table-cell office:value-type="float" office:value="1.183" calcext:value-type="float">
            <text:p>1,183</text:p>
          </table:table-cell>
          <table:table-cell office:value-type="float" office:value="43098.7666921207" calcext:value-type="float">
            <text:p>43098,7666921207</text:p>
          </table:table-cell>
          <table:table-cell table:formula="of:=([.D276]-[.D275])/[.D275]*100" office:value-type="float" office:value="0" calcext:value-type="float">
            <text:p>0,00</text:p>
          </table:table-cell>
          <table:table-cell table:formula="of:=([.D276]-[.$D$501])/[.$D$501]*100" office:value-type="float" office:value="8.6734170754573" calcext:value-type="float">
            <text:p>8,6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900" calcext:value-type="float">
            <text:p>6900</text:p>
          </table:table-cell>
          <table:table-cell office:value-type="float" office:value="1.186" calcext:value-type="float">
            <text:p>1,186</text:p>
          </table:table-cell>
          <table:table-cell office:value-type="float" office:value="43077.7828355866" calcext:value-type="float">
            <text:p>43077,7828355866</text:p>
          </table:table-cell>
          <table:table-cell table:formula="of:=([.D277]-[.D276])/[.D276]*100" office:value-type="float" office:value="-0.0486878352785052" calcext:value-type="float">
            <text:p>-0,05</text:p>
          </table:table-cell>
          <table:table-cell table:formula="of:=([.D277]-[.$D$501])/[.$D$501]*100" office:value-type="float" office:value="8.62050634116008" calcext:value-type="float">
            <text:p>8,62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6925" calcext:value-type="float">
            <text:p>6925</text:p>
          </table:table-cell>
          <table:table-cell office:value-type="float" office:value="1.189" calcext:value-type="float">
            <text:p>1,189</text:p>
          </table:table-cell>
          <table:table-cell office:value-type="float" office:value="43067.9488027742" calcext:value-type="float">
            <text:p>43067,9488027742</text:p>
          </table:table-cell>
          <table:table-cell table:formula="of:=([.D278]-[.D277])/[.D277]*100" office:value-type="float" office:value="-0.0228285491152301" calcext:value-type="float">
            <text:p>-0,02</text:p>
          </table:table-cell>
          <table:table-cell table:formula="of:=([.D278]-[.$D$501])/[.$D$501]*100" office:value-type="float" office:value="8.59570985552078" calcext:value-type="float">
            <text:p>8,60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950" calcext:value-type="float">
            <text:p>6950</text:p>
          </table:table-cell>
          <table:table-cell office:value-type="float" office:value="1.192" calcext:value-type="float">
            <text:p>1,192</text:p>
          </table:table-cell>
          <table:table-cell office:value-type="float" office:value="43067.9488027742" calcext:value-type="float">
            <text:p>43067,9488027742</text:p>
          </table:table-cell>
          <table:table-cell table:formula="of:=([.D279]-[.D278])/[.D278]*100" office:value-type="float" office:value="0" calcext:value-type="float">
            <text:p>0,00</text:p>
          </table:table-cell>
          <table:table-cell table:formula="of:=([.D279]-[.$D$501])/[.$D$501]*100" office:value-type="float" office:value="8.59570985552078" calcext:value-type="float">
            <text:p>8,60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975" calcext:value-type="float">
            <text:p>6975</text:p>
          </table:table-cell>
          <table:table-cell office:value-type="float" office:value="1.195" calcext:value-type="float">
            <text:p>1,195</text:p>
          </table:table-cell>
          <table:table-cell office:value-type="float" office:value="43022.8969971938" calcext:value-type="float">
            <text:p>43022,8969971938</text:p>
          </table:table-cell>
          <table:table-cell table:formula="of:=([.D280]-[.D279])/[.D279]*100" office:value-type="float" office:value="-0.104606341450682" calcext:value-type="float">
            <text:p>-0,10</text:p>
          </table:table-cell>
          <table:table-cell table:formula="of:=([.D280]-[.$D$501])/[.$D$501]*100" office:value-type="float" office:value="8.48211185646852" calcext:value-type="float">
            <text:p>8,48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000" calcext:value-type="float">
            <text:p>7000</text:p>
          </table:table-cell>
          <table:table-cell office:value-type="float" office:value="1.197" calcext:value-type="float">
            <text:p>1,197</text:p>
          </table:table-cell>
          <table:table-cell office:value-type="float" office:value="42939.0726103469" calcext:value-type="float">
            <text:p>42939,0726103469</text:p>
          </table:table-cell>
          <table:table-cell table:formula="of:=([.D281]-[.D280])/[.D280]*100" office:value-type="float" office:value="-0.194836686270375" calcext:value-type="float">
            <text:p>-0,19</text:p>
          </table:table-cell>
          <table:table-cell table:formula="of:=([.D281]-[.$D$501])/[.$D$501]*100" office:value-type="float" office:value="8.27074890453126" calcext:value-type="float">
            <text:p>8,27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7025" calcext:value-type="float">
            <text:p>7025</text:p>
          </table:table-cell>
          <table:table-cell office:value-type="float" office:value="1.201" calcext:value-type="float">
            <text:p>1,201</text:p>
          </table:table-cell>
          <table:table-cell office:value-type="float" office:value="42931.0349002827" calcext:value-type="float">
            <text:p>42931,0349002827</text:p>
          </table:table-cell>
          <table:table-cell table:formula="of:=([.D282]-[.D281])/[.D281]*100" office:value-type="float" office:value="-0.0187188720565669" calcext:value-type="float">
            <text:p>-0,02</text:p>
          </table:table-cell>
          <table:table-cell table:formula="of:=([.D282]-[.$D$501])/[.$D$501]*100" office:value-type="float" office:value="8.25048184156913" calcext:value-type="float">
            <text:p>8,25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7050" calcext:value-type="float">
            <text:p>7050</text:p>
          </table:table-cell>
          <table:table-cell office:value-type="float" office:value="1.203" calcext:value-type="float">
            <text:p>1,203</text:p>
          </table:table-cell>
          <table:table-cell office:value-type="float" office:value="42931.0349002827" calcext:value-type="float">
            <text:p>42931,0349002827</text:p>
          </table:table-cell>
          <table:table-cell table:formula="of:=([.D283]-[.D282])/[.D282]*100" office:value-type="float" office:value="0" calcext:value-type="float">
            <text:p>0,00</text:p>
          </table:table-cell>
          <table:table-cell table:formula="of:=([.D283]-[.$D$501])/[.$D$501]*100" office:value-type="float" office:value="8.25048184156913" calcext:value-type="float">
            <text:p>8,25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7075" calcext:value-type="float">
            <text:p>7075</text:p>
          </table:table-cell>
          <table:table-cell office:value-type="float" office:value="1.207" calcext:value-type="float">
            <text:p>1,207</text:p>
          </table:table-cell>
          <table:table-cell office:value-type="float" office:value="42931.0349002827" calcext:value-type="float">
            <text:p>42931,0349002827</text:p>
          </table:table-cell>
          <table:table-cell table:formula="of:=([.D284]-[.D283])/[.D283]*100" office:value-type="float" office:value="0" calcext:value-type="float">
            <text:p>0,00</text:p>
          </table:table-cell>
          <table:table-cell table:formula="of:=([.D284]-[.$D$501])/[.$D$501]*100" office:value-type="float" office:value="8.25048184156913" calcext:value-type="float">
            <text:p>8,25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7100" calcext:value-type="float">
            <text:p>7100</text:p>
          </table:table-cell>
          <table:table-cell office:value-type="float" office:value="1.209" calcext:value-type="float">
            <text:p>1,209</text:p>
          </table:table-cell>
          <table:table-cell office:value-type="float" office:value="42922.3040714907" calcext:value-type="float">
            <text:p>42922,3040714907</text:p>
          </table:table-cell>
          <table:table-cell table:formula="of:=([.D285]-[.D284])/[.D284]*100" office:value-type="float" office:value="-0.0203368700809266" calcext:value-type="float">
            <text:p>-0,02</text:p>
          </table:table-cell>
          <table:table-cell table:formula="of:=([.D285]-[.$D$501])/[.$D$501]*100" office:value-type="float" office:value="8.22846708171503" calcext:value-type="float">
            <text:p>8,23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7125" calcext:value-type="float">
            <text:p>7125</text:p>
          </table:table-cell>
          <table:table-cell office:value-type="float" office:value="1.212" calcext:value-type="float">
            <text:p>1,212</text:p>
          </table:table-cell>
          <table:table-cell office:value-type="float" office:value="42922.3040714907" calcext:value-type="float">
            <text:p>42922,3040714907</text:p>
          </table:table-cell>
          <table:table-cell table:formula="of:=([.D286]-[.D285])/[.D285]*100" office:value-type="float" office:value="0" calcext:value-type="float">
            <text:p>0,00</text:p>
          </table:table-cell>
          <table:table-cell table:formula="of:=([.D286]-[.$D$501])/[.$D$501]*100" office:value-type="float" office:value="8.22846708171503" calcext:value-type="float">
            <text:p>8,23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7150" calcext:value-type="float">
            <text:p>7150</text:p>
          </table:table-cell>
          <table:table-cell office:value-type="float" office:value="1.215" calcext:value-type="float">
            <text:p>1,215</text:p>
          </table:table-cell>
          <table:table-cell office:value-type="float" office:value="42899.1128435828" calcext:value-type="float">
            <text:p>42899,1128435828</text:p>
          </table:table-cell>
          <table:table-cell table:formula="of:=([.D287]-[.D286])/[.D286]*100" office:value-type="float" office:value="-0.0540307152877844" calcext:value-type="float">
            <text:p>-0,05</text:p>
          </table:table-cell>
          <table:table-cell table:formula="of:=([.D287]-[.$D$501])/[.$D$501]*100" office:value-type="float" office:value="8.16999046680578" calcext:value-type="float">
            <text:p>8,17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7175" calcext:value-type="float">
            <text:p>7175</text:p>
          </table:table-cell>
          <table:table-cell office:value-type="float" office:value="1.218" calcext:value-type="float">
            <text:p>1,218</text:p>
          </table:table-cell>
          <table:table-cell office:value-type="float" office:value="42897.0868267372" calcext:value-type="float">
            <text:p>42897,0868267372</text:p>
          </table:table-cell>
          <table:table-cell table:formula="of:=([.D288]-[.D287])/[.D287]*100" office:value-type="float" office:value="-0.00472274765460384" calcext:value-type="float">
            <text:p>0,00</text:p>
          </table:table-cell>
          <table:table-cell table:formula="of:=([.D288]-[.$D$501])/[.$D$501]*100" office:value-type="float" office:value="8.16488187111802" calcext:value-type="float">
            <text:p>8,16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7200" calcext:value-type="float">
            <text:p>7200</text:p>
          </table:table-cell>
          <table:table-cell office:value-type="float" office:value="1.22" calcext:value-type="float">
            <text:p>1,22</text:p>
          </table:table-cell>
          <table:table-cell office:value-type="float" office:value="42897.0868267372" calcext:value-type="float">
            <text:p>42897,0868267372</text:p>
          </table:table-cell>
          <table:table-cell table:formula="of:=([.D289]-[.D288])/[.D288]*100" office:value-type="float" office:value="0" calcext:value-type="float">
            <text:p>0,00</text:p>
          </table:table-cell>
          <table:table-cell table:formula="of:=([.D289]-[.$D$501])/[.$D$501]*100" office:value-type="float" office:value="8.16488187111802" calcext:value-type="float">
            <text:p>8,16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7225" calcext:value-type="float">
            <text:p>7225</text:p>
          </table:table-cell>
          <table:table-cell office:value-type="float" office:value="1.223" calcext:value-type="float">
            <text:p>1,223</text:p>
          </table:table-cell>
          <table:table-cell office:value-type="float" office:value="42897.0868267372" calcext:value-type="float">
            <text:p>42897,0868267372</text:p>
          </table:table-cell>
          <table:table-cell table:formula="of:=([.D290]-[.D289])/[.D289]*100" office:value-type="float" office:value="0" calcext:value-type="float">
            <text:p>0,00</text:p>
          </table:table-cell>
          <table:table-cell table:formula="of:=([.D290]-[.$D$501])/[.$D$501]*100" office:value-type="float" office:value="8.16488187111802" calcext:value-type="float">
            <text:p>8,16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7250" calcext:value-type="float">
            <text:p>7250</text:p>
          </table:table-cell>
          <table:table-cell office:value-type="float" office:value="1.226" calcext:value-type="float">
            <text:p>1,226</text:p>
          </table:table-cell>
          <table:table-cell office:value-type="float" office:value="42863.1999611672" calcext:value-type="float">
            <text:p>42863,1999611672</text:p>
          </table:table-cell>
          <table:table-cell table:formula="of:=([.D291]-[.D290])/[.D290]*100" office:value-type="float" office:value="-0.0789957269284552" calcext:value-type="float">
            <text:p>-0,08</text:p>
          </table:table-cell>
          <table:table-cell table:formula="of:=([.D291]-[.$D$501])/[.$D$501]*100" office:value-type="float" office:value="8.07943623640263" calcext:value-type="float">
            <text:p>8,08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7275" calcext:value-type="float">
            <text:p>7275</text:p>
          </table:table-cell>
          <table:table-cell office:value-type="float" office:value="1.229" calcext:value-type="float">
            <text:p>1,229</text:p>
          </table:table-cell>
          <table:table-cell office:value-type="float" office:value="42832.562849844" calcext:value-type="float">
            <text:p>42832,562849844</text:p>
          </table:table-cell>
          <table:table-cell table:formula="of:=([.D292]-[.D291])/[.D291]*100" office:value-type="float" office:value="-0.0714764911416061" calcext:value-type="float">
            <text:p>-0,07</text:p>
          </table:table-cell>
          <table:table-cell table:formula="of:=([.D292]-[.$D$501])/[.$D$501]*100" office:value-type="float" office:value="8.00218484773522" calcext:value-type="float">
            <text:p>8,00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7300" calcext:value-type="float">
            <text:p>7300</text:p>
          </table:table-cell>
          <table:table-cell office:value-type="float" office:value="1.232" calcext:value-type="float">
            <text:p>1,232</text:p>
          </table:table-cell>
          <table:table-cell office:value-type="float" office:value="42832.562849844" calcext:value-type="float">
            <text:p>42832,562849844</text:p>
          </table:table-cell>
          <table:table-cell table:formula="of:=([.D293]-[.D292])/[.D292]*100" office:value-type="float" office:value="0" calcext:value-type="float">
            <text:p>0,00</text:p>
          </table:table-cell>
          <table:table-cell table:formula="of:=([.D293]-[.$D$501])/[.$D$501]*100" office:value-type="float" office:value="8.00218484773522" calcext:value-type="float">
            <text:p>8,00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7325" calcext:value-type="float">
            <text:p>7325</text:p>
          </table:table-cell>
          <table:table-cell office:value-type="float" office:value="1.235" calcext:value-type="float">
            <text:p>1,235</text:p>
          </table:table-cell>
          <table:table-cell office:value-type="float" office:value="42832.562849844" calcext:value-type="float">
            <text:p>42832,562849844</text:p>
          </table:table-cell>
          <table:table-cell table:formula="of:=([.D294]-[.D293])/[.D293]*100" office:value-type="float" office:value="0" calcext:value-type="float">
            <text:p>0,00</text:p>
          </table:table-cell>
          <table:table-cell table:formula="of:=([.D294]-[.$D$501])/[.$D$501]*100" office:value-type="float" office:value="8.00218484773522" calcext:value-type="float">
            <text:p>8,00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7350" calcext:value-type="float">
            <text:p>7350</text:p>
          </table:table-cell>
          <table:table-cell office:value-type="float" office:value="1.238" calcext:value-type="float">
            <text:p>1,238</text:p>
          </table:table-cell>
          <table:table-cell office:value-type="float" office:value="42832.562849844" calcext:value-type="float">
            <text:p>42832,562849844</text:p>
          </table:table-cell>
          <table:table-cell table:formula="of:=([.D295]-[.D294])/[.D294]*100" office:value-type="float" office:value="0" calcext:value-type="float">
            <text:p>0,00</text:p>
          </table:table-cell>
          <table:table-cell table:formula="of:=([.D295]-[.$D$501])/[.$D$501]*100" office:value-type="float" office:value="8.00218484773522" calcext:value-type="float">
            <text:p>8,00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7375" calcext:value-type="float">
            <text:p>7375</text:p>
          </table:table-cell>
          <table:table-cell office:value-type="float" office:value="1.241" calcext:value-type="float">
            <text:p>1,241</text:p>
          </table:table-cell>
          <table:table-cell office:value-type="float" office:value="42832.562849844" calcext:value-type="float">
            <text:p>42832,562849844</text:p>
          </table:table-cell>
          <table:table-cell table:formula="of:=([.D296]-[.D295])/[.D295]*100" office:value-type="float" office:value="0" calcext:value-type="float">
            <text:p>0,00</text:p>
          </table:table-cell>
          <table:table-cell table:formula="of:=([.D296]-[.$D$501])/[.$D$501]*100" office:value-type="float" office:value="8.00218484773522" calcext:value-type="float">
            <text:p>8,00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7400" calcext:value-type="float">
            <text:p>7400</text:p>
          </table:table-cell>
          <table:table-cell office:value-type="float" office:value="1.244" calcext:value-type="float">
            <text:p>1,244</text:p>
          </table:table-cell>
          <table:table-cell office:value-type="float" office:value="42824.8351158876" calcext:value-type="float">
            <text:p>42824,8351158876</text:p>
          </table:table-cell>
          <table:table-cell table:formula="of:=([.D297]-[.D296])/[.D296]*100" office:value-type="float" office:value="-0.0180417267663529" calcext:value-type="float">
            <text:p>-0,02</text:p>
          </table:table-cell>
          <table:table-cell table:formula="of:=([.D297]-[.$D$501])/[.$D$501]*100" office:value-type="float" office:value="7.9826993886433" calcext:value-type="float">
            <text:p>7,98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7425" calcext:value-type="float">
            <text:p>7425</text:p>
          </table:table-cell>
          <table:table-cell office:value-type="float" office:value="1.247" calcext:value-type="float">
            <text:p>1,247</text:p>
          </table:table-cell>
          <table:table-cell office:value-type="float" office:value="42738.8816784722" calcext:value-type="float">
            <text:p>42738,8816784722</text:p>
          </table:table-cell>
          <table:table-cell table:formula="of:=([.D298]-[.D297])/[.D297]*100" office:value-type="float" office:value="-0.200709324817744" calcext:value-type="float">
            <text:p>-0,20</text:p>
          </table:table-cell>
          <table:table-cell table:formula="of:=([.D298]-[.$D$501])/[.$D$501]*100" office:value-type="float" office:value="7.76596804178038" calcext:value-type="float">
            <text:p>7,77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7450" calcext:value-type="float">
            <text:p>7450</text:p>
          </table:table-cell>
          <table:table-cell office:value-type="float" office:value="1.25" calcext:value-type="float">
            <text:p>1,25</text:p>
          </table:table-cell>
          <table:table-cell office:value-type="float" office:value="42738.8816784722" calcext:value-type="float">
            <text:p>42738,8816784722</text:p>
          </table:table-cell>
          <table:table-cell table:formula="of:=([.D299]-[.D298])/[.D298]*100" office:value-type="float" office:value="0" calcext:value-type="float">
            <text:p>0,00</text:p>
          </table:table-cell>
          <table:table-cell table:formula="of:=([.D299]-[.$D$501])/[.$D$501]*100" office:value-type="float" office:value="7.76596804178038" calcext:value-type="float">
            <text:p>7,77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7475" calcext:value-type="float">
            <text:p>7475</text:p>
          </table:table-cell>
          <table:table-cell office:value-type="float" office:value="1.253" calcext:value-type="float">
            <text:p>1,253</text:p>
          </table:table-cell>
          <table:table-cell office:value-type="float" office:value="42738.8816784722" calcext:value-type="float">
            <text:p>42738,8816784722</text:p>
          </table:table-cell>
          <table:table-cell table:formula="of:=([.D300]-[.D299])/[.D299]*100" office:value-type="float" office:value="0" calcext:value-type="float">
            <text:p>0,00</text:p>
          </table:table-cell>
          <table:table-cell table:formula="of:=([.D300]-[.$D$501])/[.$D$501]*100" office:value-type="float" office:value="7.76596804178038" calcext:value-type="float">
            <text:p>7,77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500" calcext:value-type="float">
            <text:p>7500</text:p>
          </table:table-cell>
          <table:table-cell office:value-type="float" office:value="1.256" calcext:value-type="float">
            <text:p>1,256</text:p>
          </table:table-cell>
          <table:table-cell office:value-type="float" office:value="42738.8816784722" calcext:value-type="float">
            <text:p>42738,8816784722</text:p>
          </table:table-cell>
          <table:table-cell table:formula="of:=([.D301]-[.D300])/[.D300]*100" office:value-type="float" office:value="0" calcext:value-type="float">
            <text:p>0,00</text:p>
          </table:table-cell>
          <table:table-cell table:formula="of:=([.D301]-[.$D$501])/[.$D$501]*100" office:value-type="float" office:value="7.76596804178038" calcext:value-type="float">
            <text:p>7,77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7525" calcext:value-type="float">
            <text:p>7525</text:p>
          </table:table-cell>
          <table:table-cell office:value-type="float" office:value="1.258" calcext:value-type="float">
            <text:p>1,258</text:p>
          </table:table-cell>
          <table:table-cell office:value-type="float" office:value="42738.8816784722" calcext:value-type="float">
            <text:p>42738,8816784722</text:p>
          </table:table-cell>
          <table:table-cell table:formula="of:=([.D302]-[.D301])/[.D301]*100" office:value-type="float" office:value="0" calcext:value-type="float">
            <text:p>0,00</text:p>
          </table:table-cell>
          <table:table-cell table:formula="of:=([.D302]-[.$D$501])/[.$D$501]*100" office:value-type="float" office:value="7.76596804178038" calcext:value-type="float">
            <text:p>7,77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7550" calcext:value-type="float">
            <text:p>7550</text:p>
          </table:table-cell>
          <table:table-cell office:value-type="float" office:value="1.261" calcext:value-type="float">
            <text:p>1,261</text:p>
          </table:table-cell>
          <table:table-cell office:value-type="float" office:value="42738.8816784722" calcext:value-type="float">
            <text:p>42738,8816784722</text:p>
          </table:table-cell>
          <table:table-cell table:formula="of:=([.D303]-[.D302])/[.D302]*100" office:value-type="float" office:value="0" calcext:value-type="float">
            <text:p>0,00</text:p>
          </table:table-cell>
          <table:table-cell table:formula="of:=([.D303]-[.$D$501])/[.$D$501]*100" office:value-type="float" office:value="7.76596804178038" calcext:value-type="float">
            <text:p>7,77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7575" calcext:value-type="float">
            <text:p>7575</text:p>
          </table:table-cell>
          <table:table-cell office:value-type="float" office:value="1.264" calcext:value-type="float">
            <text:p>1,264</text:p>
          </table:table-cell>
          <table:table-cell office:value-type="float" office:value="42738.8816784722" calcext:value-type="float">
            <text:p>42738,8816784722</text:p>
          </table:table-cell>
          <table:table-cell table:formula="of:=([.D304]-[.D303])/[.D303]*100" office:value-type="float" office:value="0" calcext:value-type="float">
            <text:p>0,00</text:p>
          </table:table-cell>
          <table:table-cell table:formula="of:=([.D304]-[.$D$501])/[.$D$501]*100" office:value-type="float" office:value="7.76596804178038" calcext:value-type="float">
            <text:p>7,77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7600" calcext:value-type="float">
            <text:p>7600</text:p>
          </table:table-cell>
          <table:table-cell office:value-type="float" office:value="1.267" calcext:value-type="float">
            <text:p>1,267</text:p>
          </table:table-cell>
          <table:table-cell office:value-type="float" office:value="42738.8816784722" calcext:value-type="float">
            <text:p>42738,8816784722</text:p>
          </table:table-cell>
          <table:table-cell table:formula="of:=([.D305]-[.D304])/[.D304]*100" office:value-type="float" office:value="0" calcext:value-type="float">
            <text:p>0,00</text:p>
          </table:table-cell>
          <table:table-cell table:formula="of:=([.D305]-[.$D$501])/[.$D$501]*100" office:value-type="float" office:value="7.76596804178038" calcext:value-type="float">
            <text:p>7,77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7625" calcext:value-type="float">
            <text:p>7625</text:p>
          </table:table-cell>
          <table:table-cell office:value-type="float" office:value="1.27" calcext:value-type="float">
            <text:p>1,27</text:p>
          </table:table-cell>
          <table:table-cell office:value-type="float" office:value="42682.1839663233" calcext:value-type="float">
            <text:p>42682,1839663233</text:p>
          </table:table-cell>
          <table:table-cell table:formula="of:=([.D306]-[.D305])/[.D305]*100" office:value-type="float" office:value="-0.132660729345724" calcext:value-type="float">
            <text:p>-0,13</text:p>
          </table:table-cell>
          <table:table-cell table:formula="of:=([.D306]-[.$D$501])/[.$D$501]*100" office:value-type="float" office:value="7.62300492258967" calcext:value-type="float">
            <text:p>7,62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7650" calcext:value-type="float">
            <text:p>7650</text:p>
          </table:table-cell>
          <table:table-cell office:value-type="float" office:value="1.272" calcext:value-type="float">
            <text:p>1,272</text:p>
          </table:table-cell>
          <table:table-cell office:value-type="float" office:value="42679.456902846" calcext:value-type="float">
            <text:p>42679,456902846</text:p>
          </table:table-cell>
          <table:table-cell table:formula="of:=([.D307]-[.D306])/[.D306]*100" office:value-type="float" office:value="-0.00638923134639257" calcext:value-type="float">
            <text:p>-0,01</text:p>
          </table:table-cell>
          <table:table-cell table:formula="of:=([.D307]-[.$D$501])/[.$D$501]*100" office:value-type="float" office:value="7.61612863982323" calcext:value-type="float">
            <text:p>7,62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7675" calcext:value-type="float">
            <text:p>7675</text:p>
          </table:table-cell>
          <table:table-cell office:value-type="float" office:value="1.275" calcext:value-type="float">
            <text:p>1,275</text:p>
          </table:table-cell>
          <table:table-cell office:value-type="float" office:value="42679.456902846" calcext:value-type="float">
            <text:p>42679,456902846</text:p>
          </table:table-cell>
          <table:table-cell table:formula="of:=([.D308]-[.D307])/[.D307]*100" office:value-type="float" office:value="0" calcext:value-type="float">
            <text:p>0,00</text:p>
          </table:table-cell>
          <table:table-cell table:formula="of:=([.D308]-[.$D$501])/[.$D$501]*100" office:value-type="float" office:value="7.61612863982323" calcext:value-type="float">
            <text:p>7,62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7700" calcext:value-type="float">
            <text:p>7700</text:p>
          </table:table-cell>
          <table:table-cell office:value-type="float" office:value="1.278" calcext:value-type="float">
            <text:p>1,278</text:p>
          </table:table-cell>
          <table:table-cell office:value-type="float" office:value="42586.6838024831" calcext:value-type="float">
            <text:p>42586,6838024831</text:p>
          </table:table-cell>
          <table:table-cell table:formula="of:=([.D309]-[.D308])/[.D308]*100" office:value-type="float" office:value="-0.217371792181226" calcext:value-type="float">
            <text:p>-0,22</text:p>
          </table:table-cell>
          <table:table-cell table:formula="of:=([.D309]-[.$D$501])/[.$D$501]*100" office:value-type="float" office:value="7.38220153232279" calcext:value-type="float">
            <text:p>7,38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7725" calcext:value-type="float">
            <text:p>7725</text:p>
          </table:table-cell>
          <table:table-cell office:value-type="float" office:value="1.281" calcext:value-type="float">
            <text:p>1,281</text:p>
          </table:table-cell>
          <table:table-cell office:value-type="float" office:value="42586.6838024831" calcext:value-type="float">
            <text:p>42586,6838024831</text:p>
          </table:table-cell>
          <table:table-cell table:formula="of:=([.D310]-[.D309])/[.D309]*100" office:value-type="float" office:value="0" calcext:value-type="float">
            <text:p>0,00</text:p>
          </table:table-cell>
          <table:table-cell table:formula="of:=([.D310]-[.$D$501])/[.$D$501]*100" office:value-type="float" office:value="7.38220153232279" calcext:value-type="float">
            <text:p>7,38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7750" calcext:value-type="float">
            <text:p>7750</text:p>
          </table:table-cell>
          <table:table-cell office:value-type="float" office:value="1.284" calcext:value-type="float">
            <text:p>1,284</text:p>
          </table:table-cell>
          <table:table-cell office:value-type="float" office:value="42586.6838024831" calcext:value-type="float">
            <text:p>42586,6838024831</text:p>
          </table:table-cell>
          <table:table-cell table:formula="of:=([.D311]-[.D310])/[.D310]*100" office:value-type="float" office:value="0" calcext:value-type="float">
            <text:p>0,00</text:p>
          </table:table-cell>
          <table:table-cell table:formula="of:=([.D311]-[.$D$501])/[.$D$501]*100" office:value-type="float" office:value="7.38220153232279" calcext:value-type="float">
            <text:p>7,38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775" calcext:value-type="float">
            <text:p>7775</text:p>
          </table:table-cell>
          <table:table-cell office:value-type="float" office:value="1.287" calcext:value-type="float">
            <text:p>1,287</text:p>
          </table:table-cell>
          <table:table-cell office:value-type="float" office:value="42586.6838024831" calcext:value-type="float">
            <text:p>42586,6838024831</text:p>
          </table:table-cell>
          <table:table-cell table:formula="of:=([.D312]-[.D311])/[.D311]*100" office:value-type="float" office:value="0" calcext:value-type="float">
            <text:p>0,00</text:p>
          </table:table-cell>
          <table:table-cell table:formula="of:=([.D312]-[.$D$501])/[.$D$501]*100" office:value-type="float" office:value="7.38220153232279" calcext:value-type="float">
            <text:p>7,38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7800" calcext:value-type="float">
            <text:p>7800</text:p>
          </table:table-cell>
          <table:table-cell office:value-type="float" office:value="1.29" calcext:value-type="float">
            <text:p>1,29</text:p>
          </table:table-cell>
          <table:table-cell office:value-type="float" office:value="42586.6838024831" calcext:value-type="float">
            <text:p>42586,6838024831</text:p>
          </table:table-cell>
          <table:table-cell table:formula="of:=([.D313]-[.D312])/[.D312]*100" office:value-type="float" office:value="0" calcext:value-type="float">
            <text:p>0,00</text:p>
          </table:table-cell>
          <table:table-cell table:formula="of:=([.D313]-[.$D$501])/[.$D$501]*100" office:value-type="float" office:value="7.38220153232279" calcext:value-type="float">
            <text:p>7,38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7825" calcext:value-type="float">
            <text:p>7825</text:p>
          </table:table-cell>
          <table:table-cell office:value-type="float" office:value="1.292" calcext:value-type="float">
            <text:p>1,292</text:p>
          </table:table-cell>
          <table:table-cell office:value-type="float" office:value="42586.6838024831" calcext:value-type="float">
            <text:p>42586,6838024831</text:p>
          </table:table-cell>
          <table:table-cell table:formula="of:=([.D314]-[.D313])/[.D313]*100" office:value-type="float" office:value="0" calcext:value-type="float">
            <text:p>0,00</text:p>
          </table:table-cell>
          <table:table-cell table:formula="of:=([.D314]-[.$D$501])/[.$D$501]*100" office:value-type="float" office:value="7.38220153232279" calcext:value-type="float">
            <text:p>7,38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7850" calcext:value-type="float">
            <text:p>7850</text:p>
          </table:table-cell>
          <table:table-cell office:value-type="float" office:value="1.295" calcext:value-type="float">
            <text:p>1,295</text:p>
          </table:table-cell>
          <table:table-cell office:value-type="float" office:value="42586.6838024831" calcext:value-type="float">
            <text:p>42586,6838024831</text:p>
          </table:table-cell>
          <table:table-cell table:formula="of:=([.D315]-[.D314])/[.D314]*100" office:value-type="float" office:value="0" calcext:value-type="float">
            <text:p>0,00</text:p>
          </table:table-cell>
          <table:table-cell table:formula="of:=([.D315]-[.$D$501])/[.$D$501]*100" office:value-type="float" office:value="7.38220153232279" calcext:value-type="float">
            <text:p>7,38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7875" calcext:value-type="float">
            <text:p>7875</text:p>
          </table:table-cell>
          <table:table-cell office:value-type="float" office:value="1.298" calcext:value-type="float">
            <text:p>1,298</text:p>
          </table:table-cell>
          <table:table-cell office:value-type="float" office:value="42586.6838024831" calcext:value-type="float">
            <text:p>42586,6838024831</text:p>
          </table:table-cell>
          <table:table-cell table:formula="of:=([.D316]-[.D315])/[.D315]*100" office:value-type="float" office:value="0" calcext:value-type="float">
            <text:p>0,00</text:p>
          </table:table-cell>
          <table:table-cell table:formula="of:=([.D316]-[.$D$501])/[.$D$501]*100" office:value-type="float" office:value="7.38220153232279" calcext:value-type="float">
            <text:p>7,38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7900" calcext:value-type="float">
            <text:p>7900</text:p>
          </table:table-cell>
          <table:table-cell office:value-type="float" office:value="1.301" calcext:value-type="float">
            <text:p>1,301</text:p>
          </table:table-cell>
          <table:table-cell office:value-type="float" office:value="42586.6838024831" calcext:value-type="float">
            <text:p>42586,6838024831</text:p>
          </table:table-cell>
          <table:table-cell table:formula="of:=([.D317]-[.D316])/[.D316]*100" office:value-type="float" office:value="0" calcext:value-type="float">
            <text:p>0,00</text:p>
          </table:table-cell>
          <table:table-cell table:formula="of:=([.D317]-[.$D$501])/[.$D$501]*100" office:value-type="float" office:value="7.38220153232279" calcext:value-type="float">
            <text:p>7,38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7925" calcext:value-type="float">
            <text:p>7925</text:p>
          </table:table-cell>
          <table:table-cell office:value-type="float" office:value="1.304" calcext:value-type="float">
            <text:p>1,304</text:p>
          </table:table-cell>
          <table:table-cell office:value-type="float" office:value="42586.6838024831" calcext:value-type="float">
            <text:p>42586,6838024831</text:p>
          </table:table-cell>
          <table:table-cell table:formula="of:=([.D318]-[.D317])/[.D317]*100" office:value-type="float" office:value="0" calcext:value-type="float">
            <text:p>0,00</text:p>
          </table:table-cell>
          <table:table-cell table:formula="of:=([.D318]-[.$D$501])/[.$D$501]*100" office:value-type="float" office:value="7.38220153232279" calcext:value-type="float">
            <text:p>7,38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7950" calcext:value-type="float">
            <text:p>7950</text:p>
          </table:table-cell>
          <table:table-cell office:value-type="float" office:value="1.306" calcext:value-type="float">
            <text:p>1,306</text:p>
          </table:table-cell>
          <table:table-cell office:value-type="float" office:value="42586.6838024831" calcext:value-type="float">
            <text:p>42586,6838024831</text:p>
          </table:table-cell>
          <table:table-cell table:formula="of:=([.D319]-[.D318])/[.D318]*100" office:value-type="float" office:value="0" calcext:value-type="float">
            <text:p>0,00</text:p>
          </table:table-cell>
          <table:table-cell table:formula="of:=([.D319]-[.$D$501])/[.$D$501]*100" office:value-type="float" office:value="7.38220153232279" calcext:value-type="float">
            <text:p>7,38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7975" calcext:value-type="float">
            <text:p>7975</text:p>
          </table:table-cell>
          <table:table-cell office:value-type="float" office:value="1.309" calcext:value-type="float">
            <text:p>1,309</text:p>
          </table:table-cell>
          <table:table-cell office:value-type="float" office:value="42586.6838024831" calcext:value-type="float">
            <text:p>42586,6838024831</text:p>
          </table:table-cell>
          <table:table-cell table:formula="of:=([.D320]-[.D319])/[.D319]*100" office:value-type="float" office:value="0" calcext:value-type="float">
            <text:p>0,00</text:p>
          </table:table-cell>
          <table:table-cell table:formula="of:=([.D320]-[.$D$501])/[.$D$501]*100" office:value-type="float" office:value="7.38220153232279" calcext:value-type="float">
            <text:p>7,38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8000" calcext:value-type="float">
            <text:p>8000</text:p>
          </table:table-cell>
          <table:table-cell office:value-type="float" office:value="1.312" calcext:value-type="float">
            <text:p>1,312</text:p>
          </table:table-cell>
          <table:table-cell office:value-type="float" office:value="42504.2790239313" calcext:value-type="float">
            <text:p>42504,2790239313</text:p>
          </table:table-cell>
          <table:table-cell table:formula="of:=([.D321]-[.D320])/[.D320]*100" office:value-type="float" office:value="-0.193498932516016" calcext:value-type="float">
            <text:p>-0,19</text:p>
          </table:table-cell>
          <table:table-cell table:formula="of:=([.D321]-[.$D$501])/[.$D$501]*100" office:value-type="float" office:value="7.17441811864555" calcext:value-type="float">
            <text:p>7,17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8025" calcext:value-type="float">
            <text:p>8025</text:p>
          </table:table-cell>
          <table:table-cell office:value-type="float" office:value="1.315" calcext:value-type="float">
            <text:p>1,315</text:p>
          </table:table-cell>
          <table:table-cell office:value-type="float" office:value="42491.3164427746" calcext:value-type="float">
            <text:p>42491,3164427746</text:p>
          </table:table-cell>
          <table:table-cell table:formula="of:=([.D322]-[.D321])/[.D321]*100" office:value-type="float" office:value="-0.0304971204178462" calcext:value-type="float">
            <text:p>-0,03</text:p>
          </table:table-cell>
          <table:table-cell table:formula="of:=([.D322]-[.$D$501])/[.$D$501]*100" office:value-type="float" office:value="7.14173300729478" calcext:value-type="float">
            <text:p>7,14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8050" calcext:value-type="float">
            <text:p>8050</text:p>
          </table:table-cell>
          <table:table-cell office:value-type="float" office:value="1.317" calcext:value-type="float">
            <text:p>1,317</text:p>
          </table:table-cell>
          <table:table-cell office:value-type="float" office:value="42485.4624028835" calcext:value-type="float">
            <text:p>42485,4624028835</text:p>
          </table:table-cell>
          <table:table-cell table:formula="of:=([.D323]-[.D322])/[.D322]*100" office:value-type="float" office:value="-0.0137770264168453" calcext:value-type="float">
            <text:p>-0,01</text:p>
          </table:table-cell>
          <table:table-cell table:formula="of:=([.D323]-[.$D$501])/[.$D$501]*100" office:value-type="float" office:value="7.1269720624349" calcext:value-type="float">
            <text:p>7,13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8075" calcext:value-type="float">
            <text:p>8075</text:p>
          </table:table-cell>
          <table:table-cell office:value-type="float" office:value="1.32" calcext:value-type="float">
            <text:p>1,32</text:p>
          </table:table-cell>
          <table:table-cell office:value-type="float" office:value="42485.4624028835" calcext:value-type="float">
            <text:p>42485,4624028835</text:p>
          </table:table-cell>
          <table:table-cell table:formula="of:=([.D324]-[.D323])/[.D323]*100" office:value-type="float" office:value="0" calcext:value-type="float">
            <text:p>0,00</text:p>
          </table:table-cell>
          <table:table-cell table:formula="of:=([.D324]-[.$D$501])/[.$D$501]*100" office:value-type="float" office:value="7.1269720624349" calcext:value-type="float">
            <text:p>7,13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8100" calcext:value-type="float">
            <text:p>8100</text:p>
          </table:table-cell>
          <table:table-cell office:value-type="float" office:value="1.323" calcext:value-type="float">
            <text:p>1,323</text:p>
          </table:table-cell>
          <table:table-cell office:value-type="float" office:value="42485.4624028835" calcext:value-type="float">
            <text:p>42485,4624028835</text:p>
          </table:table-cell>
          <table:table-cell table:formula="of:=([.D325]-[.D324])/[.D324]*100" office:value-type="float" office:value="0" calcext:value-type="float">
            <text:p>0,00</text:p>
          </table:table-cell>
          <table:table-cell table:formula="of:=([.D325]-[.$D$501])/[.$D$501]*100" office:value-type="float" office:value="7.1269720624349" calcext:value-type="float">
            <text:p>7,13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8125" calcext:value-type="float">
            <text:p>8125</text:p>
          </table:table-cell>
          <table:table-cell office:value-type="float" office:value="1.326" calcext:value-type="float">
            <text:p>1,326</text:p>
          </table:table-cell>
          <table:table-cell office:value-type="float" office:value="42485.4624028835" calcext:value-type="float">
            <text:p>42485,4624028835</text:p>
          </table:table-cell>
          <table:table-cell table:formula="of:=([.D326]-[.D325])/[.D325]*100" office:value-type="float" office:value="0" calcext:value-type="float">
            <text:p>0,00</text:p>
          </table:table-cell>
          <table:table-cell table:formula="of:=([.D326]-[.$D$501])/[.$D$501]*100" office:value-type="float" office:value="7.1269720624349" calcext:value-type="float">
            <text:p>7,13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8150" calcext:value-type="float">
            <text:p>8150</text:p>
          </table:table-cell>
          <table:table-cell office:value-type="float" office:value="1.329" calcext:value-type="float">
            <text:p>1,329</text:p>
          </table:table-cell>
          <table:table-cell office:value-type="float" office:value="42485.4624028835" calcext:value-type="float">
            <text:p>42485,4624028835</text:p>
          </table:table-cell>
          <table:table-cell table:formula="of:=([.D327]-[.D326])/[.D326]*100" office:value-type="float" office:value="0" calcext:value-type="float">
            <text:p>0,00</text:p>
          </table:table-cell>
          <table:table-cell table:formula="of:=([.D327]-[.$D$501])/[.$D$501]*100" office:value-type="float" office:value="7.1269720624349" calcext:value-type="float">
            <text:p>7,13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8175" calcext:value-type="float">
            <text:p>8175</text:p>
          </table:table-cell>
          <table:table-cell office:value-type="float" office:value="1.331" calcext:value-type="float">
            <text:p>1,331</text:p>
          </table:table-cell>
          <table:table-cell office:value-type="float" office:value="42485.4624028835" calcext:value-type="float">
            <text:p>42485,4624028835</text:p>
          </table:table-cell>
          <table:table-cell table:formula="of:=([.D328]-[.D327])/[.D327]*100" office:value-type="float" office:value="0" calcext:value-type="float">
            <text:p>0,00</text:p>
          </table:table-cell>
          <table:table-cell table:formula="of:=([.D328]-[.$D$501])/[.$D$501]*100" office:value-type="float" office:value="7.1269720624349" calcext:value-type="float">
            <text:p>7,13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8200" calcext:value-type="float">
            <text:p>8200</text:p>
          </table:table-cell>
          <table:table-cell office:value-type="float" office:value="1.334" calcext:value-type="float">
            <text:p>1,334</text:p>
          </table:table-cell>
          <table:table-cell office:value-type="float" office:value="42420.7993081075" calcext:value-type="float">
            <text:p>42420,7993081075</text:p>
          </table:table-cell>
          <table:table-cell table:formula="of:=([.D329]-[.D328])/[.D328]*100" office:value-type="float" office:value="-0.152200520174978" calcext:value-type="float">
            <text:p>-0,15</text:p>
          </table:table-cell>
          <table:table-cell table:formula="of:=([.D329]-[.$D$501])/[.$D$501]*100" office:value-type="float" office:value="6.96392425370817" calcext:value-type="float">
            <text:p>6,96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8225" calcext:value-type="float">
            <text:p>8225</text:p>
          </table:table-cell>
          <table:table-cell office:value-type="float" office:value="1.337" calcext:value-type="float">
            <text:p>1,337</text:p>
          </table:table-cell>
          <table:table-cell office:value-type="float" office:value="42420.7993081075" calcext:value-type="float">
            <text:p>42420,7993081075</text:p>
          </table:table-cell>
          <table:table-cell table:formula="of:=([.D330]-[.D329])/[.D329]*100" office:value-type="float" office:value="0" calcext:value-type="float">
            <text:p>0,00</text:p>
          </table:table-cell>
          <table:table-cell table:formula="of:=([.D330]-[.$D$501])/[.$D$501]*100" office:value-type="float" office:value="6.96392425370817" calcext:value-type="float">
            <text:p>6,96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8250" calcext:value-type="float">
            <text:p>8250</text:p>
          </table:table-cell>
          <table:table-cell office:value-type="float" office:value="1.34" calcext:value-type="float">
            <text:p>1,34</text:p>
          </table:table-cell>
          <table:table-cell office:value-type="float" office:value="42420.7993081075" calcext:value-type="float">
            <text:p>42420,7993081075</text:p>
          </table:table-cell>
          <table:table-cell table:formula="of:=([.D331]-[.D330])/[.D330]*100" office:value-type="float" office:value="0" calcext:value-type="float">
            <text:p>0,00</text:p>
          </table:table-cell>
          <table:table-cell table:formula="of:=([.D331]-[.$D$501])/[.$D$501]*100" office:value-type="float" office:value="6.96392425370817" calcext:value-type="float">
            <text:p>6,96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8275" calcext:value-type="float">
            <text:p>8275</text:p>
          </table:table-cell>
          <table:table-cell office:value-type="float" office:value="1.353" calcext:value-type="float">
            <text:p>1,353</text:p>
          </table:table-cell>
          <table:table-cell office:value-type="float" office:value="42420.7993081075" calcext:value-type="float">
            <text:p>42420,7993081075</text:p>
          </table:table-cell>
          <table:table-cell table:formula="of:=([.D332]-[.D331])/[.D331]*100" office:value-type="float" office:value="0" calcext:value-type="float">
            <text:p>0,00</text:p>
          </table:table-cell>
          <table:table-cell table:formula="of:=([.D332]-[.$D$501])/[.$D$501]*100" office:value-type="float" office:value="6.96392425370817" calcext:value-type="float">
            <text:p>6,96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8300" calcext:value-type="float">
            <text:p>8300</text:p>
          </table:table-cell>
          <table:table-cell office:value-type="float" office:value="1.356" calcext:value-type="float">
            <text:p>1,356</text:p>
          </table:table-cell>
          <table:table-cell office:value-type="float" office:value="42286.9736247226" calcext:value-type="float">
            <text:p>42286,9736247226</text:p>
          </table:table-cell>
          <table:table-cell table:formula="of:=([.D333]-[.D332])/[.D332]*100" office:value-type="float" office:value="-0.315471857125899" calcext:value-type="float">
            <text:p>-0,32</text:p>
          </table:table-cell>
          <table:table-cell table:formula="of:=([.D333]-[.$D$501])/[.$D$501]*100" office:value-type="float" office:value="6.62648317541026" calcext:value-type="float">
            <text:p>6,63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8325" calcext:value-type="float">
            <text:p>8325</text:p>
          </table:table-cell>
          <table:table-cell office:value-type="float" office:value="1.359" calcext:value-type="float">
            <text:p>1,359</text:p>
          </table:table-cell>
          <table:table-cell office:value-type="float" office:value="42286.9736247226" calcext:value-type="float">
            <text:p>42286,9736247226</text:p>
          </table:table-cell>
          <table:table-cell table:formula="of:=([.D334]-[.D333])/[.D333]*100" office:value-type="float" office:value="0" calcext:value-type="float">
            <text:p>0,00</text:p>
          </table:table-cell>
          <table:table-cell table:formula="of:=([.D334]-[.$D$501])/[.$D$501]*100" office:value-type="float" office:value="6.62648317541026" calcext:value-type="float">
            <text:p>6,63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8350" calcext:value-type="float">
            <text:p>8350</text:p>
          </table:table-cell>
          <table:table-cell office:value-type="float" office:value="1.362" calcext:value-type="float">
            <text:p>1,362</text:p>
          </table:table-cell>
          <table:table-cell office:value-type="float" office:value="42215.9325769633" calcext:value-type="float">
            <text:p>42215,9325769633</text:p>
          </table:table-cell>
          <table:table-cell table:formula="of:=([.D335]-[.D334])/[.D334]*100" office:value-type="float" office:value="-0.167997474564617" calcext:value-type="float">
            <text:p>-0,17</text:p>
          </table:table-cell>
          <table:table-cell table:formula="of:=([.D335]-[.$D$501])/[.$D$501]*100" office:value-type="float" office:value="6.4473533764585" calcext:value-type="float">
            <text:p>6,45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8375" calcext:value-type="float">
            <text:p>8375</text:p>
          </table:table-cell>
          <table:table-cell office:value-type="float" office:value="1.364" calcext:value-type="float">
            <text:p>1,364</text:p>
          </table:table-cell>
          <table:table-cell office:value-type="float" office:value="42215.9325769633" calcext:value-type="float">
            <text:p>42215,9325769633</text:p>
          </table:table-cell>
          <table:table-cell table:formula="of:=([.D336]-[.D335])/[.D335]*100" office:value-type="float" office:value="0" calcext:value-type="float">
            <text:p>0,00</text:p>
          </table:table-cell>
          <table:table-cell table:formula="of:=([.D336]-[.$D$501])/[.$D$501]*100" office:value-type="float" office:value="6.4473533764585" calcext:value-type="float">
            <text:p>6,45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8400" calcext:value-type="float">
            <text:p>8400</text:p>
          </table:table-cell>
          <table:table-cell office:value-type="float" office:value="1.367" calcext:value-type="float">
            <text:p>1,367</text:p>
          </table:table-cell>
          <table:table-cell office:value-type="float" office:value="42215.9325769633" calcext:value-type="float">
            <text:p>42215,9325769633</text:p>
          </table:table-cell>
          <table:table-cell table:formula="of:=([.D337]-[.D336])/[.D336]*100" office:value-type="float" office:value="0" calcext:value-type="float">
            <text:p>0,00</text:p>
          </table:table-cell>
          <table:table-cell table:formula="of:=([.D337]-[.$D$501])/[.$D$501]*100" office:value-type="float" office:value="6.4473533764585" calcext:value-type="float">
            <text:p>6,45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8425" calcext:value-type="float">
            <text:p>8425</text:p>
          </table:table-cell>
          <table:table-cell office:value-type="float" office:value="1.37" calcext:value-type="float">
            <text:p>1,37</text:p>
          </table:table-cell>
          <table:table-cell office:value-type="float" office:value="42169.5246399041" calcext:value-type="float">
            <text:p>42169,5246399041</text:p>
          </table:table-cell>
          <table:table-cell table:formula="of:=([.D338]-[.D337])/[.D337]*100" office:value-type="float" office:value="-0.109929910880298" calcext:value-type="float">
            <text:p>-0,11</text:p>
          </table:table-cell>
          <table:table-cell table:formula="of:=([.D338]-[.$D$501])/[.$D$501]*100" office:value-type="float" office:value="6.33033589575732" calcext:value-type="float">
            <text:p>6,33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8450" calcext:value-type="float">
            <text:p>8450</text:p>
          </table:table-cell>
          <table:table-cell office:value-type="float" office:value="1.373" calcext:value-type="float">
            <text:p>1,373</text:p>
          </table:table-cell>
          <table:table-cell office:value-type="float" office:value="42169.5246399041" calcext:value-type="float">
            <text:p>42169,5246399041</text:p>
          </table:table-cell>
          <table:table-cell table:formula="of:=([.D339]-[.D338])/[.D338]*100" office:value-type="float" office:value="0" calcext:value-type="float">
            <text:p>0,00</text:p>
          </table:table-cell>
          <table:table-cell table:formula="of:=([.D339]-[.$D$501])/[.$D$501]*100" office:value-type="float" office:value="6.33033589575732" calcext:value-type="float">
            <text:p>6,33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8475" calcext:value-type="float">
            <text:p>8475</text:p>
          </table:table-cell>
          <table:table-cell office:value-type="float" office:value="1.376" calcext:value-type="float">
            <text:p>1,376</text:p>
          </table:table-cell>
          <table:table-cell office:value-type="float" office:value="42169.5246399041" calcext:value-type="float">
            <text:p>42169,5246399041</text:p>
          </table:table-cell>
          <table:table-cell table:formula="of:=([.D340]-[.D339])/[.D339]*100" office:value-type="float" office:value="0" calcext:value-type="float">
            <text:p>0,00</text:p>
          </table:table-cell>
          <table:table-cell table:formula="of:=([.D340]-[.$D$501])/[.$D$501]*100" office:value-type="float" office:value="6.33033589575732" calcext:value-type="float">
            <text:p>6,33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8500" calcext:value-type="float">
            <text:p>8500</text:p>
          </table:table-cell>
          <table:table-cell office:value-type="float" office:value="1.379" calcext:value-type="float">
            <text:p>1,379</text:p>
          </table:table-cell>
          <table:table-cell office:value-type="float" office:value="42169.5246399041" calcext:value-type="float">
            <text:p>42169,5246399041</text:p>
          </table:table-cell>
          <table:table-cell table:formula="of:=([.D341]-[.D340])/[.D340]*100" office:value-type="float" office:value="0" calcext:value-type="float">
            <text:p>0,00</text:p>
          </table:table-cell>
          <table:table-cell table:formula="of:=([.D341]-[.$D$501])/[.$D$501]*100" office:value-type="float" office:value="6.33033589575732" calcext:value-type="float">
            <text:p>6,33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8525" calcext:value-type="float">
            <text:p>8525</text:p>
          </table:table-cell>
          <table:table-cell office:value-type="float" office:value="1.382" calcext:value-type="float">
            <text:p>1,382</text:p>
          </table:table-cell>
          <table:table-cell office:value-type="float" office:value="42169.5246399041" calcext:value-type="float">
            <text:p>42169,5246399041</text:p>
          </table:table-cell>
          <table:table-cell table:formula="of:=([.D342]-[.D341])/[.D341]*100" office:value-type="float" office:value="0" calcext:value-type="float">
            <text:p>0,00</text:p>
          </table:table-cell>
          <table:table-cell table:formula="of:=([.D342]-[.$D$501])/[.$D$501]*100" office:value-type="float" office:value="6.33033589575732" calcext:value-type="float">
            <text:p>6,33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550" calcext:value-type="float">
            <text:p>8550</text:p>
          </table:table-cell>
          <table:table-cell office:value-type="float" office:value="1.385" calcext:value-type="float">
            <text:p>1,385</text:p>
          </table:table-cell>
          <table:table-cell office:value-type="float" office:value="42085.8131587863" calcext:value-type="float">
            <text:p>42085,8131587863</text:p>
          </table:table-cell>
          <table:table-cell table:formula="of:=([.D343]-[.D342])/[.D342]*100" office:value-type="float" office:value="-0.198511796925878" calcext:value-type="float">
            <text:p>-0,20</text:p>
          </table:table-cell>
          <table:table-cell table:formula="of:=([.D343]-[.$D$501])/[.$D$501]*100" office:value-type="float" office:value="6.11925763529333" calcext:value-type="float">
            <text:p>6,12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8575" calcext:value-type="float">
            <text:p>8575</text:p>
          </table:table-cell>
          <table:table-cell office:value-type="float" office:value="1.388" calcext:value-type="float">
            <text:p>1,388</text:p>
          </table:table-cell>
          <table:table-cell office:value-type="float" office:value="42085.8131587863" calcext:value-type="float">
            <text:p>42085,8131587863</text:p>
          </table:table-cell>
          <table:table-cell table:formula="of:=([.D344]-[.D343])/[.D343]*100" office:value-type="float" office:value="0" calcext:value-type="float">
            <text:p>0,00</text:p>
          </table:table-cell>
          <table:table-cell table:formula="of:=([.D344]-[.$D$501])/[.$D$501]*100" office:value-type="float" office:value="6.11925763529333" calcext:value-type="float">
            <text:p>6,12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8600" calcext:value-type="float">
            <text:p>8600</text:p>
          </table:table-cell>
          <table:table-cell office:value-type="float" office:value="1.391" calcext:value-type="float">
            <text:p>1,391</text:p>
          </table:table-cell>
          <table:table-cell office:value-type="float" office:value="42085.8131587863" calcext:value-type="float">
            <text:p>42085,8131587863</text:p>
          </table:table-cell>
          <table:table-cell table:formula="of:=([.D345]-[.D344])/[.D344]*100" office:value-type="float" office:value="0" calcext:value-type="float">
            <text:p>0,00</text:p>
          </table:table-cell>
          <table:table-cell table:formula="of:=([.D345]-[.$D$501])/[.$D$501]*100" office:value-type="float" office:value="6.11925763529333" calcext:value-type="float">
            <text:p>6,12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8625" calcext:value-type="float">
            <text:p>8625</text:p>
          </table:table-cell>
          <table:table-cell office:value-type="float" office:value="1.393" calcext:value-type="float">
            <text:p>1,393</text:p>
          </table:table-cell>
          <table:table-cell office:value-type="float" office:value="42085.8131587863" calcext:value-type="float">
            <text:p>42085,8131587863</text:p>
          </table:table-cell>
          <table:table-cell table:formula="of:=([.D346]-[.D345])/[.D345]*100" office:value-type="float" office:value="0" calcext:value-type="float">
            <text:p>0,00</text:p>
          </table:table-cell>
          <table:table-cell table:formula="of:=([.D346]-[.$D$501])/[.$D$501]*100" office:value-type="float" office:value="6.11925763529333" calcext:value-type="float">
            <text:p>6,12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8650" calcext:value-type="float">
            <text:p>8650</text:p>
          </table:table-cell>
          <table:table-cell office:value-type="float" office:value="1.396" calcext:value-type="float">
            <text:p>1,396</text:p>
          </table:table-cell>
          <table:table-cell office:value-type="float" office:value="42085.8131587863" calcext:value-type="float">
            <text:p>42085,8131587863</text:p>
          </table:table-cell>
          <table:table-cell table:formula="of:=([.D347]-[.D346])/[.D346]*100" office:value-type="float" office:value="0" calcext:value-type="float">
            <text:p>0,00</text:p>
          </table:table-cell>
          <table:table-cell table:formula="of:=([.D347]-[.$D$501])/[.$D$501]*100" office:value-type="float" office:value="6.11925763529333" calcext:value-type="float">
            <text:p>6,12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675" calcext:value-type="float">
            <text:p>8675</text:p>
          </table:table-cell>
          <table:table-cell office:value-type="float" office:value="1.399" calcext:value-type="float">
            <text:p>1,399</text:p>
          </table:table-cell>
          <table:table-cell office:value-type="float" office:value="42055.1063125599" calcext:value-type="float">
            <text:p>42055,1063125599</text:p>
          </table:table-cell>
          <table:table-cell table:formula="of:=([.D348]-[.D347])/[.D347]*100" office:value-type="float" office:value="-0.0729624638845222" calcext:value-type="float">
            <text:p>-0,07</text:p>
          </table:table-cell>
          <table:table-cell table:formula="of:=([.D348]-[.$D$501])/[.$D$501]*100" office:value-type="float" office:value="6.04183041026666" calcext:value-type="float">
            <text:p>6,04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8700" calcext:value-type="float">
            <text:p>8700</text:p>
          </table:table-cell>
          <table:table-cell office:value-type="float" office:value="1.402" calcext:value-type="float">
            <text:p>1,402</text:p>
          </table:table-cell>
          <table:table-cell office:value-type="float" office:value="42055.1063125599" calcext:value-type="float">
            <text:p>42055,1063125599</text:p>
          </table:table-cell>
          <table:table-cell table:formula="of:=([.D349]-[.D348])/[.D348]*100" office:value-type="float" office:value="0" calcext:value-type="float">
            <text:p>0,00</text:p>
          </table:table-cell>
          <table:table-cell table:formula="of:=([.D349]-[.$D$501])/[.$D$501]*100" office:value-type="float" office:value="6.04183041026666" calcext:value-type="float">
            <text:p>6,04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8725" calcext:value-type="float">
            <text:p>8725</text:p>
          </table:table-cell>
          <table:table-cell office:value-type="float" office:value="1.404" calcext:value-type="float">
            <text:p>1,404</text:p>
          </table:table-cell>
          <table:table-cell office:value-type="float" office:value="42055.1063125599" calcext:value-type="float">
            <text:p>42055,1063125599</text:p>
          </table:table-cell>
          <table:table-cell table:formula="of:=([.D350]-[.D349])/[.D349]*100" office:value-type="float" office:value="0" calcext:value-type="float">
            <text:p>0,00</text:p>
          </table:table-cell>
          <table:table-cell table:formula="of:=([.D350]-[.$D$501])/[.$D$501]*100" office:value-type="float" office:value="6.04183041026666" calcext:value-type="float">
            <text:p>6,04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8750" calcext:value-type="float">
            <text:p>8750</text:p>
          </table:table-cell>
          <table:table-cell office:value-type="float" office:value="1.407" calcext:value-type="float">
            <text:p>1,407</text:p>
          </table:table-cell>
          <table:table-cell office:value-type="float" office:value="42041.8924955323" calcext:value-type="float">
            <text:p>42041,8924955323</text:p>
          </table:table-cell>
          <table:table-cell table:formula="of:=([.D351]-[.D350])/[.D350]*100" office:value-type="float" office:value="-0.0314202440229071" calcext:value-type="float">
            <text:p>-0,03</text:p>
          </table:table-cell>
          <table:table-cell table:formula="of:=([.D351]-[.$D$501])/[.$D$501]*100" office:value-type="float" office:value="6.0085118083854" calcext:value-type="float">
            <text:p>6,01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8775" calcext:value-type="float">
            <text:p>8775</text:p>
          </table:table-cell>
          <table:table-cell office:value-type="float" office:value="1.41" calcext:value-type="float">
            <text:p>1,41</text:p>
          </table:table-cell>
          <table:table-cell office:value-type="float" office:value="41964.8951698438" calcext:value-type="float">
            <text:p>41964,8951698438</text:p>
          </table:table-cell>
          <table:table-cell table:formula="of:=([.D352]-[.D351])/[.D351]*100" office:value-type="float" office:value="-0.183144290416373" calcext:value-type="float">
            <text:p>-0,18</text:p>
          </table:table-cell>
          <table:table-cell table:formula="of:=([.D352]-[.$D$501])/[.$D$501]*100" office:value-type="float" office:value="5.81436327165297" calcext:value-type="float">
            <text:p>5,81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8800" calcext:value-type="float">
            <text:p>8800</text:p>
          </table:table-cell>
          <table:table-cell office:value-type="float" office:value="1.413" calcext:value-type="float">
            <text:p>1,413</text:p>
          </table:table-cell>
          <table:table-cell office:value-type="float" office:value="41809.1453558647" calcext:value-type="float">
            <text:p>41809,1453558647</text:p>
          </table:table-cell>
          <table:table-cell table:formula="of:=([.D353]-[.D352])/[.D352]*100" office:value-type="float" office:value="-0.371143102702235" calcext:value-type="float">
            <text:p>-0,37</text:p>
          </table:table-cell>
          <table:table-cell table:formula="of:=([.D353]-[.$D$501])/[.$D$501]*100" office:value-type="float" office:value="5.42164056070195" calcext:value-type="float">
            <text:p>5,42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8825" calcext:value-type="float">
            <text:p>8825</text:p>
          </table:table-cell>
          <table:table-cell office:value-type="float" office:value="1.415" calcext:value-type="float">
            <text:p>1,415</text:p>
          </table:table-cell>
          <table:table-cell office:value-type="float" office:value="41809.1453558647" calcext:value-type="float">
            <text:p>41809,1453558647</text:p>
          </table:table-cell>
          <table:table-cell table:formula="of:=([.D354]-[.D353])/[.D353]*100" office:value-type="float" office:value="0" calcext:value-type="float">
            <text:p>0,00</text:p>
          </table:table-cell>
          <table:table-cell table:formula="of:=([.D354]-[.$D$501])/[.$D$501]*100" office:value-type="float" office:value="5.42164056070195" calcext:value-type="float">
            <text:p>5,42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8850" calcext:value-type="float">
            <text:p>8850</text:p>
          </table:table-cell>
          <table:table-cell office:value-type="float" office:value="1.418" calcext:value-type="float">
            <text:p>1,418</text:p>
          </table:table-cell>
          <table:table-cell office:value-type="float" office:value="41809.1453558647" calcext:value-type="float">
            <text:p>41809,1453558647</text:p>
          </table:table-cell>
          <table:table-cell table:formula="of:=([.D355]-[.D354])/[.D354]*100" office:value-type="float" office:value="0" calcext:value-type="float">
            <text:p>0,00</text:p>
          </table:table-cell>
          <table:table-cell table:formula="of:=([.D355]-[.$D$501])/[.$D$501]*100" office:value-type="float" office:value="5.42164056070195" calcext:value-type="float">
            <text:p>5,42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8875" calcext:value-type="float">
            <text:p>8875</text:p>
          </table:table-cell>
          <table:table-cell office:value-type="float" office:value="1.421" calcext:value-type="float">
            <text:p>1,421</text:p>
          </table:table-cell>
          <table:table-cell office:value-type="float" office:value="41809.1453558647" calcext:value-type="float">
            <text:p>41809,1453558647</text:p>
          </table:table-cell>
          <table:table-cell table:formula="of:=([.D356]-[.D355])/[.D355]*100" office:value-type="float" office:value="0" calcext:value-type="float">
            <text:p>0,00</text:p>
          </table:table-cell>
          <table:table-cell table:formula="of:=([.D356]-[.$D$501])/[.$D$501]*100" office:value-type="float" office:value="5.42164056070195" calcext:value-type="float">
            <text:p>5,42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8900" calcext:value-type="float">
            <text:p>8900</text:p>
          </table:table-cell>
          <table:table-cell office:value-type="float" office:value="1.424" calcext:value-type="float">
            <text:p>1,424</text:p>
          </table:table-cell>
          <table:table-cell office:value-type="float" office:value="41809.1453558647" calcext:value-type="float">
            <text:p>41809,1453558647</text:p>
          </table:table-cell>
          <table:table-cell table:formula="of:=([.D357]-[.D356])/[.D356]*100" office:value-type="float" office:value="0" calcext:value-type="float">
            <text:p>0,00</text:p>
          </table:table-cell>
          <table:table-cell table:formula="of:=([.D357]-[.$D$501])/[.$D$501]*100" office:value-type="float" office:value="5.42164056070195" calcext:value-type="float">
            <text:p>5,42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8925" calcext:value-type="float">
            <text:p>8925</text:p>
          </table:table-cell>
          <table:table-cell office:value-type="float" office:value="1.426" calcext:value-type="float">
            <text:p>1,426</text:p>
          </table:table-cell>
          <table:table-cell office:value-type="float" office:value="41809.1453558647" calcext:value-type="float">
            <text:p>41809,1453558647</text:p>
          </table:table-cell>
          <table:table-cell table:formula="of:=([.D358]-[.D357])/[.D357]*100" office:value-type="float" office:value="0" calcext:value-type="float">
            <text:p>0,00</text:p>
          </table:table-cell>
          <table:table-cell table:formula="of:=([.D358]-[.$D$501])/[.$D$501]*100" office:value-type="float" office:value="5.42164056070195" calcext:value-type="float">
            <text:p>5,42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8950" calcext:value-type="float">
            <text:p>8950</text:p>
          </table:table-cell>
          <table:table-cell office:value-type="float" office:value="1.429" calcext:value-type="float">
            <text:p>1,429</text:p>
          </table:table-cell>
          <table:table-cell office:value-type="float" office:value="41809.1453558647" calcext:value-type="float">
            <text:p>41809,1453558647</text:p>
          </table:table-cell>
          <table:table-cell table:formula="of:=([.D359]-[.D358])/[.D358]*100" office:value-type="float" office:value="0" calcext:value-type="float">
            <text:p>0,00</text:p>
          </table:table-cell>
          <table:table-cell table:formula="of:=([.D359]-[.$D$501])/[.$D$501]*100" office:value-type="float" office:value="5.42164056070195" calcext:value-type="float">
            <text:p>5,42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975" calcext:value-type="float">
            <text:p>8975</text:p>
          </table:table-cell>
          <table:table-cell office:value-type="float" office:value="1.432" calcext:value-type="float">
            <text:p>1,432</text:p>
          </table:table-cell>
          <table:table-cell office:value-type="float" office:value="41809.1453558647" calcext:value-type="float">
            <text:p>41809,1453558647</text:p>
          </table:table-cell>
          <table:table-cell table:formula="of:=([.D360]-[.D359])/[.D359]*100" office:value-type="float" office:value="0" calcext:value-type="float">
            <text:p>0,00</text:p>
          </table:table-cell>
          <table:table-cell table:formula="of:=([.D360]-[.$D$501])/[.$D$501]*100" office:value-type="float" office:value="5.42164056070195" calcext:value-type="float">
            <text:p>5,42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9000" calcext:value-type="float">
            <text:p>9000</text:p>
          </table:table-cell>
          <table:table-cell office:value-type="float" office:value="1.435" calcext:value-type="float">
            <text:p>1,435</text:p>
          </table:table-cell>
          <table:table-cell office:value-type="float" office:value="41809.1453558647" calcext:value-type="float">
            <text:p>41809,1453558647</text:p>
          </table:table-cell>
          <table:table-cell table:formula="of:=([.D361]-[.D360])/[.D360]*100" office:value-type="float" office:value="0" calcext:value-type="float">
            <text:p>0,00</text:p>
          </table:table-cell>
          <table:table-cell table:formula="of:=([.D361]-[.$D$501])/[.$D$501]*100" office:value-type="float" office:value="5.42164056070195" calcext:value-type="float">
            <text:p>5,42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9025" calcext:value-type="float">
            <text:p>9025</text:p>
          </table:table-cell>
          <table:table-cell office:value-type="float" office:value="1.438" calcext:value-type="float">
            <text:p>1,438</text:p>
          </table:table-cell>
          <table:table-cell office:value-type="float" office:value="41809.1453558647" calcext:value-type="float">
            <text:p>41809,1453558647</text:p>
          </table:table-cell>
          <table:table-cell table:formula="of:=([.D362]-[.D361])/[.D361]*100" office:value-type="float" office:value="0" calcext:value-type="float">
            <text:p>0,00</text:p>
          </table:table-cell>
          <table:table-cell table:formula="of:=([.D362]-[.$D$501])/[.$D$501]*100" office:value-type="float" office:value="5.42164056070195" calcext:value-type="float">
            <text:p>5,42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9050" calcext:value-type="float">
            <text:p>9050</text:p>
          </table:table-cell>
          <table:table-cell office:value-type="float" office:value="1.441" calcext:value-type="float">
            <text:p>1,441</text:p>
          </table:table-cell>
          <table:table-cell office:value-type="float" office:value="41809.1453558647" calcext:value-type="float">
            <text:p>41809,1453558647</text:p>
          </table:table-cell>
          <table:table-cell table:formula="of:=([.D363]-[.D362])/[.D362]*100" office:value-type="float" office:value="0" calcext:value-type="float">
            <text:p>0,00</text:p>
          </table:table-cell>
          <table:table-cell table:formula="of:=([.D363]-[.$D$501])/[.$D$501]*100" office:value-type="float" office:value="5.42164056070195" calcext:value-type="float">
            <text:p>5,42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9075" calcext:value-type="float">
            <text:p>9075</text:p>
          </table:table-cell>
          <table:table-cell office:value-type="float" office:value="1.444" calcext:value-type="float">
            <text:p>1,444</text:p>
          </table:table-cell>
          <table:table-cell office:value-type="float" office:value="41713.9861900146" calcext:value-type="float">
            <text:p>41713,9861900146</text:p>
          </table:table-cell>
          <table:table-cell table:formula="of:=([.D364]-[.D363])/[.D363]*100" office:value-type="float" office:value="-0.227603709762869" calcext:value-type="float">
            <text:p>-0,23</text:p>
          </table:table-cell>
          <table:table-cell table:formula="of:=([.D364]-[.$D$501])/[.$D$501]*100" office:value-type="float" office:value="5.18169699589291" calcext:value-type="float">
            <text:p>5,18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9100" calcext:value-type="float">
            <text:p>9100</text:p>
          </table:table-cell>
          <table:table-cell office:value-type="float" office:value="1.447" calcext:value-type="float">
            <text:p>1,447</text:p>
          </table:table-cell>
          <table:table-cell office:value-type="float" office:value="41713.9861900146" calcext:value-type="float">
            <text:p>41713,9861900146</text:p>
          </table:table-cell>
          <table:table-cell table:formula="of:=([.D365]-[.D364])/[.D364]*100" office:value-type="float" office:value="0" calcext:value-type="float">
            <text:p>0,00</text:p>
          </table:table-cell>
          <table:table-cell table:formula="of:=([.D365]-[.$D$501])/[.$D$501]*100" office:value-type="float" office:value="5.18169699589291" calcext:value-type="float">
            <text:p>5,18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9125" calcext:value-type="float">
            <text:p>9125</text:p>
          </table:table-cell>
          <table:table-cell office:value-type="float" office:value="1.449" calcext:value-type="float">
            <text:p>1,449</text:p>
          </table:table-cell>
          <table:table-cell office:value-type="float" office:value="41663.9299389522" calcext:value-type="float">
            <text:p>41663,9299389522</text:p>
          </table:table-cell>
          <table:table-cell table:formula="of:=([.D366]-[.D365])/[.D365]*100" office:value-type="float" office:value="-0.119998723771961" calcext:value-type="float">
            <text:p>-0,12</text:p>
          </table:table-cell>
          <table:table-cell table:formula="of:=([.D366]-[.$D$501])/[.$D$501]*100" office:value-type="float" office:value="5.05548030185615" calcext:value-type="float">
            <text:p>5,06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9150" calcext:value-type="float">
            <text:p>9150</text:p>
          </table:table-cell>
          <table:table-cell office:value-type="float" office:value="1.452" calcext:value-type="float">
            <text:p>1,452</text:p>
          </table:table-cell>
          <table:table-cell office:value-type="float" office:value="41663.9299389522" calcext:value-type="float">
            <text:p>41663,9299389522</text:p>
          </table:table-cell>
          <table:table-cell table:formula="of:=([.D367]-[.D366])/[.D366]*100" office:value-type="float" office:value="0" calcext:value-type="float">
            <text:p>0,00</text:p>
          </table:table-cell>
          <table:table-cell table:formula="of:=([.D367]-[.$D$501])/[.$D$501]*100" office:value-type="float" office:value="5.05548030185615" calcext:value-type="float">
            <text:p>5,06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9175" calcext:value-type="float">
            <text:p>9175</text:p>
          </table:table-cell>
          <table:table-cell office:value-type="float" office:value="1.455" calcext:value-type="float">
            <text:p>1,455</text:p>
          </table:table-cell>
          <table:table-cell office:value-type="float" office:value="41663.9299389522" calcext:value-type="float">
            <text:p>41663,9299389522</text:p>
          </table:table-cell>
          <table:table-cell table:formula="of:=([.D368]-[.D367])/[.D367]*100" office:value-type="float" office:value="0" calcext:value-type="float">
            <text:p>0,00</text:p>
          </table:table-cell>
          <table:table-cell table:formula="of:=([.D368]-[.$D$501])/[.$D$501]*100" office:value-type="float" office:value="5.05548030185615" calcext:value-type="float">
            <text:p>5,06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9200" calcext:value-type="float">
            <text:p>9200</text:p>
          </table:table-cell>
          <table:table-cell office:value-type="float" office:value="1.458" calcext:value-type="float">
            <text:p>1,458</text:p>
          </table:table-cell>
          <table:table-cell office:value-type="float" office:value="41663.9299389522" calcext:value-type="float">
            <text:p>41663,9299389522</text:p>
          </table:table-cell>
          <table:table-cell table:formula="of:=([.D369]-[.D368])/[.D368]*100" office:value-type="float" office:value="0" calcext:value-type="float">
            <text:p>0,00</text:p>
          </table:table-cell>
          <table:table-cell table:formula="of:=([.D369]-[.$D$501])/[.$D$501]*100" office:value-type="float" office:value="5.05548030185615" calcext:value-type="float">
            <text:p>5,06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9225" calcext:value-type="float">
            <text:p>9225</text:p>
          </table:table-cell>
          <table:table-cell office:value-type="float" office:value="1.461" calcext:value-type="float">
            <text:p>1,461</text:p>
          </table:table-cell>
          <table:table-cell office:value-type="float" office:value="41582.9807843111" calcext:value-type="float">
            <text:p>41582,9807843111</text:p>
          </table:table-cell>
          <table:table-cell table:formula="of:=([.D370]-[.D369])/[.D369]*100" office:value-type="float" office:value="-0.194290732438544" calcext:value-type="float">
            <text:p>-0,19</text:p>
          </table:table-cell>
          <table:table-cell table:formula="of:=([.D370]-[.$D$501])/[.$D$501]*100" office:value-type="float" office:value="4.85136723971084" calcext:value-type="float">
            <text:p>4,85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9250" calcext:value-type="float">
            <text:p>9250</text:p>
          </table:table-cell>
          <table:table-cell office:value-type="float" office:value="1.464" calcext:value-type="float">
            <text:p>1,464</text:p>
          </table:table-cell>
          <table:table-cell office:value-type="float" office:value="41582.9807843111" calcext:value-type="float">
            <text:p>41582,9807843111</text:p>
          </table:table-cell>
          <table:table-cell table:formula="of:=([.D371]-[.D370])/[.D370]*100" office:value-type="float" office:value="0" calcext:value-type="float">
            <text:p>0,00</text:p>
          </table:table-cell>
          <table:table-cell table:formula="of:=([.D371]-[.$D$501])/[.$D$501]*100" office:value-type="float" office:value="4.85136723971084" calcext:value-type="float">
            <text:p>4,85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9275" calcext:value-type="float">
            <text:p>9275</text:p>
          </table:table-cell>
          <table:table-cell office:value-type="float" office:value="1.467" calcext:value-type="float">
            <text:p>1,467</text:p>
          </table:table-cell>
          <table:table-cell office:value-type="float" office:value="41545.2635349617" calcext:value-type="float">
            <text:p>41545,2635349617</text:p>
          </table:table-cell>
          <table:table-cell table:formula="of:=([.D372]-[.D371])/[.D371]*100" office:value-type="float" office:value="-0.0907035730436608" calcext:value-type="float">
            <text:p>-0,09</text:p>
          </table:table-cell>
          <table:table-cell table:formula="of:=([.D372]-[.$D$501])/[.$D$501]*100" office:value-type="float" office:value="4.75626330323929" calcext:value-type="float">
            <text:p>4,76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9300" calcext:value-type="float">
            <text:p>9300</text:p>
          </table:table-cell>
          <table:table-cell office:value-type="float" office:value="1.47" calcext:value-type="float">
            <text:p>1,47</text:p>
          </table:table-cell>
          <table:table-cell office:value-type="float" office:value="41545.2635349617" calcext:value-type="float">
            <text:p>41545,2635349617</text:p>
          </table:table-cell>
          <table:table-cell table:formula="of:=([.D373]-[.D372])/[.D372]*100" office:value-type="float" office:value="0" calcext:value-type="float">
            <text:p>0,00</text:p>
          </table:table-cell>
          <table:table-cell table:formula="of:=([.D373]-[.$D$501])/[.$D$501]*100" office:value-type="float" office:value="4.75626330323929" calcext:value-type="float">
            <text:p>4,76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9325" calcext:value-type="float">
            <text:p>9325</text:p>
          </table:table-cell>
          <table:table-cell office:value-type="float" office:value="1.472" calcext:value-type="float">
            <text:p>1,472</text:p>
          </table:table-cell>
          <table:table-cell office:value-type="float" office:value="41545.2635349617" calcext:value-type="float">
            <text:p>41545,2635349617</text:p>
          </table:table-cell>
          <table:table-cell table:formula="of:=([.D374]-[.D373])/[.D373]*100" office:value-type="float" office:value="0" calcext:value-type="float">
            <text:p>0,00</text:p>
          </table:table-cell>
          <table:table-cell table:formula="of:=([.D374]-[.$D$501])/[.$D$501]*100" office:value-type="float" office:value="4.75626330323929" calcext:value-type="float">
            <text:p>4,76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9350" calcext:value-type="float">
            <text:p>9350</text:p>
          </table:table-cell>
          <table:table-cell office:value-type="float" office:value="1.475" calcext:value-type="float">
            <text:p>1,475</text:p>
          </table:table-cell>
          <table:table-cell office:value-type="float" office:value="41545.2635349617" calcext:value-type="float">
            <text:p>41545,2635349617</text:p>
          </table:table-cell>
          <table:table-cell table:formula="of:=([.D375]-[.D374])/[.D374]*100" office:value-type="float" office:value="0" calcext:value-type="float">
            <text:p>0,00</text:p>
          </table:table-cell>
          <table:table-cell table:formula="of:=([.D375]-[.$D$501])/[.$D$501]*100" office:value-type="float" office:value="4.75626330323929" calcext:value-type="float">
            <text:p>4,76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9375" calcext:value-type="float">
            <text:p>9375</text:p>
          </table:table-cell>
          <table:table-cell office:value-type="float" office:value="1.478" calcext:value-type="float">
            <text:p>1,478</text:p>
          </table:table-cell>
          <table:table-cell office:value-type="float" office:value="41530.3620731474" calcext:value-type="float">
            <text:p>41530,3620731474</text:p>
          </table:table-cell>
          <table:table-cell table:formula="of:=([.D376]-[.D375])/[.D375]*100" office:value-type="float" office:value="-0.0358680161018662" calcext:value-type="float">
            <text:p>-0,04</text:p>
          </table:table-cell>
          <table:table-cell table:formula="of:=([.D376]-[.$D$501])/[.$D$501]*100" office:value-type="float" office:value="4.71868930984997" calcext:value-type="float">
            <text:p>4,72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9400" calcext:value-type="float">
            <text:p>9400</text:p>
          </table:table-cell>
          <table:table-cell office:value-type="float" office:value="1.481" calcext:value-type="float">
            <text:p>1,481</text:p>
          </table:table-cell>
          <table:table-cell office:value-type="float" office:value="41524.6891676482" calcext:value-type="float">
            <text:p>41524,6891676482</text:p>
          </table:table-cell>
          <table:table-cell table:formula="of:=([.D377]-[.D376])/[.D376]*100" office:value-type="float" office:value="-0.0136596581777498" calcext:value-type="float">
            <text:p>-0,01</text:p>
          </table:table-cell>
          <table:table-cell table:formula="of:=([.D377]-[.$D$501])/[.$D$501]*100" office:value-type="float" office:value="4.70438509484203" calcext:value-type="float">
            <text:p>4,70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9425" calcext:value-type="float">
            <text:p>9425</text:p>
          </table:table-cell>
          <table:table-cell office:value-type="float" office:value="1.484" calcext:value-type="float">
            <text:p>1,484</text:p>
          </table:table-cell>
          <table:table-cell office:value-type="float" office:value="41322.6135523364" calcext:value-type="float">
            <text:p>41322,6135523364</text:p>
          </table:table-cell>
          <table:table-cell table:formula="of:=([.D378]-[.D377])/[.D377]*100" office:value-type="float" office:value="-0.486639681987743" calcext:value-type="float">
            <text:p>-0,49</text:p>
          </table:table-cell>
          <table:table-cell table:formula="of:=([.D378]-[.$D$501])/[.$D$501]*100" office:value-type="float" office:value="4.19485200818927" calcext:value-type="float">
            <text:p>4,19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9450" calcext:value-type="float">
            <text:p>9450</text:p>
          </table:table-cell>
          <table:table-cell office:value-type="float" office:value="1.487" calcext:value-type="float">
            <text:p>1,487</text:p>
          </table:table-cell>
          <table:table-cell office:value-type="float" office:value="41322.6135523364" calcext:value-type="float">
            <text:p>41322,6135523364</text:p>
          </table:table-cell>
          <table:table-cell table:formula="of:=([.D379]-[.D378])/[.D378]*100" office:value-type="float" office:value="0" calcext:value-type="float">
            <text:p>0,00</text:p>
          </table:table-cell>
          <table:table-cell table:formula="of:=([.D379]-[.$D$501])/[.$D$501]*100" office:value-type="float" office:value="4.19485200818927" calcext:value-type="float">
            <text:p>4,19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9475" calcext:value-type="float">
            <text:p>9475</text:p>
          </table:table-cell>
          <table:table-cell office:value-type="float" office:value="1.489" calcext:value-type="float">
            <text:p>1,489</text:p>
          </table:table-cell>
          <table:table-cell office:value-type="float" office:value="41322.6135523364" calcext:value-type="float">
            <text:p>41322,6135523364</text:p>
          </table:table-cell>
          <table:table-cell table:formula="of:=([.D380]-[.D379])/[.D379]*100" office:value-type="float" office:value="0" calcext:value-type="float">
            <text:p>0,00</text:p>
          </table:table-cell>
          <table:table-cell table:formula="of:=([.D380]-[.$D$501])/[.$D$501]*100" office:value-type="float" office:value="4.19485200818927" calcext:value-type="float">
            <text:p>4,19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9500" calcext:value-type="float">
            <text:p>9500</text:p>
          </table:table-cell>
          <table:table-cell office:value-type="float" office:value="1.492" calcext:value-type="float">
            <text:p>1,492</text:p>
          </table:table-cell>
          <table:table-cell office:value-type="float" office:value="41322.6135523364" calcext:value-type="float">
            <text:p>41322,6135523364</text:p>
          </table:table-cell>
          <table:table-cell table:formula="of:=([.D381]-[.D380])/[.D380]*100" office:value-type="float" office:value="0" calcext:value-type="float">
            <text:p>0,00</text:p>
          </table:table-cell>
          <table:table-cell table:formula="of:=([.D381]-[.$D$501])/[.$D$501]*100" office:value-type="float" office:value="4.19485200818927" calcext:value-type="float">
            <text:p>4,19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9525" calcext:value-type="float">
            <text:p>9525</text:p>
          </table:table-cell>
          <table:table-cell office:value-type="float" office:value="1.495" calcext:value-type="float">
            <text:p>1,495</text:p>
          </table:table-cell>
          <table:table-cell office:value-type="float" office:value="41322.6135523364" calcext:value-type="float">
            <text:p>41322,6135523364</text:p>
          </table:table-cell>
          <table:table-cell table:formula="of:=([.D382]-[.D381])/[.D381]*100" office:value-type="float" office:value="0" calcext:value-type="float">
            <text:p>0,00</text:p>
          </table:table-cell>
          <table:table-cell table:formula="of:=([.D382]-[.$D$501])/[.$D$501]*100" office:value-type="float" office:value="4.19485200818927" calcext:value-type="float">
            <text:p>4,19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9550" calcext:value-type="float">
            <text:p>9550</text:p>
          </table:table-cell>
          <table:table-cell office:value-type="float" office:value="1.498" calcext:value-type="float">
            <text:p>1,498</text:p>
          </table:table-cell>
          <table:table-cell office:value-type="float" office:value="41322.6135523364" calcext:value-type="float">
            <text:p>41322,6135523364</text:p>
          </table:table-cell>
          <table:table-cell table:formula="of:=([.D383]-[.D382])/[.D382]*100" office:value-type="float" office:value="0" calcext:value-type="float">
            <text:p>0,00</text:p>
          </table:table-cell>
          <table:table-cell table:formula="of:=([.D383]-[.$D$501])/[.$D$501]*100" office:value-type="float" office:value="4.19485200818927" calcext:value-type="float">
            <text:p>4,19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9575" calcext:value-type="float">
            <text:p>9575</text:p>
          </table:table-cell>
          <table:table-cell office:value-type="float" office:value="1.501" calcext:value-type="float">
            <text:p>1,501</text:p>
          </table:table-cell>
          <table:table-cell office:value-type="float" office:value="41322.6135523364" calcext:value-type="float">
            <text:p>41322,6135523364</text:p>
          </table:table-cell>
          <table:table-cell table:formula="of:=([.D384]-[.D383])/[.D383]*100" office:value-type="float" office:value="0" calcext:value-type="float">
            <text:p>0,00</text:p>
          </table:table-cell>
          <table:table-cell table:formula="of:=([.D384]-[.$D$501])/[.$D$501]*100" office:value-type="float" office:value="4.19485200818927" calcext:value-type="float">
            <text:p>4,19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9600" calcext:value-type="float">
            <text:p>9600</text:p>
          </table:table-cell>
          <table:table-cell office:value-type="float" office:value="1.504" calcext:value-type="float">
            <text:p>1,504</text:p>
          </table:table-cell>
          <table:table-cell office:value-type="float" office:value="41258.0045596143" calcext:value-type="float">
            <text:p>41258,0045596143</text:p>
          </table:table-cell>
          <table:table-cell table:formula="of:=([.D385]-[.D384])/[.D384]*100" office:value-type="float" office:value="-0.156352629148831" calcext:value-type="float">
            <text:p>-0,16</text:p>
          </table:table-cell>
          <table:table-cell table:formula="of:=([.D385]-[.$D$501])/[.$D$501]*100" office:value-type="float" office:value="4.03194061763673" calcext:value-type="float">
            <text:p>4,03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9625" calcext:value-type="float">
            <text:p>9625</text:p>
          </table:table-cell>
          <table:table-cell office:value-type="float" office:value="1.508" calcext:value-type="float">
            <text:p>1,508</text:p>
          </table:table-cell>
          <table:table-cell office:value-type="float" office:value="41258.0045596143" calcext:value-type="float">
            <text:p>41258,0045596143</text:p>
          </table:table-cell>
          <table:table-cell table:formula="of:=([.D386]-[.D385])/[.D385]*100" office:value-type="float" office:value="0" calcext:value-type="float">
            <text:p>0,00</text:p>
          </table:table-cell>
          <table:table-cell table:formula="of:=([.D386]-[.$D$501])/[.$D$501]*100" office:value-type="float" office:value="4.03194061763673" calcext:value-type="float">
            <text:p>4,03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9650" calcext:value-type="float">
            <text:p>9650</text:p>
          </table:table-cell>
          <table:table-cell office:value-type="float" office:value="1.511" calcext:value-type="float">
            <text:p>1,511</text:p>
          </table:table-cell>
          <table:table-cell office:value-type="float" office:value="41258.0045596143" calcext:value-type="float">
            <text:p>41258,0045596143</text:p>
          </table:table-cell>
          <table:table-cell table:formula="of:=([.D387]-[.D386])/[.D386]*100" office:value-type="float" office:value="0" calcext:value-type="float">
            <text:p>0,00</text:p>
          </table:table-cell>
          <table:table-cell table:formula="of:=([.D387]-[.$D$501])/[.$D$501]*100" office:value-type="float" office:value="4.03194061763673" calcext:value-type="float">
            <text:p>4,03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9675" calcext:value-type="float">
            <text:p>9675</text:p>
          </table:table-cell>
          <table:table-cell office:value-type="float" office:value="1.514" calcext:value-type="float">
            <text:p>1,514</text:p>
          </table:table-cell>
          <table:table-cell office:value-type="float" office:value="41258.0045596143" calcext:value-type="float">
            <text:p>41258,0045596143</text:p>
          </table:table-cell>
          <table:table-cell table:formula="of:=([.D388]-[.D387])/[.D387]*100" office:value-type="float" office:value="0" calcext:value-type="float">
            <text:p>0,00</text:p>
          </table:table-cell>
          <table:table-cell table:formula="of:=([.D388]-[.$D$501])/[.$D$501]*100" office:value-type="float" office:value="4.03194061763673" calcext:value-type="float">
            <text:p>4,03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9700" calcext:value-type="float">
            <text:p>9700</text:p>
          </table:table-cell>
          <table:table-cell office:value-type="float" office:value="1.517" calcext:value-type="float">
            <text:p>1,517</text:p>
          </table:table-cell>
          <table:table-cell office:value-type="float" office:value="41149.8460388898" calcext:value-type="float">
            <text:p>41149,8460388898</text:p>
          </table:table-cell>
          <table:table-cell table:formula="of:=([.D389]-[.D388])/[.D388]*100" office:value-type="float" office:value="-0.262151603983066" calcext:value-type="float">
            <text:p>-0,26</text:p>
          </table:table-cell>
          <table:table-cell table:formula="of:=([.D389]-[.$D$501])/[.$D$501]*100" office:value-type="float" office:value="3.75921921665288" calcext:value-type="float">
            <text:p>3,76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9725" calcext:value-type="float">
            <text:p>9725</text:p>
          </table:table-cell>
          <table:table-cell office:value-type="float" office:value="1.519" calcext:value-type="float">
            <text:p>1,519</text:p>
          </table:table-cell>
          <table:table-cell office:value-type="float" office:value="41149.8460388898" calcext:value-type="float">
            <text:p>41149,8460388898</text:p>
          </table:table-cell>
          <table:table-cell table:formula="of:=([.D390]-[.D389])/[.D389]*100" office:value-type="float" office:value="0" calcext:value-type="float">
            <text:p>0,00</text:p>
          </table:table-cell>
          <table:table-cell table:formula="of:=([.D390]-[.$D$501])/[.$D$501]*100" office:value-type="float" office:value="3.75921921665288" calcext:value-type="float">
            <text:p>3,76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9750" calcext:value-type="float">
            <text:p>9750</text:p>
          </table:table-cell>
          <table:table-cell office:value-type="float" office:value="1.522" calcext:value-type="float">
            <text:p>1,522</text:p>
          </table:table-cell>
          <table:table-cell office:value-type="float" office:value="41149.8460388898" calcext:value-type="float">
            <text:p>41149,8460388898</text:p>
          </table:table-cell>
          <table:table-cell table:formula="of:=([.D391]-[.D390])/[.D390]*100" office:value-type="float" office:value="0" calcext:value-type="float">
            <text:p>0,00</text:p>
          </table:table-cell>
          <table:table-cell table:formula="of:=([.D391]-[.$D$501])/[.$D$501]*100" office:value-type="float" office:value="3.75921921665288" calcext:value-type="float">
            <text:p>3,76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9775" calcext:value-type="float">
            <text:p>9775</text:p>
          </table:table-cell>
          <table:table-cell office:value-type="float" office:value="1.525" calcext:value-type="float">
            <text:p>1,525</text:p>
          </table:table-cell>
          <table:table-cell office:value-type="float" office:value="41146.1032085458" calcext:value-type="float">
            <text:p>41146,1032085458</text:p>
          </table:table-cell>
          <table:table-cell table:formula="of:=([.D392]-[.D391])/[.D391]*100" office:value-type="float" office:value="-0.00909561202371579" calcext:value-type="float">
            <text:p>-0,01</text:p>
          </table:table-cell>
          <table:table-cell table:formula="of:=([.D392]-[.$D$501])/[.$D$501]*100" office:value-type="float" office:value="3.7497816806341" calcext:value-type="float">
            <text:p>3,75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9800" calcext:value-type="float">
            <text:p>9800</text:p>
          </table:table-cell>
          <table:table-cell office:value-type="float" office:value="1.528" calcext:value-type="float">
            <text:p>1,528</text:p>
          </table:table-cell>
          <table:table-cell office:value-type="float" office:value="41146.1032085458" calcext:value-type="float">
            <text:p>41146,1032085458</text:p>
          </table:table-cell>
          <table:table-cell table:formula="of:=([.D393]-[.D392])/[.D392]*100" office:value-type="float" office:value="0" calcext:value-type="float">
            <text:p>0,00</text:p>
          </table:table-cell>
          <table:table-cell table:formula="of:=([.D393]-[.$D$501])/[.$D$501]*100" office:value-type="float" office:value="3.7497816806341" calcext:value-type="float">
            <text:p>3,75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9825" calcext:value-type="float">
            <text:p>9825</text:p>
          </table:table-cell>
          <table:table-cell office:value-type="float" office:value="1.531" calcext:value-type="float">
            <text:p>1,531</text:p>
          </table:table-cell>
          <table:table-cell office:value-type="float" office:value="41146.1032085458" calcext:value-type="float">
            <text:p>41146,1032085458</text:p>
          </table:table-cell>
          <table:table-cell table:formula="of:=([.D394]-[.D393])/[.D393]*100" office:value-type="float" office:value="0" calcext:value-type="float">
            <text:p>0,00</text:p>
          </table:table-cell>
          <table:table-cell table:formula="of:=([.D394]-[.$D$501])/[.$D$501]*100" office:value-type="float" office:value="3.7497816806341" calcext:value-type="float">
            <text:p>3,75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9850" calcext:value-type="float">
            <text:p>9850</text:p>
          </table:table-cell>
          <table:table-cell office:value-type="float" office:value="1.533" calcext:value-type="float">
            <text:p>1,533</text:p>
          </table:table-cell>
          <table:table-cell office:value-type="float" office:value="41146.1032085458" calcext:value-type="float">
            <text:p>41146,1032085458</text:p>
          </table:table-cell>
          <table:table-cell table:formula="of:=([.D395]-[.D394])/[.D394]*100" office:value-type="float" office:value="0" calcext:value-type="float">
            <text:p>0,00</text:p>
          </table:table-cell>
          <table:table-cell table:formula="of:=([.D395]-[.$D$501])/[.$D$501]*100" office:value-type="float" office:value="3.7497816806341" calcext:value-type="float">
            <text:p>3,75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9875" calcext:value-type="float">
            <text:p>9875</text:p>
          </table:table-cell>
          <table:table-cell office:value-type="float" office:value="1.536" calcext:value-type="float">
            <text:p>1,536</text:p>
          </table:table-cell>
          <table:table-cell office:value-type="float" office:value="41146.1032085458" calcext:value-type="float">
            <text:p>41146,1032085458</text:p>
          </table:table-cell>
          <table:table-cell table:formula="of:=([.D396]-[.D395])/[.D395]*100" office:value-type="float" office:value="0" calcext:value-type="float">
            <text:p>0,00</text:p>
          </table:table-cell>
          <table:table-cell table:formula="of:=([.D396]-[.$D$501])/[.$D$501]*100" office:value-type="float" office:value="3.7497816806341" calcext:value-type="float">
            <text:p>3,75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9900" calcext:value-type="float">
            <text:p>9900</text:p>
          </table:table-cell>
          <table:table-cell office:value-type="float" office:value="1.539" calcext:value-type="float">
            <text:p>1,539</text:p>
          </table:table-cell>
          <table:table-cell office:value-type="float" office:value="41127.2856654147" calcext:value-type="float">
            <text:p>41127,2856654147</text:p>
          </table:table-cell>
          <table:table-cell table:formula="of:=([.D397]-[.D396])/[.D396]*100" office:value-type="float" office:value="-0.0457334757454218" calcext:value-type="float">
            <text:p>-0,05</text:p>
          </table:table-cell>
          <table:table-cell table:formula="of:=([.D397]-[.$D$501])/[.$D$501]*100" office:value-type="float" office:value="3.70233329939326" calcext:value-type="float">
            <text:p>3,70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9925" calcext:value-type="float">
            <text:p>9925</text:p>
          </table:table-cell>
          <table:table-cell office:value-type="float" office:value="1.542" calcext:value-type="float">
            <text:p>1,542</text:p>
          </table:table-cell>
          <table:table-cell office:value-type="float" office:value="41127.2856654147" calcext:value-type="float">
            <text:p>41127,2856654147</text:p>
          </table:table-cell>
          <table:table-cell table:formula="of:=([.D398]-[.D397])/[.D397]*100" office:value-type="float" office:value="0" calcext:value-type="float">
            <text:p>0,00</text:p>
          </table:table-cell>
          <table:table-cell table:formula="of:=([.D398]-[.$D$501])/[.$D$501]*100" office:value-type="float" office:value="3.70233329939326" calcext:value-type="float">
            <text:p>3,70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9950" calcext:value-type="float">
            <text:p>9950</text:p>
          </table:table-cell>
          <table:table-cell office:value-type="float" office:value="1.544" calcext:value-type="float">
            <text:p>1,544</text:p>
          </table:table-cell>
          <table:table-cell office:value-type="float" office:value="41079.6001027517" calcext:value-type="float">
            <text:p>41079,6001027517</text:p>
          </table:table-cell>
          <table:table-cell table:formula="of:=([.D399]-[.D398])/[.D398]*100" office:value-type="float" office:value="-0.115946291838888" calcext:value-type="float">
            <text:p>-0,12</text:p>
          </table:table-cell>
          <table:table-cell table:formula="of:=([.D399]-[.$D$501])/[.$D$501]*100" office:value-type="float" office:value="3.58209428938221" calcext:value-type="float">
            <text:p>3,58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9975" calcext:value-type="float">
            <text:p>9975</text:p>
          </table:table-cell>
          <table:table-cell office:value-type="float" office:value="1.547" calcext:value-type="float">
            <text:p>1,547</text:p>
          </table:table-cell>
          <table:table-cell office:value-type="float" office:value="41079.6001027517" calcext:value-type="float">
            <text:p>41079,6001027517</text:p>
          </table:table-cell>
          <table:table-cell table:formula="of:=([.D400]-[.D399])/[.D399]*100" office:value-type="float" office:value="0" calcext:value-type="float">
            <text:p>0,00</text:p>
          </table:table-cell>
          <table:table-cell table:formula="of:=([.D400]-[.$D$501])/[.$D$501]*100" office:value-type="float" office:value="3.58209428938221" calcext:value-type="float">
            <text:p>3,58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0" calcext:value-type="float">
            <text:p>10000</text:p>
          </table:table-cell>
          <table:table-cell office:value-type="float" office:value="1.55" calcext:value-type="float">
            <text:p>1,55</text:p>
          </table:table-cell>
          <table:table-cell office:value-type="float" office:value="41071.1871903672" calcext:value-type="float">
            <text:p>41071,1871903672</text:p>
          </table:table-cell>
          <table:table-cell table:formula="of:=([.D401]-[.D400])/[.D400]*100" office:value-type="float" office:value="-0.0204795381734269" calcext:value-type="float">
            <text:p>-0,02</text:p>
          </table:table-cell>
          <table:table-cell table:formula="of:=([.D401]-[.$D$501])/[.$D$501]*100" office:value-type="float" office:value="3.56088115484138" calcext:value-type="float">
            <text:p>3,56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0025" calcext:value-type="float">
            <text:p>10025</text:p>
          </table:table-cell>
          <table:table-cell office:value-type="float" office:value="1.552" calcext:value-type="float">
            <text:p>1,552</text:p>
          </table:table-cell>
          <table:table-cell office:value-type="float" office:value="41071.1871903672" calcext:value-type="float">
            <text:p>41071,1871903672</text:p>
          </table:table-cell>
          <table:table-cell table:formula="of:=([.D402]-[.D401])/[.D401]*100" office:value-type="float" office:value="0" calcext:value-type="float">
            <text:p>0,00</text:p>
          </table:table-cell>
          <table:table-cell table:formula="of:=([.D402]-[.$D$501])/[.$D$501]*100" office:value-type="float" office:value="3.56088115484138" calcext:value-type="float">
            <text:p>3,56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0050" calcext:value-type="float">
            <text:p>10050</text:p>
          </table:table-cell>
          <table:table-cell office:value-type="float" office:value="1.555" calcext:value-type="float">
            <text:p>1,555</text:p>
          </table:table-cell>
          <table:table-cell office:value-type="float" office:value="41071.1871903672" calcext:value-type="float">
            <text:p>41071,1871903672</text:p>
          </table:table-cell>
          <table:table-cell table:formula="of:=([.D403]-[.D402])/[.D402]*100" office:value-type="float" office:value="0" calcext:value-type="float">
            <text:p>0,00</text:p>
          </table:table-cell>
          <table:table-cell table:formula="of:=([.D403]-[.$D$501])/[.$D$501]*100" office:value-type="float" office:value="3.56088115484138" calcext:value-type="float">
            <text:p>3,56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0075" calcext:value-type="float">
            <text:p>10075</text:p>
          </table:table-cell>
          <table:table-cell office:value-type="float" office:value="1.558" calcext:value-type="float">
            <text:p>1,558</text:p>
          </table:table-cell>
          <table:table-cell office:value-type="float" office:value="41014.9307612357" calcext:value-type="float">
            <text:p>41014,9307612357</text:p>
          </table:table-cell>
          <table:table-cell table:formula="of:=([.D404]-[.D403])/[.D403]*100" office:value-type="float" office:value="-0.136972980281035" calcext:value-type="float">
            <text:p>-0,14</text:p>
          </table:table-cell>
          <table:table-cell table:formula="of:=([.D404]-[.$D$501])/[.$D$501]*100" office:value-type="float" office:value="3.41903072951829" calcext:value-type="float">
            <text:p>3,42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0100" calcext:value-type="float">
            <text:p>10100</text:p>
          </table:table-cell>
          <table:table-cell office:value-type="float" office:value="1.561" calcext:value-type="float">
            <text:p>1,561</text:p>
          </table:table-cell>
          <table:table-cell office:value-type="float" office:value="41014.9307612357" calcext:value-type="float">
            <text:p>41014,9307612357</text:p>
          </table:table-cell>
          <table:table-cell table:formula="of:=([.D405]-[.D404])/[.D404]*100" office:value-type="float" office:value="0" calcext:value-type="float">
            <text:p>0,00</text:p>
          </table:table-cell>
          <table:table-cell table:formula="of:=([.D405]-[.$D$501])/[.$D$501]*100" office:value-type="float" office:value="3.41903072951829" calcext:value-type="float">
            <text:p>3,42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0125" calcext:value-type="float">
            <text:p>10125</text:p>
          </table:table-cell>
          <table:table-cell office:value-type="float" office:value="1.564" calcext:value-type="float">
            <text:p>1,564</text:p>
          </table:table-cell>
          <table:table-cell office:value-type="float" office:value="40919.2456060247" calcext:value-type="float">
            <text:p>40919,2456060247</text:p>
          </table:table-cell>
          <table:table-cell table:formula="of:=([.D406]-[.D405])/[.D405]*100" office:value-type="float" office:value="-0.233293470048717" calcext:value-type="float">
            <text:p>-0,23</text:p>
          </table:table-cell>
          <table:table-cell table:formula="of:=([.D406]-[.$D$501])/[.$D$501]*100" office:value-type="float" office:value="3.17776088403865" calcext:value-type="float">
            <text:p>3,18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0150" calcext:value-type="float">
            <text:p>10150</text:p>
          </table:table-cell>
          <table:table-cell office:value-type="float" office:value="1.567" calcext:value-type="float">
            <text:p>1,567</text:p>
          </table:table-cell>
          <table:table-cell office:value-type="float" office:value="40919.2456060247" calcext:value-type="float">
            <text:p>40919,2456060247</text:p>
          </table:table-cell>
          <table:table-cell table:formula="of:=([.D407]-[.D406])/[.D406]*100" office:value-type="float" office:value="0" calcext:value-type="float">
            <text:p>0,00</text:p>
          </table:table-cell>
          <table:table-cell table:formula="of:=([.D407]-[.$D$501])/[.$D$501]*100" office:value-type="float" office:value="3.17776088403865" calcext:value-type="float">
            <text:p>3,18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0175" calcext:value-type="float">
            <text:p>10175</text:p>
          </table:table-cell>
          <table:table-cell office:value-type="float" office:value="1.57" calcext:value-type="float">
            <text:p>1,57</text:p>
          </table:table-cell>
          <table:table-cell office:value-type="float" office:value="40871.9401353415" calcext:value-type="float">
            <text:p>40871,9401353415</text:p>
          </table:table-cell>
          <table:table-cell table:formula="of:=([.D408]-[.D407])/[.D407]*100" office:value-type="float" office:value="-0.115606898374133" calcext:value-type="float">
            <text:p>-0,12</text:p>
          </table:table-cell>
          <table:table-cell table:formula="of:=([.D408]-[.$D$501])/[.$D$501]*100" office:value-type="float" office:value="3.05848027486873" calcext:value-type="float">
            <text:p>3,06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0200" calcext:value-type="float">
            <text:p>10200</text:p>
          </table:table-cell>
          <table:table-cell office:value-type="float" office:value="1.573" calcext:value-type="float">
            <text:p>1,573</text:p>
          </table:table-cell>
          <table:table-cell office:value-type="float" office:value="40854.4018402775" calcext:value-type="float">
            <text:p>40854,4018402775</text:p>
          </table:table-cell>
          <table:table-cell table:formula="of:=([.D409]-[.D408])/[.D408]*100" office:value-type="float" office:value="-0.0429103561169361" calcext:value-type="float">
            <text:p>-0,04</text:p>
          </table:table-cell>
          <table:table-cell table:formula="of:=([.D409]-[.$D$501])/[.$D$501]*100" office:value-type="float" office:value="3.01425751397409" calcext:value-type="float">
            <text:p>3,01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0225" calcext:value-type="float">
            <text:p>10225</text:p>
          </table:table-cell>
          <table:table-cell office:value-type="float" office:value="1.575" calcext:value-type="float">
            <text:p>1,575</text:p>
          </table:table-cell>
          <table:table-cell office:value-type="float" office:value="40806.8412739955" calcext:value-type="float">
            <text:p>40806,8412739955</text:p>
          </table:table-cell>
          <table:table-cell table:formula="of:=([.D410]-[.D409])/[.D409]*100" office:value-type="float" office:value="-0.116414790425732" calcext:value-type="float">
            <text:p>-0,12</text:p>
          </table:table-cell>
          <table:table-cell table:formula="of:=([.D410]-[.$D$501])/[.$D$501]*100" office:value-type="float" office:value="2.89433368198057" calcext:value-type="float">
            <text:p>2,89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0250" calcext:value-type="float">
            <text:p>10250</text:p>
          </table:table-cell>
          <table:table-cell office:value-type="float" office:value="1.578" calcext:value-type="float">
            <text:p>1,578</text:p>
          </table:table-cell>
          <table:table-cell office:value-type="float" office:value="40806.8412739955" calcext:value-type="float">
            <text:p>40806,8412739955</text:p>
          </table:table-cell>
          <table:table-cell table:formula="of:=([.D411]-[.D410])/[.D410]*100" office:value-type="float" office:value="0" calcext:value-type="float">
            <text:p>0,00</text:p>
          </table:table-cell>
          <table:table-cell table:formula="of:=([.D411]-[.$D$501])/[.$D$501]*100" office:value-type="float" office:value="2.89433368198057" calcext:value-type="float">
            <text:p>2,89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0275" calcext:value-type="float">
            <text:p>10275</text:p>
          </table:table-cell>
          <table:table-cell office:value-type="float" office:value="1.581" calcext:value-type="float">
            <text:p>1,581</text:p>
          </table:table-cell>
          <table:table-cell office:value-type="float" office:value="40806.8412739955" calcext:value-type="float">
            <text:p>40806,8412739955</text:p>
          </table:table-cell>
          <table:table-cell table:formula="of:=([.D412]-[.D411])/[.D411]*100" office:value-type="float" office:value="0" calcext:value-type="float">
            <text:p>0,00</text:p>
          </table:table-cell>
          <table:table-cell table:formula="of:=([.D412]-[.$D$501])/[.$D$501]*100" office:value-type="float" office:value="2.89433368198057" calcext:value-type="float">
            <text:p>2,89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0300" calcext:value-type="float">
            <text:p>10300</text:p>
          </table:table-cell>
          <table:table-cell office:value-type="float" office:value="1.584" calcext:value-type="float">
            <text:p>1,584</text:p>
          </table:table-cell>
          <table:table-cell office:value-type="float" office:value="40806.8412739955" calcext:value-type="float">
            <text:p>40806,8412739955</text:p>
          </table:table-cell>
          <table:table-cell table:formula="of:=([.D413]-[.D412])/[.D412]*100" office:value-type="float" office:value="0" calcext:value-type="float">
            <text:p>0,00</text:p>
          </table:table-cell>
          <table:table-cell table:formula="of:=([.D413]-[.$D$501])/[.$D$501]*100" office:value-type="float" office:value="2.89433368198057" calcext:value-type="float">
            <text:p>2,89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0325" calcext:value-type="float">
            <text:p>10325</text:p>
          </table:table-cell>
          <table:table-cell office:value-type="float" office:value="1.587" calcext:value-type="float">
            <text:p>1,587</text:p>
          </table:table-cell>
          <table:table-cell office:value-type="float" office:value="40806.8412739955" calcext:value-type="float">
            <text:p>40806,8412739955</text:p>
          </table:table-cell>
          <table:table-cell table:formula="of:=([.D414]-[.D413])/[.D413]*100" office:value-type="float" office:value="0" calcext:value-type="float">
            <text:p>0,00</text:p>
          </table:table-cell>
          <table:table-cell table:formula="of:=([.D414]-[.$D$501])/[.$D$501]*100" office:value-type="float" office:value="2.89433368198057" calcext:value-type="float">
            <text:p>2,89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0350" calcext:value-type="float">
            <text:p>10350</text:p>
          </table:table-cell>
          <table:table-cell office:value-type="float" office:value="1.59" calcext:value-type="float">
            <text:p>1,59</text:p>
          </table:table-cell>
          <table:table-cell office:value-type="float" office:value="40806.8412739955" calcext:value-type="float">
            <text:p>40806,8412739955</text:p>
          </table:table-cell>
          <table:table-cell table:formula="of:=([.D415]-[.D414])/[.D414]*100" office:value-type="float" office:value="0" calcext:value-type="float">
            <text:p>0,00</text:p>
          </table:table-cell>
          <table:table-cell table:formula="of:=([.D415]-[.$D$501])/[.$D$501]*100" office:value-type="float" office:value="2.89433368198057" calcext:value-type="float">
            <text:p>2,89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0375" calcext:value-type="float">
            <text:p>10375</text:p>
          </table:table-cell>
          <table:table-cell office:value-type="float" office:value="1.593" calcext:value-type="float">
            <text:p>1,593</text:p>
          </table:table-cell>
          <table:table-cell office:value-type="float" office:value="40670.4155839022" calcext:value-type="float">
            <text:p>40670,4155839022</text:p>
          </table:table-cell>
          <table:table-cell table:formula="of:=([.D416]-[.D415])/[.D415]*100" office:value-type="float" office:value="-0.334320633095042" calcext:value-type="float">
            <text:p>-0,33</text:p>
          </table:table-cell>
          <table:table-cell table:formula="of:=([.D416]-[.$D$501])/[.$D$501]*100" office:value-type="float" office:value="2.55033669419605" calcext:value-type="float">
            <text:p>2,55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0400" calcext:value-type="float">
            <text:p>10400</text:p>
          </table:table-cell>
          <table:table-cell office:value-type="float" office:value="1.595" calcext:value-type="float">
            <text:p>1,595</text:p>
          </table:table-cell>
          <table:table-cell office:value-type="float" office:value="40670.4155839022" calcext:value-type="float">
            <text:p>40670,4155839022</text:p>
          </table:table-cell>
          <table:table-cell table:formula="of:=([.D417]-[.D416])/[.D416]*100" office:value-type="float" office:value="0" calcext:value-type="float">
            <text:p>0,00</text:p>
          </table:table-cell>
          <table:table-cell table:formula="of:=([.D417]-[.$D$501])/[.$D$501]*100" office:value-type="float" office:value="2.55033669419605" calcext:value-type="float">
            <text:p>2,55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0425" calcext:value-type="float">
            <text:p>10425</text:p>
          </table:table-cell>
          <table:table-cell office:value-type="float" office:value="1.598" calcext:value-type="float">
            <text:p>1,598</text:p>
          </table:table-cell>
          <table:table-cell office:value-type="float" office:value="40670.4155839022" calcext:value-type="float">
            <text:p>40670,4155839022</text:p>
          </table:table-cell>
          <table:table-cell table:formula="of:=([.D418]-[.D417])/[.D417]*100" office:value-type="float" office:value="0" calcext:value-type="float">
            <text:p>0,00</text:p>
          </table:table-cell>
          <table:table-cell table:formula="of:=([.D418]-[.$D$501])/[.$D$501]*100" office:value-type="float" office:value="2.55033669419605" calcext:value-type="float">
            <text:p>2,55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0450" calcext:value-type="float">
            <text:p>10450</text:p>
          </table:table-cell>
          <table:table-cell office:value-type="float" office:value="1.601" calcext:value-type="float">
            <text:p>1,601</text:p>
          </table:table-cell>
          <table:table-cell office:value-type="float" office:value="40670.4155839022" calcext:value-type="float">
            <text:p>40670,4155839022</text:p>
          </table:table-cell>
          <table:table-cell table:formula="of:=([.D419]-[.D418])/[.D418]*100" office:value-type="float" office:value="0" calcext:value-type="float">
            <text:p>0,00</text:p>
          </table:table-cell>
          <table:table-cell table:formula="of:=([.D419]-[.$D$501])/[.$D$501]*100" office:value-type="float" office:value="2.55033669419605" calcext:value-type="float">
            <text:p>2,55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0475" calcext:value-type="float">
            <text:p>10475</text:p>
          </table:table-cell>
          <table:table-cell office:value-type="float" office:value="1.604" calcext:value-type="float">
            <text:p>1,604</text:p>
          </table:table-cell>
          <table:table-cell office:value-type="float" office:value="40670.4155839022" calcext:value-type="float">
            <text:p>40670,4155839022</text:p>
          </table:table-cell>
          <table:table-cell table:formula="of:=([.D420]-[.D419])/[.D419]*100" office:value-type="float" office:value="0" calcext:value-type="float">
            <text:p>0,00</text:p>
          </table:table-cell>
          <table:table-cell table:formula="of:=([.D420]-[.$D$501])/[.$D$501]*100" office:value-type="float" office:value="2.55033669419605" calcext:value-type="float">
            <text:p>2,55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0500" calcext:value-type="float">
            <text:p>10500</text:p>
          </table:table-cell>
          <table:table-cell office:value-type="float" office:value="1.607" calcext:value-type="float">
            <text:p>1,607</text:p>
          </table:table-cell>
          <table:table-cell office:value-type="float" office:value="40670.4155839022" calcext:value-type="float">
            <text:p>40670,4155839022</text:p>
          </table:table-cell>
          <table:table-cell table:formula="of:=([.D421]-[.D420])/[.D420]*100" office:value-type="float" office:value="0" calcext:value-type="float">
            <text:p>0,00</text:p>
          </table:table-cell>
          <table:table-cell table:formula="of:=([.D421]-[.$D$501])/[.$D$501]*100" office:value-type="float" office:value="2.55033669419605" calcext:value-type="float">
            <text:p>2,55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0525" calcext:value-type="float">
            <text:p>10525</text:p>
          </table:table-cell>
          <table:table-cell office:value-type="float" office:value="1.61" calcext:value-type="float">
            <text:p>1,61</text:p>
          </table:table-cell>
          <table:table-cell office:value-type="float" office:value="40670.4155839022" calcext:value-type="float">
            <text:p>40670,4155839022</text:p>
          </table:table-cell>
          <table:table-cell table:formula="of:=([.D422]-[.D421])/[.D421]*100" office:value-type="float" office:value="0" calcext:value-type="float">
            <text:p>0,00</text:p>
          </table:table-cell>
          <table:table-cell table:formula="of:=([.D422]-[.$D$501])/[.$D$501]*100" office:value-type="float" office:value="2.55033669419605" calcext:value-type="float">
            <text:p>2,55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0550" calcext:value-type="float">
            <text:p>10550</text:p>
          </table:table-cell>
          <table:table-cell office:value-type="float" office:value="1.613" calcext:value-type="float">
            <text:p>1,613</text:p>
          </table:table-cell>
          <table:table-cell office:value-type="float" office:value="40670.4155839022" calcext:value-type="float">
            <text:p>40670,4155839022</text:p>
          </table:table-cell>
          <table:table-cell table:formula="of:=([.D423]-[.D422])/[.D422]*100" office:value-type="float" office:value="0" calcext:value-type="float">
            <text:p>0,00</text:p>
          </table:table-cell>
          <table:table-cell table:formula="of:=([.D423]-[.$D$501])/[.$D$501]*100" office:value-type="float" office:value="2.55033669419605" calcext:value-type="float">
            <text:p>2,55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0575" calcext:value-type="float">
            <text:p>10575</text:p>
          </table:table-cell>
          <table:table-cell office:value-type="float" office:value="1.616" calcext:value-type="float">
            <text:p>1,616</text:p>
          </table:table-cell>
          <table:table-cell office:value-type="float" office:value="40670.4155839022" calcext:value-type="float">
            <text:p>40670,4155839022</text:p>
          </table:table-cell>
          <table:table-cell table:formula="of:=([.D424]-[.D423])/[.D423]*100" office:value-type="float" office:value="0" calcext:value-type="float">
            <text:p>0,00</text:p>
          </table:table-cell>
          <table:table-cell table:formula="of:=([.D424]-[.$D$501])/[.$D$501]*100" office:value-type="float" office:value="2.55033669419605" calcext:value-type="float">
            <text:p>2,55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0600" calcext:value-type="float">
            <text:p>10600</text:p>
          </table:table-cell>
          <table:table-cell office:value-type="float" office:value="1.619" calcext:value-type="float">
            <text:p>1,619</text:p>
          </table:table-cell>
          <table:table-cell office:value-type="float" office:value="40670.4155839022" calcext:value-type="float">
            <text:p>40670,4155839022</text:p>
          </table:table-cell>
          <table:table-cell table:formula="of:=([.D425]-[.D424])/[.D424]*100" office:value-type="float" office:value="0" calcext:value-type="float">
            <text:p>0,00</text:p>
          </table:table-cell>
          <table:table-cell table:formula="of:=([.D425]-[.$D$501])/[.$D$501]*100" office:value-type="float" office:value="2.55033669419605" calcext:value-type="float">
            <text:p>2,55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0625" calcext:value-type="float">
            <text:p>10625</text:p>
          </table:table-cell>
          <table:table-cell office:value-type="float" office:value="1.622" calcext:value-type="float">
            <text:p>1,622</text:p>
          </table:table-cell>
          <table:table-cell office:value-type="float" office:value="40670.4155839022" calcext:value-type="float">
            <text:p>40670,4155839022</text:p>
          </table:table-cell>
          <table:table-cell table:formula="of:=([.D426]-[.D425])/[.D425]*100" office:value-type="float" office:value="0" calcext:value-type="float">
            <text:p>0,00</text:p>
          </table:table-cell>
          <table:table-cell table:formula="of:=([.D426]-[.$D$501])/[.$D$501]*100" office:value-type="float" office:value="2.55033669419605" calcext:value-type="float">
            <text:p>2,55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0650" calcext:value-type="float">
            <text:p>10650</text:p>
          </table:table-cell>
          <table:table-cell office:value-type="float" office:value="1.624" calcext:value-type="float">
            <text:p>1,624</text:p>
          </table:table-cell>
          <table:table-cell office:value-type="float" office:value="40586.4134511833" calcext:value-type="float">
            <text:p>40586,4134511833</text:p>
          </table:table-cell>
          <table:table-cell table:formula="of:=([.D427]-[.D426])/[.D426]*100" office:value-type="float" office:value="-0.206543580912256" calcext:value-type="float">
            <text:p>-0,21</text:p>
          </table:table-cell>
          <table:table-cell table:formula="of:=([.D427]-[.$D$501])/[.$D$501]*100" office:value-type="float" office:value="2.33852555655028" calcext:value-type="float">
            <text:p>2,34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0675" calcext:value-type="float">
            <text:p>10675</text:p>
          </table:table-cell>
          <table:table-cell office:value-type="float" office:value="1.627" calcext:value-type="float">
            <text:p>1,627</text:p>
          </table:table-cell>
          <table:table-cell office:value-type="float" office:value="40506.3345304741" calcext:value-type="float">
            <text:p>40506,3345304741</text:p>
          </table:table-cell>
          <table:table-cell table:formula="of:=([.D428]-[.D427])/[.D427]*100" office:value-type="float" office:value="-0.197304747820472" calcext:value-type="float">
            <text:p>-0,20</text:p>
          </table:table-cell>
          <table:table-cell table:formula="of:=([.D428]-[.$D$501])/[.$D$501]*100" office:value-type="float" office:value="2.13660678677774" calcext:value-type="float">
            <text:p>2,14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0700" calcext:value-type="float">
            <text:p>10700</text:p>
          </table:table-cell>
          <table:table-cell office:value-type="float" office:value="1.63" calcext:value-type="float">
            <text:p>1,63</text:p>
          </table:table-cell>
          <table:table-cell office:value-type="float" office:value="40506.3345304741" calcext:value-type="float">
            <text:p>40506,3345304741</text:p>
          </table:table-cell>
          <table:table-cell table:formula="of:=([.D429]-[.D428])/[.D428]*100" office:value-type="float" office:value="0" calcext:value-type="float">
            <text:p>0,00</text:p>
          </table:table-cell>
          <table:table-cell table:formula="of:=([.D429]-[.$D$501])/[.$D$501]*100" office:value-type="float" office:value="2.13660678677774" calcext:value-type="float">
            <text:p>2,14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0725" calcext:value-type="float">
            <text:p>10725</text:p>
          </table:table-cell>
          <table:table-cell office:value-type="float" office:value="1.633" calcext:value-type="float">
            <text:p>1,633</text:p>
          </table:table-cell>
          <table:table-cell office:value-type="float" office:value="40506.3345304741" calcext:value-type="float">
            <text:p>40506,3345304741</text:p>
          </table:table-cell>
          <table:table-cell table:formula="of:=([.D430]-[.D429])/[.D429]*100" office:value-type="float" office:value="0" calcext:value-type="float">
            <text:p>0,00</text:p>
          </table:table-cell>
          <table:table-cell table:formula="of:=([.D430]-[.$D$501])/[.$D$501]*100" office:value-type="float" office:value="2.13660678677774" calcext:value-type="float">
            <text:p>2,14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0750" calcext:value-type="float">
            <text:p>10750</text:p>
          </table:table-cell>
          <table:table-cell office:value-type="float" office:value="1.636" calcext:value-type="float">
            <text:p>1,636</text:p>
          </table:table-cell>
          <table:table-cell office:value-type="float" office:value="40506.3345304741" calcext:value-type="float">
            <text:p>40506,3345304741</text:p>
          </table:table-cell>
          <table:table-cell table:formula="of:=([.D431]-[.D430])/[.D430]*100" office:value-type="float" office:value="0" calcext:value-type="float">
            <text:p>0,00</text:p>
          </table:table-cell>
          <table:table-cell table:formula="of:=([.D431]-[.$D$501])/[.$D$501]*100" office:value-type="float" office:value="2.13660678677774" calcext:value-type="float">
            <text:p>2,14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0775" calcext:value-type="float">
            <text:p>10775</text:p>
          </table:table-cell>
          <table:table-cell office:value-type="float" office:value="1.639" calcext:value-type="float">
            <text:p>1,639</text:p>
          </table:table-cell>
          <table:table-cell office:value-type="float" office:value="40501.7784362263" calcext:value-type="float">
            <text:p>40501,7784362263</text:p>
          </table:table-cell>
          <table:table-cell table:formula="of:=([.D432]-[.D431])/[.D431]*100" office:value-type="float" office:value="-0.0112478561700473" calcext:value-type="float">
            <text:p>-0,01</text:p>
          </table:table-cell>
          <table:table-cell table:formula="of:=([.D432]-[.$D$501])/[.$D$501]*100" office:value-type="float" office:value="2.1251186081494" calcext:value-type="float">
            <text:p>2,13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0800" calcext:value-type="float">
            <text:p>10800</text:p>
          </table:table-cell>
          <table:table-cell office:value-type="float" office:value="1.641" calcext:value-type="float">
            <text:p>1,641</text:p>
          </table:table-cell>
          <table:table-cell office:value-type="float" office:value="40501.7784362263" calcext:value-type="float">
            <text:p>40501,7784362263</text:p>
          </table:table-cell>
          <table:table-cell table:formula="of:=([.D433]-[.D432])/[.D432]*100" office:value-type="float" office:value="0" calcext:value-type="float">
            <text:p>0,00</text:p>
          </table:table-cell>
          <table:table-cell table:formula="of:=([.D433]-[.$D$501])/[.$D$501]*100" office:value-type="float" office:value="2.1251186081494" calcext:value-type="float">
            <text:p>2,13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0825" calcext:value-type="float">
            <text:p>10825</text:p>
          </table:table-cell>
          <table:table-cell office:value-type="float" office:value="1.644" calcext:value-type="float">
            <text:p>1,644</text:p>
          </table:table-cell>
          <table:table-cell office:value-type="float" office:value="40501.7784362263" calcext:value-type="float">
            <text:p>40501,7784362263</text:p>
          </table:table-cell>
          <table:table-cell table:formula="of:=([.D434]-[.D433])/[.D433]*100" office:value-type="float" office:value="0" calcext:value-type="float">
            <text:p>0,00</text:p>
          </table:table-cell>
          <table:table-cell table:formula="of:=([.D434]-[.$D$501])/[.$D$501]*100" office:value-type="float" office:value="2.1251186081494" calcext:value-type="float">
            <text:p>2,13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0850" calcext:value-type="float">
            <text:p>10850</text:p>
          </table:table-cell>
          <table:table-cell office:value-type="float" office:value="1.647" calcext:value-type="float">
            <text:p>1,647</text:p>
          </table:table-cell>
          <table:table-cell office:value-type="float" office:value="40501.7784362263" calcext:value-type="float">
            <text:p>40501,7784362263</text:p>
          </table:table-cell>
          <table:table-cell table:formula="of:=([.D435]-[.D434])/[.D434]*100" office:value-type="float" office:value="0" calcext:value-type="float">
            <text:p>0,00</text:p>
          </table:table-cell>
          <table:table-cell table:formula="of:=([.D435]-[.$D$501])/[.$D$501]*100" office:value-type="float" office:value="2.1251186081494" calcext:value-type="float">
            <text:p>2,13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0875" calcext:value-type="float">
            <text:p>10875</text:p>
          </table:table-cell>
          <table:table-cell office:value-type="float" office:value="1.65" calcext:value-type="float">
            <text:p>1,65</text:p>
          </table:table-cell>
          <table:table-cell office:value-type="float" office:value="40501.7784362263" calcext:value-type="float">
            <text:p>40501,7784362263</text:p>
          </table:table-cell>
          <table:table-cell table:formula="of:=([.D436]-[.D435])/[.D435]*100" office:value-type="float" office:value="0" calcext:value-type="float">
            <text:p>0,00</text:p>
          </table:table-cell>
          <table:table-cell table:formula="of:=([.D436]-[.$D$501])/[.$D$501]*100" office:value-type="float" office:value="2.1251186081494" calcext:value-type="float">
            <text:p>2,13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0900" calcext:value-type="float">
            <text:p>10900</text:p>
          </table:table-cell>
          <table:table-cell office:value-type="float" office:value="1.652" calcext:value-type="float">
            <text:p>1,652</text:p>
          </table:table-cell>
          <table:table-cell office:value-type="float" office:value="40501.7784362263" calcext:value-type="float">
            <text:p>40501,7784362263</text:p>
          </table:table-cell>
          <table:table-cell table:formula="of:=([.D437]-[.D436])/[.D436]*100" office:value-type="float" office:value="0" calcext:value-type="float">
            <text:p>0,00</text:p>
          </table:table-cell>
          <table:table-cell table:formula="of:=([.D437]-[.$D$501])/[.$D$501]*100" office:value-type="float" office:value="2.1251186081494" calcext:value-type="float">
            <text:p>2,13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0925" calcext:value-type="float">
            <text:p>10925</text:p>
          </table:table-cell>
          <table:table-cell office:value-type="float" office:value="1.655" calcext:value-type="float">
            <text:p>1,655</text:p>
          </table:table-cell>
          <table:table-cell office:value-type="float" office:value="40495.1033412404" calcext:value-type="float">
            <text:p>40495,1033412404</text:p>
          </table:table-cell>
          <table:table-cell table:formula="of:=([.D438]-[.D437])/[.D437]*100" office:value-type="float" office:value="-0.0164809923011905" calcext:value-type="float">
            <text:p>-0,02</text:p>
          </table:table-cell>
          <table:table-cell table:formula="of:=([.D438]-[.$D$501])/[.$D$501]*100" office:value-type="float" office:value="2.108287375214" calcext:value-type="float">
            <text:p>2,11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0950" calcext:value-type="float">
            <text:p>10950</text:p>
          </table:table-cell>
          <table:table-cell office:value-type="float" office:value="1.658" calcext:value-type="float">
            <text:p>1,658</text:p>
          </table:table-cell>
          <table:table-cell office:value-type="float" office:value="40414.8907730261" calcext:value-type="float">
            <text:p>40414,8907730261</text:p>
          </table:table-cell>
          <table:table-cell table:formula="of:=([.D439]-[.D438])/[.D438]*100" office:value-type="float" office:value="-0.198079672839479" calcext:value-type="float">
            <text:p>-0,20</text:p>
          </table:table-cell>
          <table:table-cell table:formula="of:=([.D439]-[.$D$501])/[.$D$501]*100" office:value-type="float" office:value="1.90603161363919" calcext:value-type="float">
            <text:p>1,91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0975" calcext:value-type="float">
            <text:p>10975</text:p>
          </table:table-cell>
          <table:table-cell office:value-type="float" office:value="1.66" calcext:value-type="float">
            <text:p>1,66</text:p>
          </table:table-cell>
          <table:table-cell office:value-type="float" office:value="40414.8907730261" calcext:value-type="float">
            <text:p>40414,8907730261</text:p>
          </table:table-cell>
          <table:table-cell table:formula="of:=([.D440]-[.D439])/[.D439]*100" office:value-type="float" office:value="0" calcext:value-type="float">
            <text:p>0,00</text:p>
          </table:table-cell>
          <table:table-cell table:formula="of:=([.D440]-[.$D$501])/[.$D$501]*100" office:value-type="float" office:value="1.90603161363919" calcext:value-type="float">
            <text:p>1,91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1000" calcext:value-type="float">
            <text:p>11000</text:p>
          </table:table-cell>
          <table:table-cell office:value-type="float" office:value="1.663" calcext:value-type="float">
            <text:p>1,663</text:p>
          </table:table-cell>
          <table:table-cell office:value-type="float" office:value="40414.8907730261" calcext:value-type="float">
            <text:p>40414,8907730261</text:p>
          </table:table-cell>
          <table:table-cell table:formula="of:=([.D441]-[.D440])/[.D440]*100" office:value-type="float" office:value="0" calcext:value-type="float">
            <text:p>0,00</text:p>
          </table:table-cell>
          <table:table-cell table:formula="of:=([.D441]-[.$D$501])/[.$D$501]*100" office:value-type="float" office:value="1.90603161363919" calcext:value-type="float">
            <text:p>1,91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1025" calcext:value-type="float">
            <text:p>11025</text:p>
          </table:table-cell>
          <table:table-cell office:value-type="float" office:value="1.666" calcext:value-type="float">
            <text:p>1,666</text:p>
          </table:table-cell>
          <table:table-cell office:value-type="float" office:value="40414.8907730261" calcext:value-type="float">
            <text:p>40414,8907730261</text:p>
          </table:table-cell>
          <table:table-cell table:formula="of:=([.D442]-[.D441])/[.D441]*100" office:value-type="float" office:value="0" calcext:value-type="float">
            <text:p>0,00</text:p>
          </table:table-cell>
          <table:table-cell table:formula="of:=([.D442]-[.$D$501])/[.$D$501]*100" office:value-type="float" office:value="1.90603161363919" calcext:value-type="float">
            <text:p>1,91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1050" calcext:value-type="float">
            <text:p>11050</text:p>
          </table:table-cell>
          <table:table-cell office:value-type="float" office:value="1.669" calcext:value-type="float">
            <text:p>1,669</text:p>
          </table:table-cell>
          <table:table-cell office:value-type="float" office:value="40387.870363757" calcext:value-type="float">
            <text:p>40387,870363757</text:p>
          </table:table-cell>
          <table:table-cell table:formula="of:=([.D443]-[.D442])/[.D442]*100" office:value-type="float" office:value="-0.0668575585686345" calcext:value-type="float">
            <text:p>-0,07</text:p>
          </table:table-cell>
          <table:table-cell table:formula="of:=([.D443]-[.$D$501])/[.$D$501]*100" office:value-type="float" office:value="1.83789972886813" calcext:value-type="float">
            <text:p>1,84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1075" calcext:value-type="float">
            <text:p>11075</text:p>
          </table:table-cell>
          <table:table-cell office:value-type="float" office:value="1.672" calcext:value-type="float">
            <text:p>1,672</text:p>
          </table:table-cell>
          <table:table-cell office:value-type="float" office:value="40387.870363757" calcext:value-type="float">
            <text:p>40387,870363757</text:p>
          </table:table-cell>
          <table:table-cell table:formula="of:=([.D444]-[.D443])/[.D443]*100" office:value-type="float" office:value="0" calcext:value-type="float">
            <text:p>0,00</text:p>
          </table:table-cell>
          <table:table-cell table:formula="of:=([.D444]-[.$D$501])/[.$D$501]*100" office:value-type="float" office:value="1.83789972886813" calcext:value-type="float">
            <text:p>1,84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1100" calcext:value-type="float">
            <text:p>11100</text:p>
          </table:table-cell>
          <table:table-cell office:value-type="float" office:value="1.675" calcext:value-type="float">
            <text:p>1,675</text:p>
          </table:table-cell>
          <table:table-cell office:value-type="float" office:value="40387.870363757" calcext:value-type="float">
            <text:p>40387,870363757</text:p>
          </table:table-cell>
          <table:table-cell table:formula="of:=([.D445]-[.D444])/[.D444]*100" office:value-type="float" office:value="0" calcext:value-type="float">
            <text:p>0,00</text:p>
          </table:table-cell>
          <table:table-cell table:formula="of:=([.D445]-[.$D$501])/[.$D$501]*100" office:value-type="float" office:value="1.83789972886813" calcext:value-type="float">
            <text:p>1,84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1125" calcext:value-type="float">
            <text:p>11125</text:p>
          </table:table-cell>
          <table:table-cell office:value-type="float" office:value="1.678" calcext:value-type="float">
            <text:p>1,678</text:p>
          </table:table-cell>
          <table:table-cell office:value-type="float" office:value="40338.8830246845" calcext:value-type="float">
            <text:p>40338,8830246845</text:p>
          </table:table-cell>
          <table:table-cell table:formula="of:=([.D446]-[.D445])/[.D445]*100" office:value-type="float" office:value="-0.121292206376259" calcext:value-type="float">
            <text:p>-0,12</text:p>
          </table:table-cell>
          <table:table-cell table:formula="of:=([.D446]-[.$D$501])/[.$D$501]*100" office:value-type="float" office:value="1.71437829335974" calcext:value-type="float">
            <text:p>1,71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1150" calcext:value-type="float">
            <text:p>11150</text:p>
          </table:table-cell>
          <table:table-cell office:value-type="float" office:value="1.681" calcext:value-type="float">
            <text:p>1,681</text:p>
          </table:table-cell>
          <table:table-cell office:value-type="float" office:value="40253.5995751428" calcext:value-type="float">
            <text:p>40253,5995751428</text:p>
          </table:table-cell>
          <table:table-cell table:formula="of:=([.D447]-[.D446])/[.D446]*100" office:value-type="float" office:value="-0.211417478985355" calcext:value-type="float">
            <text:p>-0,21</text:p>
          </table:table-cell>
          <table:table-cell table:formula="of:=([.D447]-[.$D$501])/[.$D$501]*100" office:value-type="float" office:value="1.49933631900629" calcext:value-type="float">
            <text:p>1,50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1175" calcext:value-type="float">
            <text:p>11175</text:p>
          </table:table-cell>
          <table:table-cell office:value-type="float" office:value="1.684" calcext:value-type="float">
            <text:p>1,684</text:p>
          </table:table-cell>
          <table:table-cell office:value-type="float" office:value="40253.5995751428" calcext:value-type="float">
            <text:p>40253,5995751428</text:p>
          </table:table-cell>
          <table:table-cell table:formula="of:=([.D448]-[.D447])/[.D447]*100" office:value-type="float" office:value="0" calcext:value-type="float">
            <text:p>0,00</text:p>
          </table:table-cell>
          <table:table-cell table:formula="of:=([.D448]-[.$D$501])/[.$D$501]*100" office:value-type="float" office:value="1.49933631900629" calcext:value-type="float">
            <text:p>1,50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1200" calcext:value-type="float">
            <text:p>11200</text:p>
          </table:table-cell>
          <table:table-cell office:value-type="float" office:value="1.687" calcext:value-type="float">
            <text:p>1,687</text:p>
          </table:table-cell>
          <table:table-cell office:value-type="float" office:value="40253.5995751428" calcext:value-type="float">
            <text:p>40253,5995751428</text:p>
          </table:table-cell>
          <table:table-cell table:formula="of:=([.D449]-[.D448])/[.D448]*100" office:value-type="float" office:value="0" calcext:value-type="float">
            <text:p>0,00</text:p>
          </table:table-cell>
          <table:table-cell table:formula="of:=([.D449]-[.$D$501])/[.$D$501]*100" office:value-type="float" office:value="1.49933631900629" calcext:value-type="float">
            <text:p>1,50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1225" calcext:value-type="float">
            <text:p>11225</text:p>
          </table:table-cell>
          <table:table-cell office:value-type="float" office:value="1.69" calcext:value-type="float">
            <text:p>1,69</text:p>
          </table:table-cell>
          <table:table-cell office:value-type="float" office:value="40253.5995751428" calcext:value-type="float">
            <text:p>40253,5995751428</text:p>
          </table:table-cell>
          <table:table-cell table:formula="of:=([.D450]-[.D449])/[.D449]*100" office:value-type="float" office:value="0" calcext:value-type="float">
            <text:p>0,00</text:p>
          </table:table-cell>
          <table:table-cell table:formula="of:=([.D450]-[.$D$501])/[.$D$501]*100" office:value-type="float" office:value="1.49933631900629" calcext:value-type="float">
            <text:p>1,50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1250" calcext:value-type="float">
            <text:p>11250</text:p>
          </table:table-cell>
          <table:table-cell office:value-type="float" office:value="1.693" calcext:value-type="float">
            <text:p>1,693</text:p>
          </table:table-cell>
          <table:table-cell office:value-type="float" office:value="40253.5995751428" calcext:value-type="float">
            <text:p>40253,5995751428</text:p>
          </table:table-cell>
          <table:table-cell table:formula="of:=([.D451]-[.D450])/[.D450]*100" office:value-type="float" office:value="0" calcext:value-type="float">
            <text:p>0,00</text:p>
          </table:table-cell>
          <table:table-cell table:formula="of:=([.D451]-[.$D$501])/[.$D$501]*100" office:value-type="float" office:value="1.49933631900629" calcext:value-type="float">
            <text:p>1,50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1275" calcext:value-type="float">
            <text:p>11275</text:p>
          </table:table-cell>
          <table:table-cell office:value-type="float" office:value="1.696" calcext:value-type="float">
            <text:p>1,696</text:p>
          </table:table-cell>
          <table:table-cell office:value-type="float" office:value="40253.5995751428" calcext:value-type="float">
            <text:p>40253,5995751428</text:p>
          </table:table-cell>
          <table:table-cell table:formula="of:=([.D452]-[.D451])/[.D451]*100" office:value-type="float" office:value="0" calcext:value-type="float">
            <text:p>0,00</text:p>
          </table:table-cell>
          <table:table-cell table:formula="of:=([.D452]-[.$D$501])/[.$D$501]*100" office:value-type="float" office:value="1.49933631900629" calcext:value-type="float">
            <text:p>1,50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1300" calcext:value-type="float">
            <text:p>11300</text:p>
          </table:table-cell>
          <table:table-cell office:value-type="float" office:value="1.698" calcext:value-type="float">
            <text:p>1,698</text:p>
          </table:table-cell>
          <table:table-cell office:value-type="float" office:value="40253.5995751428" calcext:value-type="float">
            <text:p>40253,5995751428</text:p>
          </table:table-cell>
          <table:table-cell table:formula="of:=([.D453]-[.D452])/[.D452]*100" office:value-type="float" office:value="0" calcext:value-type="float">
            <text:p>0,00</text:p>
          </table:table-cell>
          <table:table-cell table:formula="of:=([.D453]-[.$D$501])/[.$D$501]*100" office:value-type="float" office:value="1.49933631900629" calcext:value-type="float">
            <text:p>1,50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1325" calcext:value-type="float">
            <text:p>11325</text:p>
          </table:table-cell>
          <table:table-cell office:value-type="float" office:value="1.701" calcext:value-type="float">
            <text:p>1,701</text:p>
          </table:table-cell>
          <table:table-cell office:value-type="float" office:value="40253.5995751428" calcext:value-type="float">
            <text:p>40253,5995751428</text:p>
          </table:table-cell>
          <table:table-cell table:formula="of:=([.D454]-[.D453])/[.D453]*100" office:value-type="float" office:value="0" calcext:value-type="float">
            <text:p>0,00</text:p>
          </table:table-cell>
          <table:table-cell table:formula="of:=([.D454]-[.$D$501])/[.$D$501]*100" office:value-type="float" office:value="1.49933631900629" calcext:value-type="float">
            <text:p>1,50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1350" calcext:value-type="float">
            <text:p>11350</text:p>
          </table:table-cell>
          <table:table-cell office:value-type="float" office:value="1.704" calcext:value-type="float">
            <text:p>1,704</text:p>
          </table:table-cell>
          <table:table-cell office:value-type="float" office:value="40253.5995751428" calcext:value-type="float">
            <text:p>40253,5995751428</text:p>
          </table:table-cell>
          <table:table-cell table:formula="of:=([.D455]-[.D454])/[.D454]*100" office:value-type="float" office:value="0" calcext:value-type="float">
            <text:p>0,00</text:p>
          </table:table-cell>
          <table:table-cell table:formula="of:=([.D455]-[.$D$501])/[.$D$501]*100" office:value-type="float" office:value="1.49933631900629" calcext:value-type="float">
            <text:p>1,50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1375" calcext:value-type="float">
            <text:p>11375</text:p>
          </table:table-cell>
          <table:table-cell office:value-type="float" office:value="1.707" calcext:value-type="float">
            <text:p>1,707</text:p>
          </table:table-cell>
          <table:table-cell office:value-type="float" office:value="40253.5995751428" calcext:value-type="float">
            <text:p>40253,5995751428</text:p>
          </table:table-cell>
          <table:table-cell table:formula="of:=([.D456]-[.D455])/[.D455]*100" office:value-type="float" office:value="0" calcext:value-type="float">
            <text:p>0,00</text:p>
          </table:table-cell>
          <table:table-cell table:formula="of:=([.D456]-[.$D$501])/[.$D$501]*100" office:value-type="float" office:value="1.49933631900629" calcext:value-type="float">
            <text:p>1,50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1400" calcext:value-type="float">
            <text:p>11400</text:p>
          </table:table-cell>
          <table:table-cell office:value-type="float" office:value="1.71" calcext:value-type="float">
            <text:p>1,71</text:p>
          </table:table-cell>
          <table:table-cell office:value-type="float" office:value="40253.5995751428" calcext:value-type="float">
            <text:p>40253,5995751428</text:p>
          </table:table-cell>
          <table:table-cell table:formula="of:=([.D457]-[.D456])/[.D456]*100" office:value-type="float" office:value="0" calcext:value-type="float">
            <text:p>0,00</text:p>
          </table:table-cell>
          <table:table-cell table:formula="of:=([.D457]-[.$D$501])/[.$D$501]*100" office:value-type="float" office:value="1.49933631900629" calcext:value-type="float">
            <text:p>1,50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1425" calcext:value-type="float">
            <text:p>11425</text:p>
          </table:table-cell>
          <table:table-cell office:value-type="float" office:value="1.712" calcext:value-type="float">
            <text:p>1,712</text:p>
          </table:table-cell>
          <table:table-cell office:value-type="float" office:value="40213.7650310522" calcext:value-type="float">
            <text:p>40213,7650310522</text:p>
          </table:table-cell>
          <table:table-cell table:formula="of:=([.D458]-[.D457])/[.D457]*100" office:value-type="float" office:value="-0.0989589614620381" calcext:value-type="float">
            <text:p>-0,10</text:p>
          </table:table-cell>
          <table:table-cell table:formula="of:=([.D458]-[.$D$501])/[.$D$501]*100" office:value-type="float" office:value="1.39889362989414" calcext:value-type="float">
            <text:p>1,40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1450" calcext:value-type="float">
            <text:p>11450</text:p>
          </table:table-cell>
          <table:table-cell office:value-type="float" office:value="1.716" calcext:value-type="float">
            <text:p>1,716</text:p>
          </table:table-cell>
          <table:table-cell office:value-type="float" office:value="40213.7650310522" calcext:value-type="float">
            <text:p>40213,7650310522</text:p>
          </table:table-cell>
          <table:table-cell table:formula="of:=([.D459]-[.D458])/[.D458]*100" office:value-type="float" office:value="0" calcext:value-type="float">
            <text:p>0,00</text:p>
          </table:table-cell>
          <table:table-cell table:formula="of:=([.D459]-[.$D$501])/[.$D$501]*100" office:value-type="float" office:value="1.39889362989414" calcext:value-type="float">
            <text:p>1,40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1475" calcext:value-type="float">
            <text:p>11475</text:p>
          </table:table-cell>
          <table:table-cell office:value-type="float" office:value="1.719" calcext:value-type="float">
            <text:p>1,719</text:p>
          </table:table-cell>
          <table:table-cell office:value-type="float" office:value="40111.7478536835" calcext:value-type="float">
            <text:p>40111,7478536835</text:p>
          </table:table-cell>
          <table:table-cell table:formula="of:=([.D460]-[.D459])/[.D459]*100" office:value-type="float" office:value="-0.253687207079288" calcext:value-type="float">
            <text:p>-0,25</text:p>
          </table:table-cell>
          <table:table-cell table:formula="of:=([.D460]-[.$D$501])/[.$D$501]*100" office:value-type="float" office:value="1.14165760863517" calcext:value-type="float">
            <text:p>1,14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1500" calcext:value-type="float">
            <text:p>11500</text:p>
          </table:table-cell>
          <table:table-cell office:value-type="float" office:value="1.721" calcext:value-type="float">
            <text:p>1,721</text:p>
          </table:table-cell>
          <table:table-cell office:value-type="float" office:value="40111.7478536835" calcext:value-type="float">
            <text:p>40111,7478536835</text:p>
          </table:table-cell>
          <table:table-cell table:formula="of:=([.D461]-[.D460])/[.D460]*100" office:value-type="float" office:value="0" calcext:value-type="float">
            <text:p>0,00</text:p>
          </table:table-cell>
          <table:table-cell table:formula="of:=([.D461]-[.$D$501])/[.$D$501]*100" office:value-type="float" office:value="1.14165760863517" calcext:value-type="float">
            <text:p>1,14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1525" calcext:value-type="float">
            <text:p>11525</text:p>
          </table:table-cell>
          <table:table-cell office:value-type="float" office:value="1.724" calcext:value-type="float">
            <text:p>1,724</text:p>
          </table:table-cell>
          <table:table-cell office:value-type="float" office:value="40111.7478536835" calcext:value-type="float">
            <text:p>40111,7478536835</text:p>
          </table:table-cell>
          <table:table-cell table:formula="of:=([.D462]-[.D461])/[.D461]*100" office:value-type="float" office:value="0" calcext:value-type="float">
            <text:p>0,00</text:p>
          </table:table-cell>
          <table:table-cell table:formula="of:=([.D462]-[.$D$501])/[.$D$501]*100" office:value-type="float" office:value="1.14165760863517" calcext:value-type="float">
            <text:p>1,14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1550" calcext:value-type="float">
            <text:p>11550</text:p>
          </table:table-cell>
          <table:table-cell office:value-type="float" office:value="1.727" calcext:value-type="float">
            <text:p>1,727</text:p>
          </table:table-cell>
          <table:table-cell office:value-type="float" office:value="40058.9573072345" calcext:value-type="float">
            <text:p>40058,9573072345</text:p>
          </table:table-cell>
          <table:table-cell table:formula="of:=([.D463]-[.D462])/[.D462]*100" office:value-type="float" office:value="-0.131608691402622" calcext:value-type="float">
            <text:p>-0,13</text:p>
          </table:table-cell>
          <table:table-cell table:formula="of:=([.D463]-[.$D$501])/[.$D$501]*100" office:value-type="float" office:value="1.00854639659352" calcext:value-type="float">
            <text:p>1,01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1575" calcext:value-type="float">
            <text:p>11575</text:p>
          </table:table-cell>
          <table:table-cell office:value-type="float" office:value="1.73" calcext:value-type="float">
            <text:p>1,73</text:p>
          </table:table-cell>
          <table:table-cell office:value-type="float" office:value="40058.9573072345" calcext:value-type="float">
            <text:p>40058,9573072345</text:p>
          </table:table-cell>
          <table:table-cell table:formula="of:=([.D464]-[.D463])/[.D463]*100" office:value-type="float" office:value="0" calcext:value-type="float">
            <text:p>0,00</text:p>
          </table:table-cell>
          <table:table-cell table:formula="of:=([.D464]-[.$D$501])/[.$D$501]*100" office:value-type="float" office:value="1.00854639659352" calcext:value-type="float">
            <text:p>1,01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1600" calcext:value-type="float">
            <text:p>11600</text:p>
          </table:table-cell>
          <table:table-cell office:value-type="float" office:value="1.732" calcext:value-type="float">
            <text:p>1,732</text:p>
          </table:table-cell>
          <table:table-cell office:value-type="float" office:value="40058.9573072345" calcext:value-type="float">
            <text:p>40058,9573072345</text:p>
          </table:table-cell>
          <table:table-cell table:formula="of:=([.D465]-[.D464])/[.D464]*100" office:value-type="float" office:value="0" calcext:value-type="float">
            <text:p>0,00</text:p>
          </table:table-cell>
          <table:table-cell table:formula="of:=([.D465]-[.$D$501])/[.$D$501]*100" office:value-type="float" office:value="1.00854639659352" calcext:value-type="float">
            <text:p>1,01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1625" calcext:value-type="float">
            <text:p>11625</text:p>
          </table:table-cell>
          <table:table-cell office:value-type="float" office:value="1.735" calcext:value-type="float">
            <text:p>1,735</text:p>
          </table:table-cell>
          <table:table-cell office:value-type="float" office:value="40058.9573072345" calcext:value-type="float">
            <text:p>40058,9573072345</text:p>
          </table:table-cell>
          <table:table-cell table:formula="of:=([.D466]-[.D465])/[.D465]*100" office:value-type="float" office:value="0" calcext:value-type="float">
            <text:p>0,00</text:p>
          </table:table-cell>
          <table:table-cell table:formula="of:=([.D466]-[.$D$501])/[.$D$501]*100" office:value-type="float" office:value="1.00854639659352" calcext:value-type="float">
            <text:p>1,01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1650" calcext:value-type="float">
            <text:p>11650</text:p>
          </table:table-cell>
          <table:table-cell office:value-type="float" office:value="1.738" calcext:value-type="float">
            <text:p>1,738</text:p>
          </table:table-cell>
          <table:table-cell office:value-type="float" office:value="40058.9573072345" calcext:value-type="float">
            <text:p>40058,9573072345</text:p>
          </table:table-cell>
          <table:table-cell table:formula="of:=([.D467]-[.D466])/[.D466]*100" office:value-type="float" office:value="0" calcext:value-type="float">
            <text:p>0,00</text:p>
          </table:table-cell>
          <table:table-cell table:formula="of:=([.D467]-[.$D$501])/[.$D$501]*100" office:value-type="float" office:value="1.00854639659352" calcext:value-type="float">
            <text:p>1,01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1675" calcext:value-type="float">
            <text:p>11675</text:p>
          </table:table-cell>
          <table:table-cell office:value-type="float" office:value="1.741" calcext:value-type="float">
            <text:p>1,741</text:p>
          </table:table-cell>
          <table:table-cell office:value-type="float" office:value="40058.9573072345" calcext:value-type="float">
            <text:p>40058,9573072345</text:p>
          </table:table-cell>
          <table:table-cell table:formula="of:=([.D468]-[.D467])/[.D467]*100" office:value-type="float" office:value="0" calcext:value-type="float">
            <text:p>0,00</text:p>
          </table:table-cell>
          <table:table-cell table:formula="of:=([.D468]-[.$D$501])/[.$D$501]*100" office:value-type="float" office:value="1.00854639659352" calcext:value-type="float">
            <text:p>1,01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1700" calcext:value-type="float">
            <text:p>11700</text:p>
          </table:table-cell>
          <table:table-cell office:value-type="float" office:value="1.743" calcext:value-type="float">
            <text:p>1,743</text:p>
          </table:table-cell>
          <table:table-cell office:value-type="float" office:value="39957.4132734384" calcext:value-type="float">
            <text:p>39957,4132734384</text:p>
          </table:table-cell>
          <table:table-cell table:formula="of:=([.D469]-[.D468])/[.D468]*100" office:value-type="float" office:value="-0.253486462508977" calcext:value-type="float">
            <text:p>-0,25</text:p>
          </table:table-cell>
          <table:table-cell table:formula="of:=([.D469]-[.$D$501])/[.$D$501]*100" office:value-type="float" office:value="0.752503405501057" calcext:value-type="float">
            <text:p>0,75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1725" calcext:value-type="float">
            <text:p>11725</text:p>
          </table:table-cell>
          <table:table-cell office:value-type="float" office:value="1.746" calcext:value-type="float">
            <text:p>1,746</text:p>
          </table:table-cell>
          <table:table-cell office:value-type="float" office:value="39957.4132734384" calcext:value-type="float">
            <text:p>39957,4132734384</text:p>
          </table:table-cell>
          <table:table-cell table:formula="of:=([.D470]-[.D469])/[.D469]*100" office:value-type="float" office:value="0" calcext:value-type="float">
            <text:p>0,00</text:p>
          </table:table-cell>
          <table:table-cell table:formula="of:=([.D470]-[.$D$501])/[.$D$501]*100" office:value-type="float" office:value="0.752503405501057" calcext:value-type="float">
            <text:p>0,75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1750" calcext:value-type="float">
            <text:p>11750</text:p>
          </table:table-cell>
          <table:table-cell office:value-type="float" office:value="1.749" calcext:value-type="float">
            <text:p>1,749</text:p>
          </table:table-cell>
          <table:table-cell office:value-type="float" office:value="39957.4132734384" calcext:value-type="float">
            <text:p>39957,4132734384</text:p>
          </table:table-cell>
          <table:table-cell table:formula="of:=([.D471]-[.D470])/[.D470]*100" office:value-type="float" office:value="0" calcext:value-type="float">
            <text:p>0,00</text:p>
          </table:table-cell>
          <table:table-cell table:formula="of:=([.D471]-[.$D$501])/[.$D$501]*100" office:value-type="float" office:value="0.752503405501057" calcext:value-type="float">
            <text:p>0,75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1775" calcext:value-type="float">
            <text:p>11775</text:p>
          </table:table-cell>
          <table:table-cell office:value-type="float" office:value="1.752" calcext:value-type="float">
            <text:p>1,752</text:p>
          </table:table-cell>
          <table:table-cell office:value-type="float" office:value="39957.4132734384" calcext:value-type="float">
            <text:p>39957,4132734384</text:p>
          </table:table-cell>
          <table:table-cell table:formula="of:=([.D472]-[.D471])/[.D471]*100" office:value-type="float" office:value="0" calcext:value-type="float">
            <text:p>0,00</text:p>
          </table:table-cell>
          <table:table-cell table:formula="of:=([.D472]-[.$D$501])/[.$D$501]*100" office:value-type="float" office:value="0.752503405501057" calcext:value-type="float">
            <text:p>0,75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1800" calcext:value-type="float">
            <text:p>11800</text:p>
          </table:table-cell>
          <table:table-cell office:value-type="float" office:value="1.755" calcext:value-type="float">
            <text:p>1,755</text:p>
          </table:table-cell>
          <table:table-cell office:value-type="float" office:value="39957.4132734384" calcext:value-type="float">
            <text:p>39957,4132734384</text:p>
          </table:table-cell>
          <table:table-cell table:formula="of:=([.D473]-[.D472])/[.D472]*100" office:value-type="float" office:value="0" calcext:value-type="float">
            <text:p>0,00</text:p>
          </table:table-cell>
          <table:table-cell table:formula="of:=([.D473]-[.$D$501])/[.$D$501]*100" office:value-type="float" office:value="0.752503405501057" calcext:value-type="float">
            <text:p>0,75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1825" calcext:value-type="float">
            <text:p>11825</text:p>
          </table:table-cell>
          <table:table-cell office:value-type="float" office:value="1.758" calcext:value-type="float">
            <text:p>1,758</text:p>
          </table:table-cell>
          <table:table-cell office:value-type="float" office:value="39957.4132734384" calcext:value-type="float">
            <text:p>39957,4132734384</text:p>
          </table:table-cell>
          <table:table-cell table:formula="of:=([.D474]-[.D473])/[.D473]*100" office:value-type="float" office:value="0" calcext:value-type="float">
            <text:p>0,00</text:p>
          </table:table-cell>
          <table:table-cell table:formula="of:=([.D474]-[.$D$501])/[.$D$501]*100" office:value-type="float" office:value="0.752503405501057" calcext:value-type="float">
            <text:p>0,75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1850" calcext:value-type="float">
            <text:p>11850</text:p>
          </table:table-cell>
          <table:table-cell office:value-type="float" office:value="1.761" calcext:value-type="float">
            <text:p>1,761</text:p>
          </table:table-cell>
          <table:table-cell office:value-type="float" office:value="39957.4132734384" calcext:value-type="float">
            <text:p>39957,4132734384</text:p>
          </table:table-cell>
          <table:table-cell table:formula="of:=([.D475]-[.D474])/[.D474]*100" office:value-type="float" office:value="0" calcext:value-type="float">
            <text:p>0,00</text:p>
          </table:table-cell>
          <table:table-cell table:formula="of:=([.D475]-[.$D$501])/[.$D$501]*100" office:value-type="float" office:value="0.752503405501057" calcext:value-type="float">
            <text:p>0,75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1875" calcext:value-type="float">
            <text:p>11875</text:p>
          </table:table-cell>
          <table:table-cell office:value-type="float" office:value="1.764" calcext:value-type="float">
            <text:p>1,764</text:p>
          </table:table-cell>
          <table:table-cell office:value-type="float" office:value="39957.4132734384" calcext:value-type="float">
            <text:p>39957,4132734384</text:p>
          </table:table-cell>
          <table:table-cell table:formula="of:=([.D476]-[.D475])/[.D475]*100" office:value-type="float" office:value="0" calcext:value-type="float">
            <text:p>0,00</text:p>
          </table:table-cell>
          <table:table-cell table:formula="of:=([.D476]-[.$D$501])/[.$D$501]*100" office:value-type="float" office:value="0.752503405501057" calcext:value-type="float">
            <text:p>0,75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1900" calcext:value-type="float">
            <text:p>11900</text:p>
          </table:table-cell>
          <table:table-cell office:value-type="float" office:value="1.766" calcext:value-type="float">
            <text:p>1,766</text:p>
          </table:table-cell>
          <table:table-cell office:value-type="float" office:value="39957.4132734384" calcext:value-type="float">
            <text:p>39957,4132734384</text:p>
          </table:table-cell>
          <table:table-cell table:formula="of:=([.D477]-[.D476])/[.D476]*100" office:value-type="float" office:value="0" calcext:value-type="float">
            <text:p>0,00</text:p>
          </table:table-cell>
          <table:table-cell table:formula="of:=([.D477]-[.$D$501])/[.$D$501]*100" office:value-type="float" office:value="0.752503405501057" calcext:value-type="float">
            <text:p>0,75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1925" calcext:value-type="float">
            <text:p>11925</text:p>
          </table:table-cell>
          <table:table-cell office:value-type="float" office:value="1.769" calcext:value-type="float">
            <text:p>1,769</text:p>
          </table:table-cell>
          <table:table-cell office:value-type="float" office:value="39921.5704762703" calcext:value-type="float">
            <text:p>39921,5704762703</text:p>
          </table:table-cell>
          <table:table-cell table:formula="of:=([.D478]-[.D477])/[.D477]*100" office:value-type="float" office:value="-0.0897024963124028" calcext:value-type="float">
            <text:p>-0,09</text:p>
          </table:table-cell>
          <table:table-cell table:formula="of:=([.D478]-[.$D$501])/[.$D$501]*100" office:value-type="float" office:value="0.662125894849084" calcext:value-type="float">
            <text:p>0,66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1950" calcext:value-type="float">
            <text:p>11950</text:p>
          </table:table-cell>
          <table:table-cell office:value-type="float" office:value="1.772" calcext:value-type="float">
            <text:p>1,772</text:p>
          </table:table-cell>
          <table:table-cell office:value-type="float" office:value="39856.8375723123" calcext:value-type="float">
            <text:p>39856,8375723123</text:p>
          </table:table-cell>
          <table:table-cell table:formula="of:=([.D479]-[.D478])/[.D478]*100" office:value-type="float" office:value="-0.162150193957027" calcext:value-type="float">
            <text:p>-0,16</text:p>
          </table:table-cell>
          <table:table-cell table:formula="of:=([.D479]-[.$D$501])/[.$D$501]*100" office:value-type="float" office:value="0.498902062469319" calcext:value-type="float">
            <text:p>0,50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1975" calcext:value-type="float">
            <text:p>11975</text:p>
          </table:table-cell>
          <table:table-cell office:value-type="float" office:value="1.775" calcext:value-type="float">
            <text:p>1,775</text:p>
          </table:table-cell>
          <table:table-cell office:value-type="float" office:value="39856.8375723123" calcext:value-type="float">
            <text:p>39856,8375723123</text:p>
          </table:table-cell>
          <table:table-cell table:formula="of:=([.D480]-[.D479])/[.D479]*100" office:value-type="float" office:value="0" calcext:value-type="float">
            <text:p>0,00</text:p>
          </table:table-cell>
          <table:table-cell table:formula="of:=([.D480]-[.$D$501])/[.$D$501]*100" office:value-type="float" office:value="0.498902062469319" calcext:value-type="float">
            <text:p>0,50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2000" calcext:value-type="float">
            <text:p>12000</text:p>
          </table:table-cell>
          <table:table-cell office:value-type="float" office:value="1.777" calcext:value-type="float">
            <text:p>1,777</text:p>
          </table:table-cell>
          <table:table-cell office:value-type="float" office:value="39856.8375723123" calcext:value-type="float">
            <text:p>39856,8375723123</text:p>
          </table:table-cell>
          <table:table-cell table:formula="of:=([.D481]-[.D480])/[.D480]*100" office:value-type="float" office:value="0" calcext:value-type="float">
            <text:p>0,00</text:p>
          </table:table-cell>
          <table:table-cell table:formula="of:=([.D481]-[.$D$501])/[.$D$501]*100" office:value-type="float" office:value="0.498902062469319" calcext:value-type="float">
            <text:p>0,50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2025" calcext:value-type="float">
            <text:p>12025</text:p>
          </table:table-cell>
          <table:table-cell office:value-type="float" office:value="1.78" calcext:value-type="float">
            <text:p>1,78</text:p>
          </table:table-cell>
          <table:table-cell office:value-type="float" office:value="39856.8375723123" calcext:value-type="float">
            <text:p>39856,8375723123</text:p>
          </table:table-cell>
          <table:table-cell table:formula="of:=([.D482]-[.D481])/[.D481]*100" office:value-type="float" office:value="0" calcext:value-type="float">
            <text:p>0,00</text:p>
          </table:table-cell>
          <table:table-cell table:formula="of:=([.D482]-[.$D$501])/[.$D$501]*100" office:value-type="float" office:value="0.498902062469319" calcext:value-type="float">
            <text:p>0,50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2050" calcext:value-type="float">
            <text:p>12050</text:p>
          </table:table-cell>
          <table:table-cell office:value-type="float" office:value="1.783" calcext:value-type="float">
            <text:p>1,783</text:p>
          </table:table-cell>
          <table:table-cell office:value-type="float" office:value="39856.8375723123" calcext:value-type="float">
            <text:p>39856,8375723123</text:p>
          </table:table-cell>
          <table:table-cell table:formula="of:=([.D483]-[.D482])/[.D482]*100" office:value-type="float" office:value="0" calcext:value-type="float">
            <text:p>0,00</text:p>
          </table:table-cell>
          <table:table-cell table:formula="of:=([.D483]-[.$D$501])/[.$D$501]*100" office:value-type="float" office:value="0.498902062469319" calcext:value-type="float">
            <text:p>0,50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2075" calcext:value-type="float">
            <text:p>12075</text:p>
          </table:table-cell>
          <table:table-cell office:value-type="float" office:value="1.785" calcext:value-type="float">
            <text:p>1,785</text:p>
          </table:table-cell>
          <table:table-cell office:value-type="float" office:value="39845.2780954489" calcext:value-type="float">
            <text:p>39845,2780954489</text:p>
          </table:table-cell>
          <table:table-cell table:formula="of:=([.D484]-[.D483])/[.D483]*100" office:value-type="float" office:value="-0.0290024938442208" calcext:value-type="float">
            <text:p>-0,03</text:p>
          </table:table-cell>
          <table:table-cell table:formula="of:=([.D484]-[.$D$501])/[.$D$501]*100" office:value-type="float" office:value="0.469754874585142" calcext:value-type="float">
            <text:p>0,47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2100" calcext:value-type="float">
            <text:p>12100</text:p>
          </table:table-cell>
          <table:table-cell office:value-type="float" office:value="1.788" calcext:value-type="float">
            <text:p>1,788</text:p>
          </table:table-cell>
          <table:table-cell office:value-type="float" office:value="39845.2780954489" calcext:value-type="float">
            <text:p>39845,2780954489</text:p>
          </table:table-cell>
          <table:table-cell table:formula="of:=([.D485]-[.D484])/[.D484]*100" office:value-type="float" office:value="0" calcext:value-type="float">
            <text:p>0,00</text:p>
          </table:table-cell>
          <table:table-cell table:formula="of:=([.D485]-[.$D$501])/[.$D$501]*100" office:value-type="float" office:value="0.469754874585142" calcext:value-type="float">
            <text:p>0,47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2125" calcext:value-type="float">
            <text:p>12125</text:p>
          </table:table-cell>
          <table:table-cell office:value-type="float" office:value="1.791" calcext:value-type="float">
            <text:p>1,791</text:p>
          </table:table-cell>
          <table:table-cell office:value-type="float" office:value="39845.2780954489" calcext:value-type="float">
            <text:p>39845,2780954489</text:p>
          </table:table-cell>
          <table:table-cell table:formula="of:=([.D486]-[.D485])/[.D485]*100" office:value-type="float" office:value="0" calcext:value-type="float">
            <text:p>0,00</text:p>
          </table:table-cell>
          <table:table-cell table:formula="of:=([.D486]-[.$D$501])/[.$D$501]*100" office:value-type="float" office:value="0.469754874585142" calcext:value-type="float">
            <text:p>0,47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2150" calcext:value-type="float">
            <text:p>12150</text:p>
          </table:table-cell>
          <table:table-cell office:value-type="float" office:value="1.794" calcext:value-type="float">
            <text:p>1,794</text:p>
          </table:table-cell>
          <table:table-cell office:value-type="float" office:value="39827.067656287" calcext:value-type="float">
            <text:p>39827,067656287</text:p>
          </table:table-cell>
          <table:table-cell table:formula="of:=([.D487]-[.D486])/[.D486]*100" office:value-type="float" office:value="-0.0457028788160597" calcext:value-type="float">
            <text:p>-0,05</text:p>
          </table:table-cell>
          <table:table-cell table:formula="of:=([.D487]-[.$D$501])/[.$D$501]*100" office:value-type="float" office:value="0.423837304268018" calcext:value-type="float">
            <text:p>0,42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2175" calcext:value-type="float">
            <text:p>12175</text:p>
          </table:table-cell>
          <table:table-cell office:value-type="float" office:value="1.797" calcext:value-type="float">
            <text:p>1,797</text:p>
          </table:table-cell>
          <table:table-cell office:value-type="float" office:value="39827.067656287" calcext:value-type="float">
            <text:p>39827,067656287</text:p>
          </table:table-cell>
          <table:table-cell table:formula="of:=([.D488]-[.D487])/[.D487]*100" office:value-type="float" office:value="0" calcext:value-type="float">
            <text:p>0,00</text:p>
          </table:table-cell>
          <table:table-cell table:formula="of:=([.D488]-[.$D$501])/[.$D$501]*100" office:value-type="float" office:value="0.423837304268018" calcext:value-type="float">
            <text:p>0,42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2200" calcext:value-type="float">
            <text:p>12200</text:p>
          </table:table-cell>
          <table:table-cell office:value-type="float" office:value="1.799" calcext:value-type="float">
            <text:p>1,799</text:p>
          </table:table-cell>
          <table:table-cell office:value-type="float" office:value="39827.067656287" calcext:value-type="float">
            <text:p>39827,067656287</text:p>
          </table:table-cell>
          <table:table-cell table:formula="of:=([.D489]-[.D488])/[.D488]*100" office:value-type="float" office:value="0" calcext:value-type="float">
            <text:p>0,00</text:p>
          </table:table-cell>
          <table:table-cell table:formula="of:=([.D489]-[.$D$501])/[.$D$501]*100" office:value-type="float" office:value="0.423837304268018" calcext:value-type="float">
            <text:p>0,42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2225" calcext:value-type="float">
            <text:p>12225</text:p>
          </table:table-cell>
          <table:table-cell office:value-type="float" office:value="1.802" calcext:value-type="float">
            <text:p>1,802</text:p>
          </table:table-cell>
          <table:table-cell office:value-type="float" office:value="39711.6582907849" calcext:value-type="float">
            <text:p>39711,6582907849</text:p>
          </table:table-cell>
          <table:table-cell table:formula="of:=([.D490]-[.D489])/[.D489]*100" office:value-type="float" office:value="-0.289776205715413" calcext:value-type="float">
            <text:p>-0,29</text:p>
          </table:table-cell>
          <table:table-cell table:formula="of:=([.D490]-[.$D$501])/[.$D$501]*100" office:value-type="float" office:value="0.132832918893891" calcext:value-type="float">
            <text:p>0,13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2250" calcext:value-type="float">
            <text:p>12250</text:p>
          </table:table-cell>
          <table:table-cell office:value-type="float" office:value="1.805" calcext:value-type="float">
            <text:p>1,805</text:p>
          </table:table-cell>
          <table:table-cell office:value-type="float" office:value="39711.6582907849" calcext:value-type="float">
            <text:p>39711,6582907849</text:p>
          </table:table-cell>
          <table:table-cell table:formula="of:=([.D491]-[.D490])/[.D490]*100" office:value-type="float" office:value="0" calcext:value-type="float">
            <text:p>0,00</text:p>
          </table:table-cell>
          <table:table-cell table:formula="of:=([.D491]-[.$D$501])/[.$D$501]*100" office:value-type="float" office:value="0.132832918893891" calcext:value-type="float">
            <text:p>0,13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2275" calcext:value-type="float">
            <text:p>12275</text:p>
          </table:table-cell>
          <table:table-cell office:value-type="float" office:value="1.808" calcext:value-type="float">
            <text:p>1,808</text:p>
          </table:table-cell>
          <table:table-cell office:value-type="float" office:value="39658.9781125545" calcext:value-type="float">
            <text:p>39658,9781125545</text:p>
          </table:table-cell>
          <table:table-cell table:formula="of:=([.D492]-[.D491])/[.D491]*100" office:value-type="float" office:value="-0.132656707117718" calcext:value-type="float">
            <text:p>-0,13</text:p>
          </table:table-cell>
          <table:table-cell table:formula="of:=([.D492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2300" calcext:value-type="float">
            <text:p>12300</text:p>
          </table:table-cell>
          <table:table-cell office:value-type="float" office:value="1.81" calcext:value-type="float">
            <text:p>1,81</text:p>
          </table:table-cell>
          <table:table-cell office:value-type="float" office:value="39658.9781125545" calcext:value-type="float">
            <text:p>39658,9781125545</text:p>
          </table:table-cell>
          <table:table-cell table:formula="of:=([.D493]-[.D492])/[.D492]*100" office:value-type="float" office:value="0" calcext:value-type="float">
            <text:p>0,00</text:p>
          </table:table-cell>
          <table:table-cell table:formula="of:=([.D493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2325" calcext:value-type="float">
            <text:p>12325</text:p>
          </table:table-cell>
          <table:table-cell office:value-type="float" office:value="1.813" calcext:value-type="float">
            <text:p>1,813</text:p>
          </table:table-cell>
          <table:table-cell office:value-type="float" office:value="39658.9781125545" calcext:value-type="float">
            <text:p>39658,9781125545</text:p>
          </table:table-cell>
          <table:table-cell table:formula="of:=([.D494]-[.D493])/[.D493]*100" office:value-type="float" office:value="0" calcext:value-type="float">
            <text:p>0,00</text:p>
          </table:table-cell>
          <table:table-cell table:formula="of:=([.D494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2350" calcext:value-type="float">
            <text:p>12350</text:p>
          </table:table-cell>
          <table:table-cell office:value-type="float" office:value="1.816" calcext:value-type="float">
            <text:p>1,816</text:p>
          </table:table-cell>
          <table:table-cell office:value-type="float" office:value="39658.9781125545" calcext:value-type="float">
            <text:p>39658,9781125545</text:p>
          </table:table-cell>
          <table:table-cell table:formula="of:=([.D495]-[.D494])/[.D494]*100" office:value-type="float" office:value="0" calcext:value-type="float">
            <text:p>0,00</text:p>
          </table:table-cell>
          <table:table-cell table:formula="of:=([.D495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2375" calcext:value-type="float">
            <text:p>12375</text:p>
          </table:table-cell>
          <table:table-cell office:value-type="float" office:value="1.819" calcext:value-type="float">
            <text:p>1,819</text:p>
          </table:table-cell>
          <table:table-cell office:value-type="float" office:value="39658.9781125545" calcext:value-type="float">
            <text:p>39658,9781125545</text:p>
          </table:table-cell>
          <table:table-cell table:formula="of:=([.D496]-[.D495])/[.D495]*100" office:value-type="float" office:value="0" calcext:value-type="float">
            <text:p>0,00</text:p>
          </table:table-cell>
          <table:table-cell table:formula="of:=([.D496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2400" calcext:value-type="float">
            <text:p>12400</text:p>
          </table:table-cell>
          <table:table-cell office:value-type="float" office:value="1.822" calcext:value-type="float">
            <text:p>1,822</text:p>
          </table:table-cell>
          <table:table-cell office:value-type="float" office:value="39658.9781125545" calcext:value-type="float">
            <text:p>39658,9781125545</text:p>
          </table:table-cell>
          <table:table-cell table:formula="of:=([.D497]-[.D496])/[.D496]*100" office:value-type="float" office:value="0" calcext:value-type="float">
            <text:p>0,00</text:p>
          </table:table-cell>
          <table:table-cell table:formula="of:=([.D497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2425" calcext:value-type="float">
            <text:p>12425</text:p>
          </table:table-cell>
          <table:table-cell office:value-type="float" office:value="1.825" calcext:value-type="float">
            <text:p>1,825</text:p>
          </table:table-cell>
          <table:table-cell office:value-type="float" office:value="39658.9781125545" calcext:value-type="float">
            <text:p>39658,9781125545</text:p>
          </table:table-cell>
          <table:table-cell table:formula="of:=([.D498]-[.D497])/[.D497]*100" office:value-type="float" office:value="0" calcext:value-type="float">
            <text:p>0,00</text:p>
          </table:table-cell>
          <table:table-cell table:formula="of:=([.D498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2450" calcext:value-type="float">
            <text:p>12450</text:p>
          </table:table-cell>
          <table:table-cell office:value-type="float" office:value="1.828" calcext:value-type="float">
            <text:p>1,828</text:p>
          </table:table-cell>
          <table:table-cell office:value-type="float" office:value="39658.9781125545" calcext:value-type="float">
            <text:p>39658,9781125545</text:p>
          </table:table-cell>
          <table:table-cell table:formula="of:=([.D499]-[.D498])/[.D498]*100" office:value-type="float" office:value="0" calcext:value-type="float">
            <text:p>0,00</text:p>
          </table:table-cell>
          <table:table-cell table:formula="of:=([.D499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2475" calcext:value-type="float">
            <text:p>12475</text:p>
          </table:table-cell>
          <table:table-cell office:value-type="float" office:value="1.83" calcext:value-type="float">
            <text:p>1,83</text:p>
          </table:table-cell>
          <table:table-cell office:value-type="float" office:value="39658.9781125545" calcext:value-type="float">
            <text:p>39658,9781125545</text:p>
          </table:table-cell>
          <table:table-cell table:formula="of:=([.D500]-[.D499])/[.D499]*100" office:value-type="float" office:value="0" calcext:value-type="float">
            <text:p>0,00</text:p>
          </table:table-cell>
          <table:table-cell table:formula="of:=([.D500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500" calcext:value-type="float">
            <text:p>12500</text:p>
          </table:table-cell>
          <table:table-cell office:value-type="float" office:value="1.833" calcext:value-type="float">
            <text:p>1,833</text:p>
          </table:table-cell>
          <table:table-cell office:value-type="float" office:value="39658.9781125545" calcext:value-type="float">
            <text:p>39658,9781125545</text:p>
          </table:table-cell>
          <table:table-cell table:formula="of:=([.D501]-[.D500])/[.D500]*100" office:value-type="float" office:value="0" calcext:value-type="float">
            <text:p>0,00</text:p>
          </table:table-cell>
          <table:table-cell table:formula="of:=([.D501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 table:number-rows-repeated="104807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5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6-25T17:15:21.395951939</dc:date>
    <meta:editing-duration>PT38S</meta:editing-duration>
    <meta:editing-cycles>1</meta:editing-cycles>
    <meta:document-statistic meta:table-count="1" meta:cell-count="3010" meta:object-count="0"/>
    <meta:generator>LibreOffice/7.0.6.2$Linux_X86_64 LibreOffice_project/00$Build-2</meta:generator>
  </office:meta>
</office:document-meta>
</file>